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2.3807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1.9083in"/>
    </style:style>
    <style:style style:name="co13" style:family="table-column">
      <style:table-column-properties fo:break-before="auto" style:column-width="1.9728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wrap-option="wrap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>
      <style:table-cell-properties fo:border-bottom="none" fo:border-left="none" fo:border-right="none" fo:border-top="0.99pt solid #000000"/>
    </style:style>
    <style:style style:name="ce17" style:family="table-cell" style:parent-style-name="Pivot_20_Table_20_Value">
      <style:table-cell-properties fo:border-bottom="0.99pt solid #000000" fo:border-left="none" fo:border-right="none" fo:border-top="none"/>
    </style:style>
    <style:style style:name="ce18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none"/>
    </style:style>
    <style:style style:name="ce21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30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31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32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33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34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35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36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38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4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2" style:family="table-cell" style:parent-style-name="Pivot_20_Table_20_Value" style:data-style-name="N11">
      <style:table-cell-properties fo:border-bottom="none" fo:border-left="0.99pt solid #000000" fo:border-right="2.01pt solid #000000" fo:border-top="0.99pt solid #000000"/>
    </style:style>
    <style:style style:name="ce43" style:family="table-cell" style:parent-style-name="Pivot_20_Table_20_Value" style:data-style-name="N11">
      <style:table-cell-properties fo:border-bottom="none" fo:border-left="0.99pt solid #000000" fo:border-right="2.01pt solid #000000" fo:border-top="none"/>
    </style:style>
    <style:style style:name="ce44" style:family="table-cell" style:parent-style-name="Pivot_20_Table_20_Value" style:data-style-name="N11">
      <style:table-cell-properties fo:border-bottom="0.99pt solid #000000" fo:border-left="0.99pt solid #000000" fo:border-right="2.01pt solid #000000" fo:border-top="none"/>
    </style:style>
    <style:style style:name="ce4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nline Sales 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Transaction 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oduct Category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Units Sold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Revenu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ayment Method</text:p>
          </table:table-cell>
          <table:table-cell/>
          <table:table-cell table:style-name="ce2" office:value-type="string" calcext:value-type="string">
            <text:p>Receita Esperada (preço unitario * unidades)</text:p>
          </table:table-cell>
          <table:table-cell table:style-name="ce2" office:value-type="string" calcext:value-type="string">
            <text:p>Desconto (Total revenue – Receita esperada)</text:p>
          </table:table-cell>
          <table:table-cell table:number-columns-repeated="4"/>
        </table:table-row>
        <table:table-row table:style-name="ro2">
          <table:table-cell office:value-type="float" office:value="10001" calcext:value-type="float">
            <text:p>10001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iPhone 14 Pro</text:p>
          </table:table-cell>
          <table:table-cell office:value-type="float" office:value="2" calcext:value-type="float">
            <text:p>2</text:p>
          </table:table-cell>
          <table:table-cell office:value-type="float" office:value="999.99" calcext:value-type="float">
            <text:p>999.99</text:p>
          </table:table-cell>
          <table:table-cell office:value-type="float" office:value="1999.98" calcext:value-type="float">
            <text:p>199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]*[.F2]" office:value-type="float" office:value="1999.98" calcext:value-type="float">
            <text:p>1999.98</text:p>
          </table:table-cell>
          <table:table-cell table:formula="of:=[.G2]-[.K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02" calcext:value-type="float">
            <text:p>10002</text:p>
          </table:table-cell>
          <table:table-cell office:value-type="date" office:date-value="2024-01-02" calcext:value-type="date">
            <text:p>2024-01-02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Dyson V11 Vacu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9.99" calcext:value-type="float">
            <text:p>49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3]*[.F3]" office:value-type="float" office:value="499.99" calcext:value-type="float">
            <text:p>499.99</text:p>
          </table:table-cell>
          <table:table-cell table:formula="of:=[.G3]-[.K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03" calcext:value-type="float">
            <text:p>10003</text:p>
          </table:table-cell>
          <table:table-cell office:value-type="date" office:date-value="2024-01-03" calcext:value-type="date">
            <text:p>2024-01-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evi's 501 Jeans</text:p>
          </table:table-cell>
          <table:table-cell office:value-type="float" office:value="3" calcext:value-type="float">
            <text:p>3</text:p>
          </table:table-cell>
          <table:table-cell office:value-type="float" office:value="69.99" calcext:value-type="float">
            <text:p>69.99</text:p>
          </table:table-cell>
          <table:table-cell office:value-type="float" office:value="209.97" calcext:value-type="float">
            <text:p>20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4]*[.F4]" office:value-type="float" office:value="209.97" calcext:value-type="float">
            <text:p>209.97</text:p>
          </table:table-cell>
          <table:table-cell table:formula="of:=[.G4]-[.K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04" calcext:value-type="float">
            <text:p>10004</text:p>
          </table:table-cell>
          <table:table-cell office:value-type="date" office:date-value="2024-01-04" calcext:value-type="date">
            <text:p>2024-01-04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Da Vinci Code</text:p>
          </table:table-cell>
          <table:table-cell office:value-type="float" office:value="4" calcext:value-type="float">
            <text:p>4</text:p>
          </table:table-cell>
          <table:table-cell office:value-type="float" office:value="15.99" calcext:value-type="float">
            <text:p>15.99</text:p>
          </table:table-cell>
          <table:table-cell office:value-type="float" office:value="63.96" calcext:value-type="float">
            <text:p>63.9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5]*[.F5]" office:value-type="float" office:value="63.96" calcext:value-type="float">
            <text:p>63.96</text:p>
          </table:table-cell>
          <table:table-cell table:formula="of:=[.G5]-[.K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05" calcext:value-type="float">
            <text:p>10005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Neutrogena Skincare 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.99" calcext:value-type="float">
            <text:p>8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6]*[.F6]" office:value-type="float" office:value="89.99" calcext:value-type="float">
            <text:p>89.99</text:p>
          </table:table-cell>
          <table:table-cell table:formula="of:=[.G6]-[.K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06" calcext:value-type="float">
            <text:p>10006</text:p>
          </table:table-cell>
          <table:table-cell office:value-type="date" office:date-value="2024-01-06" calcext:value-type="date">
            <text:p>2024-01-06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Wilson Evolution Basketball</text:p>
          </table:table-cell>
          <table:table-cell office:value-type="float" office:value="5" calcext:value-type="float">
            <text:p>5</text:p>
          </table:table-cell>
          <table:table-cell office:value-type="float" office:value="29.99" calcext:value-type="float">
            <text:p>29.99</text:p>
          </table:table-cell>
          <table:table-cell office:value-type="float" office:value="149.95" calcext:value-type="float">
            <text:p>149.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7]*[.F7]" office:value-type="float" office:value="149.95" calcext:value-type="float">
            <text:p>149.95</text:p>
          </table:table-cell>
          <table:table-cell table:formula="of:=[.G7]-[.K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07" calcext:value-type="float">
            <text:p>10007</text:p>
          </table:table-cell>
          <table:table-cell office:value-type="date" office:date-value="2024-01-07" calcext:value-type="date">
            <text:p>2024-01-07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MacBook Pro 16-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9.99" calcext:value-type="float">
            <text:p>24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8]*[.F8]" office:value-type="float" office:value="2499.99" calcext:value-type="float">
            <text:p>2499.99</text:p>
          </table:table-cell>
          <table:table-cell table:formula="of:=[.G8]-[.K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 Houve Algum desconto?</text:p>
          </table:table-cell>
        </table:table-row>
        <table:table-row table:style-name="ro2">
          <table:table-cell office:value-type="float" office:value="10008" calcext:value-type="float">
            <text:p>10008</text:p>
          </table:table-cell>
          <table:table-cell office:value-type="date" office:date-value="2024-01-08" calcext:value-type="date">
            <text:p>2024-01-08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Blueair Classic 480i</text:p>
          </table:table-cell>
          <table:table-cell office:value-type="float" office:value="2" calcext:value-type="float">
            <text:p>2</text:p>
          </table:table-cell>
          <table:table-cell office:value-type="float" office:value="599.99" calcext:value-type="float">
            <text:p>599.99</text:p>
          </table:table-cell>
          <table:table-cell office:value-type="float" office:value="1199.98" calcext:value-type="float">
            <text:p>119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9]*[.F9]" office:value-type="float" office:value="1199.98" calcext:value-type="float">
            <text:p>1199.98</text:p>
          </table:table-cell>
          <table:table-cell table:formula="of:=[.G9]-[.K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 Qual tipo de pagamento devemos ter mais atenção</text:p>
          </table:table-cell>
        </table:table-row>
        <table:table-row table:style-name="ro2">
          <table:table-cell office:value-type="float" office:value="10009" calcext:value-type="float">
            <text:p>10009</text:p>
          </table:table-cell>
          <table:table-cell office:value-type="date" office:date-value="2024-01-09" calcext:value-type="date">
            <text:p>2024-01-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ike Air Force 1</text:p>
          </table:table-cell>
          <table:table-cell office:value-type="float" office:value="6" calcext:value-type="float">
            <text:p>6</text:p>
          </table:table-cell>
          <table:table-cell office:value-type="float" office:value="89.99" calcext:value-type="float">
            <text:p>89.99</text:p>
          </table:table-cell>
          <table:table-cell office:value-type="float" office:value="539.94" calcext:value-type="float">
            <text:p>539.9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0]*[.F10]" office:value-type="float" office:value="539.94" calcext:value-type="float">
            <text:p>539.94</text:p>
          </table:table-cell>
          <table:table-cell table:formula="of:=[.G10]-[.K1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- Existe diferença entre metodo de pagamento em diferentes regioes</text:p>
          </table:table-cell>
        </table:table-row>
        <table:table-row table:style-name="ro2">
          <table:table-cell office:value-type="float" office:value="10010" calcext:value-type="float">
            <text:p>10010</text:p>
          </table:table-cell>
          <table:table-cell office:value-type="date" office:date-value="2024-01-10" calcext:value-type="date">
            <text:p>2024-01-10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Dune by Frank Herbert</text:p>
          </table:table-cell>
          <table:table-cell office:value-type="float" office:value="2" calcext:value-type="float">
            <text:p>2</text:p>
          </table:table-cell>
          <table:table-cell office:value-type="float" office:value="25.99" calcext:value-type="float">
            <text:p>25.99</text:p>
          </table:table-cell>
          <table:table-cell office:value-type="float" office:value="51.98" calcext:value-type="float">
            <text:p>51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1]*[.F11]" office:value-type="float" office:value="51.98" calcext:value-type="float">
            <text:p>51.98</text:p>
          </table:table-cell>
          <table:table-cell table:formula="of:=[.G11]-[.K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4 -Existe algum produto que se diferencia em relação ao metodo de pagamento dos demas</text:p>
          </table:table-cell>
        </table:table-row>
        <table:table-row table:style-name="ro2">
          <table:table-cell office:value-type="float" office:value="10011" calcext:value-type="float">
            <text:p>10011</text:p>
          </table:table-cell>
          <table:table-cell office:value-type="date" office:date-value="2024-01-11" calcext:value-type="date">
            <text:p>2024-01-11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Chanel No. 5 Perfu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.99" calcext:value-type="float">
            <text:p>12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2]*[.F12]" office:value-type="float" office:value="129.99" calcext:value-type="float">
            <text:p>129.99</text:p>
          </table:table-cell>
          <table:table-cell table:formula="of:=[.G12]-[.K1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12" calcext:value-type="float">
            <text:p>10012</text:p>
          </table:table-cell>
          <table:table-cell office:value-type="date" office:date-value="2024-01-12" calcext:value-type="date">
            <text:p>2024-01-12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Babolat Pure Drive Tennis Racket</text:p>
          </table:table-cell>
          <table:table-cell office:value-type="float" office:value="3" calcext:value-type="float">
            <text:p>3</text:p>
          </table:table-cell>
          <table:table-cell office:value-type="float" office:value="199.99" calcext:value-type="float">
            <text:p>199.99</text:p>
          </table:table-cell>
          <table:table-cell office:value-type="float" office:value="599.97" calcext:value-type="float">
            <text:p>59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3]*[.F13]" office:value-type="float" office:value="599.97" calcext:value-type="float">
            <text:p>599.97</text:p>
          </table:table-cell>
          <table:table-cell table:formula="of:=[.G13]-[.K1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13" calcext:value-type="float">
            <text:p>10013</text:p>
          </table:table-cell>
          <table:table-cell office:value-type="date" office:date-value="2024-01-13" calcext:value-type="date">
            <text:p>2024-01-13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amsung Galaxy Tab S8</text:p>
          </table:table-cell>
          <table:table-cell office:value-type="float" office:value="2" calcext:value-type="float">
            <text:p>2</text:p>
          </table:table-cell>
          <table:table-cell office:value-type="float" office:value="749.99" calcext:value-type="float">
            <text:p>749.99</text:p>
          </table:table-cell>
          <table:table-cell office:value-type="float" office:value="1499.98" calcext:value-type="float">
            <text:p>149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4]*[.F14]" office:value-type="float" office:value="1499.98" calcext:value-type="float">
            <text:p>1499.98</text:p>
          </table:table-cell>
          <table:table-cell table:formula="of:=[.G14]-[.K1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spostas</text:p>
          </table:table-cell>
        </table:table-row>
        <table:table-row table:style-name="ro2">
          <table:table-cell office:value-type="float" office:value="10014" calcext:value-type="float">
            <text:p>10014</text:p>
          </table:table-cell>
          <table:table-cell office:value-type="date" office:date-value="2024-01-14" calcext:value-type="date">
            <text:p>2024-01-14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Keurig K-Elite Coffee Ma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9.99" calcext:value-type="float">
            <text:p>18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5]*[.F15]" office:value-type="float" office:value="189.99" calcext:value-type="float">
            <text:p>189.99</text:p>
          </table:table-cell>
          <table:table-cell table:formula="of:=[.G15]-[.K1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 Não. Resultado zero</text:p>
          </table:table-cell>
        </table:table-row>
        <table:table-row table:style-name="ro2">
          <table:table-cell office:value-type="float" office:value="10015" calcext:value-type="float">
            <text:p>10015</text:p>
          </table:table-cell>
          <table:table-cell office:value-type="date" office:date-value="2024-01-15" calcext:value-type="date">
            <text:p>2024-01-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orth Face Down Jacket</text:p>
          </table:table-cell>
          <table:table-cell office:value-type="float" office:value="2" calcext:value-type="float">
            <text:p>2</text:p>
          </table:table-cell>
          <table:table-cell office:value-type="float" office:value="249.99" calcext:value-type="float">
            <text:p>249.99</text:p>
          </table:table-cell>
          <table:table-cell office:value-type="float" office:value="499.98" calcext:value-type="float">
            <text:p>49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6]*[.F16]" office:value-type="float" office:value="499.98" calcext:value-type="float">
            <text:p>499.98</text:p>
          </table:table-cell>
          <table:table-cell table:formula="of:=[.G16]-[.K1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 -Credit Card (Pivot table)</text:p>
          </table:table-cell>
        </table:table-row>
        <table:table-row table:style-name="ro2">
          <table:table-cell office:value-type="float" office:value="10016" calcext:value-type="float">
            <text:p>10016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Salt, Fat, Acid, Heat by Samin Nosrat</text:p>
          </table:table-cell>
          <table:table-cell office:value-type="float" office:value="3" calcext:value-type="float">
            <text:p>3</text:p>
          </table:table-cell>
          <table:table-cell office:value-type="float" office:value="35.99" calcext:value-type="float">
            <text:p>35.99</text:p>
          </table:table-cell>
          <table:table-cell office:value-type="float" office:value="107.97" calcext:value-type="float">
            <text:p>107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7]*[.F17]" office:value-type="float" office:value="107.97" calcext:value-type="float">
            <text:p>107.97</text:p>
          </table:table-cell>
          <table:table-cell table:formula="of:=[.G17]-[.K17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 – Cartao de credito 1/3 na asia, 2/3 na america do norte. Debito 100% na asia e paypal 100% na europa</text:p>
          </table:table-cell>
        </table:table-row>
        <table:table-row table:style-name="ro2">
          <table:table-cell office:value-type="float" office:value="10017" calcext:value-type="float">
            <text:p>10017</text:p>
          </table:table-cell>
          <table:table-cell office:value-type="date" office:date-value="2024-01-17" calcext:value-type="date">
            <text:p>2024-01-17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Dyson Supersonic Hair Dry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.99" calcext:value-type="float">
            <text:p>39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8]*[.F18]" office:value-type="float" office:value="399.99" calcext:value-type="float">
            <text:p>399.99</text:p>
          </table:table-cell>
          <table:table-cell table:formula="of:=[.G18]-[.K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18" calcext:value-type="float">
            <text:p>10018</text:p>
          </table:table-cell>
          <table:table-cell office:value-type="date" office:date-value="2024-01-18" calcext:value-type="date">
            <text:p>2024-01-18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Manduka PRO Yoga Mat</text:p>
          </table:table-cell>
          <table:table-cell office:value-type="float" office:value="4" calcext:value-type="float">
            <text:p>4</text:p>
          </table:table-cell>
          <table:table-cell office:value-type="float" office:value="119.99" calcext:value-type="float">
            <text:p>119.99</text:p>
          </table:table-cell>
          <table:table-cell office:value-type="float" office:value="479.96" calcext:value-type="float">
            <text:p>479.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9]*[.F19]" office:value-type="float" office:value="479.96" calcext:value-type="float">
            <text:p>479.96</text:p>
          </table:table-cell>
          <table:table-cell table:formula="of:=[.G19]-[.K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19" calcext:value-type="float">
            <text:p>10019</text:p>
          </table:table-cell>
          <table:table-cell office:value-type="date" office:date-value="2024-01-19" calcext:value-type="date">
            <text:p>2024-01-19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Garmin Forerunner 945</text:p>
          </table:table-cell>
          <table:table-cell office:value-type="float" office:value="2" calcext:value-type="float">
            <text:p>2</text:p>
          </table:table-cell>
          <table:table-cell office:value-type="float" office:value="499.99" calcext:value-type="float">
            <text:p>499.99</text:p>
          </table:table-cell>
          <table:table-cell office:value-type="float" office:value="999.98" calcext:value-type="float">
            <text:p>99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0]*[.F20]" office:value-type="float" office:value="999.98" calcext:value-type="float">
            <text:p>999.98</text:p>
          </table:table-cell>
          <table:table-cell table:formula="of:=[.G20]-[.K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20" calcext:value-type="float">
            <text:p>10020</text:p>
          </table:table-cell>
          <table:table-cell office:value-type="date" office:date-value="2024-01-20" calcext:value-type="date">
            <text:p>2024-01-20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Ninja Professional Blen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1]*[.F21]" office:value-type="float" office:value="99.99" calcext:value-type="float">
            <text:p>99.99</text:p>
          </table:table-cell>
          <table:table-cell table:formula="of:=[.G21]-[.K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21" calcext:value-type="float">
            <text:p>10021</text:p>
          </table:table-cell>
          <table:table-cell office:value-type="date" office:date-value="2024-01-21" calcext:value-type="date">
            <text:p>2024-01-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Zara Summer Dress</text:p>
          </table:table-cell>
          <table:table-cell office:value-type="float" office:value="3" calcext:value-type="float">
            <text:p>3</text:p>
          </table:table-cell>
          <table:table-cell office:value-type="float" office:value="59.99" calcext:value-type="float">
            <text:p>59.99</text:p>
          </table:table-cell>
          <table:table-cell office:value-type="float" office:value="179.97" calcext:value-type="float">
            <text:p>17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22]*[.F22]" office:value-type="float" office:value="179.97" calcext:value-type="float">
            <text:p>179.97</text:p>
          </table:table-cell>
          <table:table-cell table:formula="of:=[.G22]-[.K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22" calcext:value-type="float">
            <text:p>10022</text:p>
          </table:table-cell>
          <table:table-cell office:value-type="date" office:date-value="2024-01-22" calcext:value-type="date">
            <text:p>2024-01-22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Gone Girl by Gillian Flynn</text:p>
          </table:table-cell>
          <table:table-cell office:value-type="float" office:value="2" calcext:value-type="float">
            <text:p>2</text:p>
          </table:table-cell>
          <table:table-cell office:value-type="float" office:value="22.99" calcext:value-type="float">
            <text:p>22.99</text:p>
          </table:table-cell>
          <table:table-cell office:value-type="float" office:value="45.98" calcext:value-type="float">
            <text:p>45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3]*[.F23]" office:value-type="float" office:value="45.98" calcext:value-type="float">
            <text:p>45.98</text:p>
          </table:table-cell>
          <table:table-cell table:formula="of:=[.G23]-[.K2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23" calcext:value-type="float">
            <text:p>10023</text:p>
          </table:table-cell>
          <table:table-cell office:value-type="date" office:date-value="2024-01-23" calcext:value-type="date">
            <text:p>2024-01-23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Olay Regenerist Face Cre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.99" calcext:value-type="float">
            <text:p>4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4]*[.F24]" office:value-type="float" office:value="49.99" calcext:value-type="float">
            <text:p>49.99</text:p>
          </table:table-cell>
          <table:table-cell table:formula="of:=[.G24]-[.K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24" calcext:value-type="float">
            <text:p>10024</text:p>
          </table:table-cell>
          <table:table-cell office:value-type="date" office:date-value="2024-01-24" calcext:value-type="date">
            <text:p>2024-01-24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didas FIFA World Cup Football</text:p>
          </table:table-cell>
          <table:table-cell office:value-type="float" office:value="3" calcext:value-type="float">
            <text:p>3</text:p>
          </table:table-cell>
          <table:table-cell office:value-type="float" office:value="29.99" calcext:value-type="float">
            <text:p>29.99</text:p>
          </table:table-cell>
          <table:table-cell office:value-type="float" office:value="89.97" calcext:value-type="float">
            <text:p>8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25]*[.F25]" office:value-type="float" office:value="89.97" calcext:value-type="float">
            <text:p>89.97</text:p>
          </table:table-cell>
          <table:table-cell table:formula="of:=[.G25]-[.K2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25" calcext:value-type="float">
            <text:p>10025</text:p>
          </table:table-cell>
          <table:table-cell office:value-type="date" office:date-value="2024-01-25" calcext:value-type="date">
            <text:p>2024-01-25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Bose QuietComfort 35 Headpho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9.99" calcext:value-type="float">
            <text:p>2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6]*[.F26]" office:value-type="float" office:value="299.99" calcext:value-type="float">
            <text:p>299.99</text:p>
          </table:table-cell>
          <table:table-cell table:formula="of:=[.G26]-[.K2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26" calcext:value-type="float">
            <text:p>10026</text:p>
          </table:table-cell>
          <table:table-cell office:value-type="date" office:date-value="2024-01-26" calcext:value-type="date">
            <text:p>2024-01-26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Panasonic NN-SN966S Microwa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.99" calcext:value-type="float">
            <text:p>17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7]*[.F27]" office:value-type="float" office:value="179.99" calcext:value-type="float">
            <text:p>179.99</text:p>
          </table:table-cell>
          <table:table-cell table:formula="of:=[.G27]-[.K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27" calcext:value-type="float">
            <text:p>10027</text:p>
          </table:table-cell>
          <table:table-cell office:value-type="date" office:date-value="2024-01-27" calcext:value-type="date">
            <text:p>2024-01-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didas Ultraboost Shoes</text:p>
          </table:table-cell>
          <table:table-cell office:value-type="float" office:value="2" calcext:value-type="float">
            <text:p>2</text:p>
          </table:table-cell>
          <table:table-cell office:value-type="float" office:value="179.99" calcext:value-type="float">
            <text:p>179.99</text:p>
          </table:table-cell>
          <table:table-cell office:value-type="float" office:value="359.98" calcext:value-type="float">
            <text:p>35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28]*[.F28]" office:value-type="float" office:value="359.98" calcext:value-type="float">
            <text:p>359.98</text:p>
          </table:table-cell>
          <table:table-cell table:formula="of:=[.G28]-[.K2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28" calcext:value-type="float">
            <text:p>10028</text:p>
          </table:table-cell>
          <table:table-cell office:value-type="date" office:date-value="2024-01-28" calcext:value-type="date">
            <text:p>2024-01-28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Pride and Prejudice by Jane Austen</text:p>
          </table:table-cell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38.97" calcext:value-type="float">
            <text:p>38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9]*[.F29]" office:value-type="float" office:value="38.97" calcext:value-type="float">
            <text:p>38.97</text:p>
          </table:table-cell>
          <table:table-cell table:formula="of:=[.G29]-[.K2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29" calcext:value-type="float">
            <text:p>10029</text:p>
          </table:table-cell>
          <table:table-cell office:value-type="date" office:date-value="2024-01-29" calcext:value-type="date">
            <text:p>2024-01-29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MAC Ruby Woo Lipsti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.99" calcext:value-type="float">
            <text:p>2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30]*[.F30]" office:value-type="float" office:value="29.99" calcext:value-type="float">
            <text:p>29.99</text:p>
          </table:table-cell>
          <table:table-cell table:formula="of:=[.G30]-[.K3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30" calcext:value-type="float">
            <text:p>10030</text:p>
          </table:table-cell>
          <table:table-cell office:value-type="date" office:date-value="2024-01-30" calcext:value-type="date">
            <text:p>2024-01-3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ike Air Zoom Pegasus 37</text:p>
          </table:table-cell>
          <table:table-cell office:value-type="float" office:value="2" calcext:value-type="float">
            <text:p>2</text:p>
          </table:table-cell>
          <table:table-cell office:value-type="float" office:value="129.99" calcext:value-type="float">
            <text:p>129.99</text:p>
          </table:table-cell>
          <table:table-cell office:value-type="float" office:value="259.98" calcext:value-type="float">
            <text:p>25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31]*[.F31]" office:value-type="float" office:value="259.98" calcext:value-type="float">
            <text:p>259.98</text:p>
          </table:table-cell>
          <table:table-cell table:formula="of:=[.G31]-[.K3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31" calcext:value-type="float">
            <text:p>10031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ony WH-1000XM4 Headphones</text:p>
          </table:table-cell>
          <table:table-cell office:value-type="float" office:value="2" calcext:value-type="float">
            <text:p>2</text:p>
          </table:table-cell>
          <table:table-cell office:value-type="float" office:value="349.99" calcext:value-type="float">
            <text:p>349.99</text:p>
          </table:table-cell>
          <table:table-cell office:value-type="float" office:value="699.98" calcext:value-type="float">
            <text:p>69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32]*[.F32]" office:value-type="float" office:value="699.98" calcext:value-type="float">
            <text:p>699.98</text:p>
          </table:table-cell>
          <table:table-cell table:formula="of:=[.G32]-[.K3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32" calcext:value-type="float">
            <text:p>10032</text:p>
          </table:table-cell>
          <table:table-cell office:value-type="date" office:date-value="2024-02-01" calcext:value-type="date">
            <text:p>2024-02-01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Instant Pot Duo</text:p>
          </table:table-cell>
          <table:table-cell office:value-type="float" office:value="3" calcext:value-type="float">
            <text:p>3</text:p>
          </table:table-cell>
          <table:table-cell office:value-type="float" office:value="89.99" calcext:value-type="float">
            <text:p>89.99</text:p>
          </table:table-cell>
          <table:table-cell office:value-type="float" office:value="269.97" calcext:value-type="float">
            <text:p>269.97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33]*[.F33]" office:value-type="float" office:value="269.97" calcext:value-type="float">
            <text:p>269.97</text:p>
          </table:table-cell>
          <table:table-cell table:formula="of:=[.G33]-[.K3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33" calcext:value-type="float">
            <text:p>10033</text:p>
          </table:table-cell>
          <table:table-cell office:value-type="date" office:date-value="2024-02-02" calcext:value-type="date">
            <text:p>2024-02-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 Armour HeatGear T-Shirt</text:p>
          </table:table-cell>
          <table:table-cell office:value-type="float" office:value="5" calcext:value-type="float">
            <text:p>5</text:p>
          </table:table-cell>
          <table:table-cell office:value-type="float" office:value="29.99" calcext:value-type="float">
            <text:p>29.99</text:p>
          </table:table-cell>
          <table:table-cell office:value-type="float" office:value="149.95" calcext:value-type="float">
            <text:p>149.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34]*[.F34]" office:value-type="float" office:value="149.95" calcext:value-type="float">
            <text:p>149.95</text:p>
          </table:table-cell>
          <table:table-cell table:formula="of:=[.G34]-[.K3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34" calcext:value-type="float">
            <text:p>10034</text:p>
          </table:table-cell>
          <table:table-cell office:value-type="date" office:date-value="2024-02-03" calcext:value-type="date">
            <text:p>2024-02-03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1984 by George Orwell</text:p>
          </table:table-cell>
          <table:table-cell office:value-type="float" office:value="4" calcext:value-type="float">
            <text:p>4</text:p>
          </table:table-cell>
          <table:table-cell office:value-type="float" office:value="19.99" calcext:value-type="float">
            <text:p>19.99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35]*[.F35]" office:value-type="float" office:value="79.96" calcext:value-type="float">
            <text:p>79.96</text:p>
          </table:table-cell>
          <table:table-cell table:formula="of:=[.G35]-[.K3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35" calcext:value-type="float">
            <text:p>10035</text:p>
          </table:table-cell>
          <table:table-cell office:value-type="date" office:date-value="2024-02-04" calcext:value-type="date">
            <text:p>2024-02-04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L'Oreal Revitalift Serum</text:p>
          </table:table-cell>
          <table:table-cell office:value-type="float" office:value="2" calcext:value-type="float">
            <text:p>2</text:p>
          </table:table-cell>
          <table:table-cell office:value-type="float" office:value="39.99" calcext:value-type="float">
            <text:p>39.99</text:p>
          </table:table-cell>
          <table:table-cell office:value-type="float" office:value="79.98" calcext:value-type="float">
            <text:p>7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36]*[.F36]" office:value-type="float" office:value="79.98" calcext:value-type="float">
            <text:p>79.98</text:p>
          </table:table-cell>
          <table:table-cell table:formula="of:=[.G36]-[.K3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36" calcext:value-type="float">
            <text:p>10036</text:p>
          </table:table-cell>
          <table:table-cell office:value-type="date" office:date-value="2024-02-05" calcext:value-type="date">
            <text:p>2024-02-05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Peloton Bik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95" calcext:value-type="float">
            <text:p>18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37]*[.F37]" office:value-type="float" office:value="1895" calcext:value-type="float">
            <text:p>1895</text:p>
          </table:table-cell>
          <table:table-cell table:formula="of:=[.G37]-[.K3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37" calcext:value-type="float">
            <text:p>10037</text:p>
          </table:table-cell>
          <table:table-cell office:value-type="date" office:date-value="2024-02-06" calcext:value-type="date">
            <text:p>2024-02-06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pple Watch Series 8</text:p>
          </table:table-cell>
          <table:table-cell office:value-type="float" office:value="3" calcext:value-type="float">
            <text:p>3</text:p>
          </table:table-cell>
          <table:table-cell office:value-type="float" office:value="399.99" calcext:value-type="float">
            <text:p>399.99</text:p>
          </table:table-cell>
          <table:table-cell office:value-type="float" office:value="1199.97" calcext:value-type="float">
            <text:p>1199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38]*[.F38]" office:value-type="float" office:value="1199.97" calcext:value-type="float">
            <text:p>1199.97</text:p>
          </table:table-cell>
          <table:table-cell table:formula="of:=[.G38]-[.K3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38" calcext:value-type="float">
            <text:p>10038</text:p>
          </table:table-cell>
          <table:table-cell office:value-type="date" office:date-value="2024-02-07" calcext:value-type="date">
            <text:p>2024-02-07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Roomba i7+</text:p>
          </table:table-cell>
          <table:table-cell office:value-type="float" office:value="2" calcext:value-type="float">
            <text:p>2</text:p>
          </table:table-cell>
          <table:table-cell office:value-type="float" office:value="799.99" calcext:value-type="float">
            <text:p>799.99</text:p>
          </table:table-cell>
          <table:table-cell office:value-type="float" office:value="1599.98" calcext:value-type="float">
            <text:p>159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39]*[.F39]" office:value-type="float" office:value="1599.98" calcext:value-type="float">
            <text:p>1599.98</text:p>
          </table:table-cell>
          <table:table-cell table:formula="of:=[.G39]-[.K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39" calcext:value-type="float">
            <text:p>10039</text:p>
          </table:table-cell>
          <table:table-cell office:value-type="date" office:date-value="2024-02-08" calcext:value-type="date">
            <text:p>2024-02-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olumbia Fleece Jacket</text:p>
          </table:table-cell>
          <table:table-cell office:value-type="float" office:value="4" calcext:value-type="float">
            <text:p>4</text:p>
          </table:table-cell>
          <table:table-cell office:value-type="float" office:value="59.99" calcext:value-type="float">
            <text:p>59.99</text:p>
          </table:table-cell>
          <table:table-cell office:value-type="float" office:value="239.96" calcext:value-type="float">
            <text:p>239.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40]*[.F40]" office:value-type="float" office:value="239.96" calcext:value-type="float">
            <text:p>239.96</text:p>
          </table:table-cell>
          <table:table-cell table:formula="of:=[.G40]-[.K4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40" calcext:value-type="float">
            <text:p>10040</text:p>
          </table:table-cell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Harry Potter and the Sorcerer's Stone</text:p>
          </table:table-cell>
          <table:table-cell office:value-type="float" office:value="3" calcext:value-type="float">
            <text:p>3</text:p>
          </table:table-cell>
          <table:table-cell office:value-type="float" office:value="24.99" calcext:value-type="float">
            <text:p>24.99</text:p>
          </table:table-cell>
          <table:table-cell office:value-type="float" office:value="74.97" calcext:value-type="float">
            <text:p>74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41]*[.F41]" office:value-type="float" office:value="74.97" calcext:value-type="float">
            <text:p>74.97</text:p>
          </table:table-cell>
          <table:table-cell table:formula="of:=[.G41]-[.K4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41" calcext:value-type="float">
            <text:p>10041</text:p>
          </table:table-cell>
          <table:table-cell office:value-type="date" office:date-value="2024-02-10" calcext:value-type="date">
            <text:p>2024-02-10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Estee Lauder Advanced Night Repai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42]*[.F42]" office:value-type="float" office:value="105" calcext:value-type="float">
            <text:p>105</text:p>
          </table:table-cell>
          <table:table-cell table:formula="of:=[.G42]-[.K4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42" calcext:value-type="float">
            <text:p>10042</text:p>
          </table:table-cell>
          <table:table-cell office:value-type="date" office:date-value="2024-02-11" calcext:value-type="date">
            <text:p>2024-02-11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Fitbit Charge 5</text:p>
          </table:table-cell>
          <table:table-cell office:value-type="float" office:value="2" calcext:value-type="float">
            <text:p>2</text:p>
          </table:table-cell>
          <table:table-cell office:value-type="float" office:value="129.99" calcext:value-type="float">
            <text:p>129.99</text:p>
          </table:table-cell>
          <table:table-cell office:value-type="float" office:value="259.98" calcext:value-type="float">
            <text:p>25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43]*[.F43]" office:value-type="float" office:value="259.98" calcext:value-type="float">
            <text:p>259.98</text:p>
          </table:table-cell>
          <table:table-cell table:formula="of:=[.G43]-[.K4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43" calcext:value-type="float">
            <text:p>10043</text:p>
          </table:table-cell>
          <table:table-cell office:value-type="date" office:date-value="2024-02-12" calcext:value-type="date">
            <text:p>2024-02-12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GoPro HERO10 Black</text:p>
          </table:table-cell>
          <table:table-cell office:value-type="float" office:value="3" calcext:value-type="float">
            <text:p>3</text:p>
          </table:table-cell>
          <table:table-cell office:value-type="float" office:value="399.99" calcext:value-type="float">
            <text:p>399.99</text:p>
          </table:table-cell>
          <table:table-cell office:value-type="float" office:value="1199.97" calcext:value-type="float">
            <text:p>1199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44]*[.F44]" office:value-type="float" office:value="1199.97" calcext:value-type="float">
            <text:p>1199.97</text:p>
          </table:table-cell>
          <table:table-cell table:formula="of:=[.G44]-[.K4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44" calcext:value-type="float">
            <text:p>10044</text:p>
          </table:table-cell>
          <table:table-cell office:value-type="date" office:date-value="2024-02-13" calcext:value-type="date">
            <text:p>2024-02-13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Nespresso VertuoPl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.99" calcext:value-type="float">
            <text:p>19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45]*[.F45]" office:value-type="float" office:value="199.99" calcext:value-type="float">
            <text:p>199.99</text:p>
          </table:table-cell>
          <table:table-cell table:formula="of:=[.G45]-[.K4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45" calcext:value-type="float">
            <text:p>10045</text:p>
          </table:table-cell>
          <table:table-cell office:value-type="date" office:date-value="2024-02-14" calcext:value-type="date">
            <text:p>2024-02-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atagonia Better Sweater</text:p>
          </table:table-cell>
          <table:table-cell office:value-type="float" office:value="2" calcext:value-type="float">
            <text:p>2</text:p>
          </table:table-cell>
          <table:table-cell office:value-type="float" office:value="139.99" calcext:value-type="float">
            <text:p>139.99</text:p>
          </table:table-cell>
          <table:table-cell office:value-type="float" office:value="279.98" calcext:value-type="float">
            <text:p>27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46]*[.F46]" office:value-type="float" office:value="279.98" calcext:value-type="float">
            <text:p>279.98</text:p>
          </table:table-cell>
          <table:table-cell table:formula="of:=[.G46]-[.K4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46" calcext:value-type="float">
            <text:p>10046</text:p>
          </table:table-cell>
          <table:table-cell office:value-type="date" office:date-value="2024-02-15" calcext:value-type="date">
            <text:p>2024-02-15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Becoming by Michelle Obama</text:p>
          </table:table-cell>
          <table:table-cell office:value-type="float" office:value="4" calcext:value-type="float">
            <text:p>4</text:p>
          </table:table-cell>
          <table:table-cell office:value-type="float" office:value="32.5" calcext:value-type="float">
            <text:p>32.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47]*[.F47]" office:value-type="float" office:value="130" calcext:value-type="float">
            <text:p>130</text:p>
          </table:table-cell>
          <table:table-cell table:formula="of:=[.G47]-[.K4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47" calcext:value-type="float">
            <text:p>10047</text:p>
          </table:table-cell>
          <table:table-cell office:value-type="date" office:date-value="2024-02-16" calcext:value-type="date">
            <text:p>2024-02-16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Clinique Moisture Sur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48]*[.F48]" office:value-type="float" office:value="52" calcext:value-type="float">
            <text:p>52</text:p>
          </table:table-cell>
          <table:table-cell table:formula="of:=[.G48]-[.K4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48" calcext:value-type="float">
            <text:p>10048</text:p>
          </table:table-cell>
          <table:table-cell office:value-type="date" office:date-value="2024-02-17" calcext:value-type="date">
            <text:p>2024-02-17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Yeti Rambler Tumbler</text:p>
          </table:table-cell>
          <table:table-cell office:value-type="float" office:value="6" calcext:value-type="float">
            <text:p>6</text:p>
          </table:table-cell>
          <table:table-cell office:value-type="float" office:value="39.99" calcext:value-type="float">
            <text:p>39.99</text:p>
          </table:table-cell>
          <table:table-cell office:value-type="float" office:value="239.94" calcext:value-type="float">
            <text:p>239.9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49]*[.F49]" office:value-type="float" office:value="239.94" calcext:value-type="float">
            <text:p>239.94</text:p>
          </table:table-cell>
          <table:table-cell table:formula="of:=[.G49]-[.K4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49" calcext:value-type="float">
            <text:p>10049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Kindle Paperwhite</text:p>
          </table:table-cell>
          <table:table-cell office:value-type="float" office:value="2" calcext:value-type="float">
            <text:p>2</text:p>
          </table:table-cell>
          <table:table-cell office:value-type="float" office:value="129.99" calcext:value-type="float">
            <text:p>129.99</text:p>
          </table:table-cell>
          <table:table-cell office:value-type="float" office:value="259.98" calcext:value-type="float">
            <text:p>25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50]*[.F50]" office:value-type="float" office:value="259.98" calcext:value-type="float">
            <text:p>259.98</text:p>
          </table:table-cell>
          <table:table-cell table:formula="of:=[.G50]-[.K5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50" calcext:value-type="float">
            <text:p>10050</text:p>
          </table:table-cell>
          <table:table-cell office:value-type="date" office:date-value="2024-02-19" calcext:value-type="date">
            <text:p>2024-02-19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Breville Smart Ov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9.99" calcext:value-type="float">
            <text:p>29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51]*[.F51]" office:value-type="float" office:value="299.99" calcext:value-type="float">
            <text:p>299.99</text:p>
          </table:table-cell>
          <table:table-cell table:formula="of:=[.G51]-[.K5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51" calcext:value-type="float">
            <text:p>10051</text:p>
          </table:table-cell>
          <table:table-cell office:value-type="date" office:date-value="2024-02-20" calcext:value-type="date">
            <text:p>2024-02-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ay-Ban Aviator Sunglasses</text:p>
          </table:table-cell>
          <table:table-cell office:value-type="float" office:value="3" calcext:value-type="float">
            <text:p>3</text:p>
          </table:table-cell>
          <table:table-cell office:value-type="float" office:value="154.99" calcext:value-type="float">
            <text:p>154.99</text:p>
          </table:table-cell>
          <table:table-cell office:value-type="float" office:value="464.97" calcext:value-type="float">
            <text:p>464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52]*[.F52]" office:value-type="float" office:value="464.97" calcext:value-type="float">
            <text:p>464.97</text:p>
          </table:table-cell>
          <table:table-cell table:formula="of:=[.G52]-[.K5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52" calcext:value-type="float">
            <text:p>10052</text:p>
          </table:table-cell>
          <table:table-cell office:value-type="date" office:date-value="2024-02-21" calcext:value-type="date">
            <text:p>2024-02-21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Silent Patient by Alex Michaelides</text:p>
          </table:table-cell>
          <table:table-cell office:value-type="float" office:value="2" calcext:value-type="float">
            <text:p>2</text:p>
          </table:table-cell>
          <table:table-cell office:value-type="float" office:value="26.99" calcext:value-type="float">
            <text:p>26.99</text:p>
          </table:table-cell>
          <table:table-cell office:value-type="float" office:value="53.98" calcext:value-type="float">
            <text:p>53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53]*[.F53]" office:value-type="float" office:value="53.98" calcext:value-type="float">
            <text:p>53.98</text:p>
          </table:table-cell>
          <table:table-cell table:formula="of:=[.G53]-[.K5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53" calcext:value-type="float">
            <text:p>10053</text:p>
          </table:table-cell>
          <table:table-cell office:value-type="date" office:date-value="2024-02-22" calcext:value-type="date">
            <text:p>2024-02-22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Shiseido Ultimate Sun Prote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54]*[.F54]" office:value-type="float" office:value="49" calcext:value-type="float">
            <text:p>49</text:p>
          </table:table-cell>
          <table:table-cell table:formula="of:=[.G54]-[.K5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54" calcext:value-type="float">
            <text:p>10054</text:p>
          </table:table-cell>
          <table:table-cell office:value-type="date" office:date-value="2024-02-23" calcext:value-type="date">
            <text:p>2024-02-2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itleist Pro V1 Golf Balls</text:p>
          </table:table-cell>
          <table:table-cell office:value-type="float" office:value="5" calcext:value-type="float">
            <text:p>5</text:p>
          </table:table-cell>
          <table:table-cell office:value-type="float" office:value="49.99" calcext:value-type="float">
            <text:p>49.99</text:p>
          </table:table-cell>
          <table:table-cell office:value-type="float" office:value="249.95" calcext:value-type="float">
            <text:p>249.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55]*[.F55]" office:value-type="float" office:value="249.95" calcext:value-type="float">
            <text:p>249.95</text:p>
          </table:table-cell>
          <table:table-cell table:formula="of:=[.G55]-[.K5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55" calcext:value-type="float">
            <text:p>10055</text:p>
          </table:table-cell>
          <table:table-cell office:value-type="date" office:date-value="2024-02-24" calcext:value-type="date">
            <text:p>2024-02-24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nker PowerCore Portable Charger</text:p>
          </table:table-cell>
          <table:table-cell office:value-type="float" office:value="4" calcext:value-type="float">
            <text:p>4</text:p>
          </table:table-cell>
          <table:table-cell office:value-type="float" office:value="59.99" calcext:value-type="float">
            <text:p>59.99</text:p>
          </table:table-cell>
          <table:table-cell office:value-type="float" office:value="239.96" calcext:value-type="float">
            <text:p>239.9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56]*[.F56]" office:value-type="float" office:value="239.96" calcext:value-type="float">
            <text:p>239.96</text:p>
          </table:table-cell>
          <table:table-cell table:formula="of:=[.G56]-[.K5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56" calcext:value-type="float">
            <text:p>10056</text:p>
          </table:table-cell>
          <table:table-cell office:value-type="date" office:date-value="2024-02-25" calcext:value-type="date">
            <text:p>2024-02-25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KitchenAid Artisan Stand Mix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9.99" calcext:value-type="float">
            <text:p>49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57]*[.F57]" office:value-type="float" office:value="499.99" calcext:value-type="float">
            <text:p>499.99</text:p>
          </table:table-cell>
          <table:table-cell table:formula="of:=[.G57]-[.K5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57" calcext:value-type="float">
            <text:p>10057</text:p>
          </table:table-cell>
          <table:table-cell office:value-type="date" office:date-value="2024-02-26" calcext:value-type="date">
            <text:p>2024-02-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alvin Klein Boxer Briefs</text:p>
          </table:table-cell>
          <table:table-cell office:value-type="float" office:value="5" calcext:value-type="float">
            <text:p>5</text:p>
          </table:table-cell>
          <table:table-cell office:value-type="float" office:value="29.99" calcext:value-type="float">
            <text:p>29.99</text:p>
          </table:table-cell>
          <table:table-cell office:value-type="float" office:value="149.95" calcext:value-type="float">
            <text:p>149.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58]*[.F58]" office:value-type="float" office:value="149.95" calcext:value-type="float">
            <text:p>149.95</text:p>
          </table:table-cell>
          <table:table-cell table:formula="of:=[.G58]-[.K5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58" calcext:value-type="float">
            <text:p>10058</text:p>
          </table:table-cell>
          <table:table-cell office:value-type="date" office:date-value="2024-02-27" calcext:value-type="date">
            <text:p>2024-02-27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Educated by Tara Westover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59]*[.F59]" office:value-type="float" office:value="84" calcext:value-type="float">
            <text:p>84</text:p>
          </table:table-cell>
          <table:table-cell table:formula="of:=[.G59]-[.K5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59" calcext:value-type="float">
            <text:p>10059</text:p>
          </table:table-cell>
          <table:table-cell office:value-type="date" office:date-value="2024-02-28" calcext:value-type="date">
            <text:p>2024-02-28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Anastasia Beverly Hills Brow Wiz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60]*[.F60]" office:value-type="float" office:value="46" calcext:value-type="float">
            <text:p>46</text:p>
          </table:table-cell>
          <table:table-cell table:formula="of:=[.G60]-[.K6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60" calcext:value-type="float">
            <text:p>10060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Hyperice Hypervolt Mass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61]*[.F61]" office:value-type="float" office:value="349" calcext:value-type="float">
            <text:p>349</text:p>
          </table:table-cell>
          <table:table-cell table:formula="of:=[.G61]-[.K6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61" calcext:value-type="float">
            <text:p>10061</text:p>
          </table:table-cell>
          <table:table-cell office:value-type="date" office:date-value="2024-03-01" calcext:value-type="date">
            <text:p>2024-03-01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Nintendo Switch</text:p>
          </table:table-cell>
          <table:table-cell office:value-type="float" office:value="3" calcext:value-type="float">
            <text:p>3</text:p>
          </table:table-cell>
          <table:table-cell office:value-type="float" office:value="299.99" calcext:value-type="float">
            <text:p>299.99</text:p>
          </table:table-cell>
          <table:table-cell office:value-type="float" office:value="899.97" calcext:value-type="float">
            <text:p>899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62]*[.F62]" office:value-type="float" office:value="899.97" calcext:value-type="float">
            <text:p>899.97</text:p>
          </table:table-cell>
          <table:table-cell table:formula="of:=[.G62]-[.K6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62" calcext:value-type="float">
            <text:p>10062</text:p>
          </table:table-cell>
          <table:table-cell office:value-type="date" office:date-value="2024-03-02" calcext:value-type="date">
            <text:p>2024-03-02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Philips Airfryer XXL</text:p>
          </table:table-cell>
          <table:table-cell office:value-type="float" office:value="2" calcext:value-type="float">
            <text:p>2</text:p>
          </table:table-cell>
          <table:table-cell office:value-type="float" office:value="199.99" calcext:value-type="float">
            <text:p>199.99</text:p>
          </table:table-cell>
          <table:table-cell office:value-type="float" office:value="399.98" calcext:value-type="float">
            <text:p>39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63]*[.F63]" office:value-type="float" office:value="399.98" calcext:value-type="float">
            <text:p>399.98</text:p>
          </table:table-cell>
          <table:table-cell table:formula="of:=[.G63]-[.K6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63" calcext:value-type="float">
            <text:p>10063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anes ComfortSoft T-Shirt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64]*[.F64]" office:value-type="float" office:value="99.9" calcext:value-type="float">
            <text:p>99.9</text:p>
          </table:table-cell>
          <table:table-cell table:formula="of:=[.G64]-[.K6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64" calcext:value-type="float">
            <text:p>10064</text:p>
          </table:table-cell>
          <table:table-cell office:value-type="date" office:date-value="2024-03-04" calcext:value-type="date">
            <text:p>2024-03-04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Where the Crawdads Sing by Delia Owens</text:p>
          </table:table-cell>
          <table:table-cell office:value-type="float" office:value="4" calcext:value-type="float">
            <text:p>4</text:p>
          </table:table-cell>
          <table:table-cell office:value-type="float" office:value="18.99" calcext:value-type="float">
            <text:p>18.99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65]*[.F65]" office:value-type="float" office:value="75.96" calcext:value-type="float">
            <text:p>75.96</text:p>
          </table:table-cell>
          <table:table-cell table:formula="of:=[.G65]-[.K6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65" calcext:value-type="float">
            <text:p>10065</text:p>
          </table:table-cell>
          <table:table-cell office:value-type="date" office:date-value="2024-03-05" calcext:value-type="date">
            <text:p>2024-03-05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Lancome La Vie Est Be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66]*[.F66]" office:value-type="float" office:value="102" calcext:value-type="float">
            <text:p>102</text:p>
          </table:table-cell>
          <table:table-cell table:formula="of:=[.G66]-[.K6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66" calcext:value-type="float">
            <text:p>10066</text:p>
          </table:table-cell>
          <table:table-cell office:value-type="date" office:date-value="2024-03-06" calcext:value-type="date">
            <text:p>2024-03-06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Garmin Edge 530</text:p>
          </table:table-cell>
          <table:table-cell office:value-type="float" office:value="2" calcext:value-type="float">
            <text:p>2</text:p>
          </table:table-cell>
          <table:table-cell office:value-type="float" office:value="299.99" calcext:value-type="float">
            <text:p>299.99</text:p>
          </table:table-cell>
          <table:table-cell office:value-type="float" office:value="599.98" calcext:value-type="float">
            <text:p>59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67]*[.F67]" office:value-type="float" office:value="599.98" calcext:value-type="float">
            <text:p>599.98</text:p>
          </table:table-cell>
          <table:table-cell table:formula="of:=[.G67]-[.K6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67" calcext:value-type="float">
            <text:p>10067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amsung QLED 4K T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9.99" calcext:value-type="float">
            <text:p>11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68]*[.F68]" office:value-type="float" office:value="1199.99" calcext:value-type="float">
            <text:p>1199.99</text:p>
          </table:table-cell>
          <table:table-cell table:formula="of:=[.G68]-[.K6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68" calcext:value-type="float">
            <text:p>10068</text:p>
          </table:table-cell>
          <table:table-cell office:value-type="date" office:date-value="2024-03-08" calcext:value-type="date">
            <text:p>2024-03-08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Eufy RoboVac 11S</text:p>
          </table:table-cell>
          <table:table-cell office:value-type="float" office:value="3" calcext:value-type="float">
            <text:p>3</text:p>
          </table:table-cell>
          <table:table-cell office:value-type="float" office:value="219.99" calcext:value-type="float">
            <text:p>219.99</text:p>
          </table:table-cell>
          <table:table-cell office:value-type="float" office:value="659.97" calcext:value-type="float">
            <text:p>659.97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69]*[.F69]" office:value-type="float" office:value="659.97" calcext:value-type="float">
            <text:p>659.97</text:p>
          </table:table-cell>
          <table:table-cell table:formula="of:=[.G69]-[.K6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69" calcext:value-type="float">
            <text:p>10069</text:p>
          </table:table-cell>
          <table:table-cell office:value-type="date" office:date-value="2024-03-09" calcext:value-type="date">
            <text:p>2024-03-0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uma Suede Classic Sneakers</text:p>
          </table:table-cell>
          <table:table-cell office:value-type="float" office:value="4" calcext:value-type="float">
            <text:p>4</text:p>
          </table:table-cell>
          <table:table-cell office:value-type="float" office:value="59.99" calcext:value-type="float">
            <text:p>59.99</text:p>
          </table:table-cell>
          <table:table-cell office:value-type="float" office:value="239.96" calcext:value-type="float">
            <text:p>239.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70]*[.F70]" office:value-type="float" office:value="239.96" calcext:value-type="float">
            <text:p>239.96</text:p>
          </table:table-cell>
          <table:table-cell table:formula="of:=[.G70]-[.K7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70" calcext:value-type="float">
            <text:p>10070</text:p>
          </table:table-cell>
          <table:table-cell office:value-type="date" office:date-value="2024-03-10" calcext:value-type="date">
            <text:p>2024-03-10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Great Gatsby by F. Scott Fitzgerald</text:p>
          </table:table-cell>
          <table:table-cell office:value-type="float" office:value="2" calcext:value-type="float">
            <text:p>2</text:p>
          </table:table-cell>
          <table:table-cell office:value-type="float" office:value="10.99" calcext:value-type="float">
            <text:p>10.99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71]*[.F71]" office:value-type="float" office:value="21.98" calcext:value-type="float">
            <text:p>21.98</text:p>
          </table:table-cell>
          <table:table-cell table:formula="of:=[.G71]-[.K7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71" calcext:value-type="float">
            <text:p>10071</text:p>
          </table:table-cell>
          <table:table-cell office:value-type="date" office:date-value="2024-03-11" calcext:value-type="date">
            <text:p>2024-03-11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Drunk Elephant C-Firma Day Ser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72]*[.F72]" office:value-type="float" office:value="78" calcext:value-type="float">
            <text:p>78</text:p>
          </table:table-cell>
          <table:table-cell table:formula="of:=[.G72]-[.K7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72" calcext:value-type="float">
            <text:p>10072</text:p>
          </table:table-cell>
          <table:table-cell office:value-type="date" office:date-value="2024-03-12" calcext:value-type="date">
            <text:p>2024-03-12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ike Metcon 6</text:p>
          </table:table-cell>
          <table:table-cell office:value-type="float" office:value="3" calcext:value-type="float">
            <text:p>3</text:p>
          </table:table-cell>
          <table:table-cell office:value-type="float" office:value="129.99" calcext:value-type="float">
            <text:p>129.99</text:p>
          </table:table-cell>
          <table:table-cell office:value-type="float" office:value="389.97" calcext:value-type="float">
            <text:p>38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73]*[.F73]" office:value-type="float" office:value="389.97" calcext:value-type="float">
            <text:p>389.97</text:p>
          </table:table-cell>
          <table:table-cell table:formula="of:=[.G73]-[.K7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73" calcext:value-type="float">
            <text:p>10073</text:p>
          </table:table-cell>
          <table:table-cell office:value-type="date" office:date-value="2024-03-13" calcext:value-type="date">
            <text:p>2024-03-13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P Spectre x360 Lapto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9.99" calcext:value-type="float">
            <text:p>15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74]*[.F74]" office:value-type="float" office:value="1599.99" calcext:value-type="float">
            <text:p>1599.99</text:p>
          </table:table-cell>
          <table:table-cell table:formula="of:=[.G74]-[.K7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74" calcext:value-type="float">
            <text:p>10074</text:p>
          </table:table-cell>
          <table:table-cell office:value-type="date" office:date-value="2024-03-14" calcext:value-type="date">
            <text:p>2024-03-14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De'Longhi Magnifica Espresso Mach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9.99" calcext:value-type="float">
            <text:p>89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75]*[.F75]" office:value-type="float" office:value="899.99" calcext:value-type="float">
            <text:p>899.99</text:p>
          </table:table-cell>
          <table:table-cell table:formula="of:=[.G75]-[.K7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75" calcext:value-type="float">
            <text:p>10075</text:p>
          </table:table-cell>
          <table:table-cell office:value-type="date" office:date-value="2024-03-15" calcext:value-type="date">
            <text:p>2024-03-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ommy Hilfiger Polo Shirt</text:p>
          </table:table-cell>
          <table:table-cell office:value-type="float" office:value="5" calcext:value-type="float">
            <text:p>5</text:p>
          </table:table-cell>
          <table:table-cell office:value-type="float" office:value="49.99" calcext:value-type="float">
            <text:p>49.99</text:p>
          </table:table-cell>
          <table:table-cell office:value-type="float" office:value="249.95" calcext:value-type="float">
            <text:p>249.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76]*[.F76]" office:value-type="float" office:value="249.95" calcext:value-type="float">
            <text:p>249.95</text:p>
          </table:table-cell>
          <table:table-cell table:formula="of:=[.G76]-[.K7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76" calcext:value-type="float">
            <text:p>10076</text:p>
          </table:table-cell>
          <table:table-cell office:value-type="date" office:date-value="2024-03-16" calcext:value-type="date">
            <text:p>2024-03-16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o Kill a Mockingbird by Harper Lee</text:p>
          </table:table-cell>
          <table:table-cell office:value-type="float" office:value="4" calcext:value-type="float">
            <text:p>4</text:p>
          </table:table-cell>
          <table:table-cell office:value-type="float" office:value="14.99" calcext:value-type="float">
            <text:p>14.99</text:p>
          </table:table-cell>
          <table:table-cell office:value-type="float" office:value="59.96" calcext:value-type="float">
            <text:p>59.9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77]*[.F77]" office:value-type="float" office:value="59.96" calcext:value-type="float">
            <text:p>59.96</text:p>
          </table:table-cell>
          <table:table-cell table:formula="of:=[.G77]-[.K7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77" calcext:value-type="float">
            <text:p>10077</text:p>
          </table:table-cell>
          <table:table-cell office:value-type="date" office:date-value="2024-03-17" calcext:value-type="date">
            <text:p>2024-03-17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Glossier Boy Brow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78]*[.F78]" office:value-type="float" office:value="32" calcext:value-type="float">
            <text:p>32</text:p>
          </table:table-cell>
          <table:table-cell table:formula="of:=[.G78]-[.K7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78" calcext:value-type="float">
            <text:p>10078</text:p>
          </table:table-cell>
          <table:table-cell office:value-type="date" office:date-value="2024-03-18" calcext:value-type="date">
            <text:p>2024-03-18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Rogue Fitness Kettlebell</text:p>
          </table:table-cell>
          <table:table-cell office:value-type="float" office:value="3" calcext:value-type="float">
            <text:p>3</text:p>
          </table:table-cell>
          <table:table-cell office:value-type="float" office:value="69.99" calcext:value-type="float">
            <text:p>69.99</text:p>
          </table:table-cell>
          <table:table-cell office:value-type="float" office:value="209.97" calcext:value-type="float">
            <text:p>20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79]*[.F79]" office:value-type="float" office:value="209.97" calcext:value-type="float">
            <text:p>209.97</text:p>
          </table:table-cell>
          <table:table-cell table:formula="of:=[.G79]-[.K7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79" calcext:value-type="float">
            <text:p>10079</text:p>
          </table:table-cell>
          <table:table-cell office:value-type="date" office:date-value="2024-03-19" calcext:value-type="date">
            <text:p>2024-03-19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pple AirPods Pro</text:p>
          </table:table-cell>
          <table:table-cell office:value-type="float" office:value="2" calcext:value-type="float">
            <text:p>2</text:p>
          </table:table-cell>
          <table:table-cell office:value-type="float" office:value="249.99" calcext:value-type="float">
            <text:p>249.99</text:p>
          </table:table-cell>
          <table:table-cell office:value-type="float" office:value="499.98" calcext:value-type="float">
            <text:p>49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80]*[.F80]" office:value-type="float" office:value="499.98" calcext:value-type="float">
            <text:p>499.98</text:p>
          </table:table-cell>
          <table:table-cell table:formula="of:=[.G80]-[.K8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80" calcext:value-type="float">
            <text:p>10080</text:p>
          </table:table-cell>
          <table:table-cell office:value-type="date" office:date-value="2024-03-20" calcext:value-type="date">
            <text:p>2024-03-20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Dyson Pure Cool Li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9.99" calcext:value-type="float">
            <text:p>49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81]*[.F81]" office:value-type="float" office:value="499.99" calcext:value-type="float">
            <text:p>499.99</text:p>
          </table:table-cell>
          <table:table-cell table:formula="of:=[.G81]-[.K8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81" calcext:value-type="float">
            <text:p>10081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evi's Trucker Jacket</text:p>
          </table:table-cell>
          <table:table-cell office:value-type="float" office:value="2" calcext:value-type="float">
            <text:p>2</text:p>
          </table:table-cell>
          <table:table-cell office:value-type="float" office:value="89.99" calcext:value-type="float">
            <text:p>89.99</text:p>
          </table:table-cell>
          <table:table-cell office:value-type="float" office:value="179.98" calcext:value-type="float">
            <text:p>17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82]*[.F82]" office:value-type="float" office:value="179.98" calcext:value-type="float">
            <text:p>179.98</text:p>
          </table:table-cell>
          <table:table-cell table:formula="of:=[.G82]-[.K8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82" calcext:value-type="float">
            <text:p>10082</text:p>
          </table:table-cell>
          <table:table-cell office:value-type="date" office:date-value="2024-03-22" calcext:value-type="date">
            <text:p>2024-03-22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Hobbit by J.R.R. Tolkien</text:p>
          </table:table-cell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38.97" calcext:value-type="float">
            <text:p>38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83]*[.F83]" office:value-type="float" office:value="38.97" calcext:value-type="float">
            <text:p>38.97</text:p>
          </table:table-cell>
          <table:table-cell table:formula="of:=[.G83]-[.K8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83" calcext:value-type="float">
            <text:p>10083</text:p>
          </table:table-cell>
          <table:table-cell office:value-type="date" office:date-value="2024-03-23" calcext:value-type="date">
            <text:p>2024-03-23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Charlotte Tilbury Magic Cre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84]*[.F84]" office:value-type="float" office:value="100" calcext:value-type="float">
            <text:p>100</text:p>
          </table:table-cell>
          <table:table-cell table:formula="of:=[.G84]-[.K8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84" calcext:value-type="float">
            <text:p>10084</text:p>
          </table:table-cell>
          <table:table-cell office:value-type="date" office:date-value="2024-03-24" calcext:value-type="date">
            <text:p>2024-03-24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palding NBA Street Basketball</text:p>
          </table:table-cell>
          <table:table-cell office:value-type="float" office:value="6" calcext:value-type="float">
            <text:p>6</text:p>
          </table:table-cell>
          <table:table-cell office:value-type="float" office:value="24.99" calcext:value-type="float">
            <text:p>24.99</text:p>
          </table:table-cell>
          <table:table-cell office:value-type="float" office:value="149.94" calcext:value-type="float">
            <text:p>149.9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85]*[.F85]" office:value-type="float" office:value="149.94" calcext:value-type="float">
            <text:p>149.94</text:p>
          </table:table-cell>
          <table:table-cell table:formula="of:=[.G85]-[.K8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85" calcext:value-type="float">
            <text:p>10085</text:p>
          </table:table-cell>
          <table:table-cell office:value-type="date" office:date-value="2024-03-25" calcext:value-type="date">
            <text:p>2024-03-25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Ring Video Doorbe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86]*[.F86]" office:value-type="float" office:value="99.99" calcext:value-type="float">
            <text:p>99.99</text:p>
          </table:table-cell>
          <table:table-cell table:formula="of:=[.G86]-[.K8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86" calcext:value-type="float">
            <text:p>10086</text:p>
          </table:table-cell>
          <table:table-cell office:value-type="date" office:date-value="2024-03-26" calcext:value-type="date">
            <text:p>2024-03-26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LG OLED TV</text:p>
          </table:table-cell>
          <table:table-cell office:value-type="float" office:value="2" calcext:value-type="float">
            <text:p>2</text:p>
          </table:table-cell>
          <table:table-cell office:value-type="float" office:value="1299.99" calcext:value-type="float">
            <text:p>1299.99</text:p>
          </table:table-cell>
          <table:table-cell office:value-type="float" office:value="2599.98" calcext:value-type="float">
            <text:p>259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87]*[.F87]" office:value-type="float" office:value="2599.98" calcext:value-type="float">
            <text:p>2599.98</text:p>
          </table:table-cell>
          <table:table-cell table:formula="of:=[.G87]-[.K8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87" calcext:value-type="float">
            <text:p>10087</text:p>
          </table:table-cell>
          <table:table-cell office:value-type="date" office:date-value="2024-03-27" calcext:value-type="date">
            <text:p>2024-03-2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qlo Ultra Light Down Jacket</text:p>
          </table:table-cell>
          <table:table-cell office:value-type="float" office:value="3" calcext:value-type="float">
            <text:p>3</text:p>
          </table:table-cell>
          <table:table-cell office:value-type="float" office:value="79.99" calcext:value-type="float">
            <text:p>79.99</text:p>
          </table:table-cell>
          <table:table-cell office:value-type="float" office:value="239.97" calcext:value-type="float">
            <text:p>23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88]*[.F88]" office:value-type="float" office:value="239.97" calcext:value-type="float">
            <text:p>239.97</text:p>
          </table:table-cell>
          <table:table-cell table:formula="of:=[.G88]-[.K8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88" calcext:value-type="float">
            <text:p>10088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Catcher in the Rye by J.D. Salinger</text:p>
          </table:table-cell>
          <table:table-cell office:value-type="float" office:value="4" calcext:value-type="float">
            <text:p>4</text:p>
          </table:table-cell>
          <table:table-cell office:value-type="float" office:value="13.99" calcext:value-type="float">
            <text:p>13.99</text:p>
          </table:table-cell>
          <table:table-cell office:value-type="float" office:value="55.96" calcext:value-type="float">
            <text:p>55.9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89]*[.F89]" office:value-type="float" office:value="55.96" calcext:value-type="float">
            <text:p>55.96</text:p>
          </table:table-cell>
          <table:table-cell table:formula="of:=[.G89]-[.K8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89" calcext:value-type="float">
            <text:p>10089</text:p>
          </table:table-cell>
          <table:table-cell office:value-type="date" office:date-value="2024-03-29" calcext:value-type="date">
            <text:p>2024-03-29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Sunday Riley Good Ge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90]*[.F90]" office:value-type="float" office:value="105" calcext:value-type="float">
            <text:p>105</text:p>
          </table:table-cell>
          <table:table-cell table:formula="of:=[.G90]-[.K9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90" calcext:value-type="float">
            <text:p>10090</text:p>
          </table:table-cell>
          <table:table-cell office:value-type="date" office:date-value="2024-03-30" calcext:value-type="date">
            <text:p>2024-03-3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On Running Cloud Shoes</text:p>
          </table:table-cell>
          <table:table-cell office:value-type="float" office:value="2" calcext:value-type="float">
            <text:p>2</text:p>
          </table:table-cell>
          <table:table-cell office:value-type="float" office:value="129.99" calcext:value-type="float">
            <text:p>129.99</text:p>
          </table:table-cell>
          <table:table-cell office:value-type="float" office:value="259.98" calcext:value-type="float">
            <text:p>25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91]*[.F91]" office:value-type="float" office:value="259.98" calcext:value-type="float">
            <text:p>259.98</text:p>
          </table:table-cell>
          <table:table-cell table:formula="of:=[.G91]-[.K9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91" calcext:value-type="float">
            <text:p>10091</text:p>
          </table:table-cell>
          <table:table-cell office:value-type="date" office:date-value="2024-03-31" calcext:value-type="date">
            <text:p>2024-03-31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Logitech MX Master 3 Mouse</text:p>
          </table:table-cell>
          <table:table-cell office:value-type="float" office:value="2" calcext:value-type="float">
            <text:p>2</text:p>
          </table:table-cell>
          <table:table-cell office:value-type="float" office:value="99.99" calcext:value-type="float">
            <text:p>99.99</text:p>
          </table:table-cell>
          <table:table-cell office:value-type="float" office:value="199.98" calcext:value-type="float">
            <text:p>19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92]*[.F92]" office:value-type="float" office:value="199.98" calcext:value-type="float">
            <text:p>199.98</text:p>
          </table:table-cell>
          <table:table-cell table:formula="of:=[.G92]-[.K9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92" calcext:value-type="float">
            <text:p>10092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Instant Pot Duo Cri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.99" calcext:value-type="float">
            <text:p>17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93]*[.F93]" office:value-type="float" office:value="179.99" calcext:value-type="float">
            <text:p>179.99</text:p>
          </table:table-cell>
          <table:table-cell table:formula="of:=[.G93]-[.K9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93" calcext:value-type="float">
            <text:p>10093</text:p>
          </table:table-cell>
          <table:table-cell office:value-type="date" office:date-value="2024-04-02" calcext:value-type="date">
            <text:p>2024-04-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didas Originals Superstar Sneakers</text:p>
          </table:table-cell>
          <table:table-cell office:value-type="float" office:value="4" calcext:value-type="float">
            <text:p>4</text:p>
          </table:table-cell>
          <table:table-cell office:value-type="float" office:value="79.99" calcext:value-type="float">
            <text:p>79.99</text:p>
          </table:table-cell>
          <table:table-cell office:value-type="float" office:value="319.96" calcext:value-type="float">
            <text:p>319.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94]*[.F94]" office:value-type="float" office:value="319.96" calcext:value-type="float">
            <text:p>319.96</text:p>
          </table:table-cell>
          <table:table-cell table:formula="of:=[.G94]-[.K9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94" calcext:value-type="float">
            <text:p>10094</text:p>
          </table:table-cell>
          <table:table-cell office:value-type="date" office:date-value="2024-04-03" calcext:value-type="date">
            <text:p>2024-04-03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Alchemist by Paulo Coelho</text:p>
          </table:table-cell>
          <table:table-cell office:value-type="float" office:value="3" calcext:value-type="float">
            <text:p>3</text:p>
          </table:table-cell>
          <table:table-cell office:value-type="float" office:value="14.99" calcext:value-type="float">
            <text:p>14.99</text:p>
          </table:table-cell>
          <table:table-cell office:value-type="float" office:value="44.97" calcext:value-type="float">
            <text:p>44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95]*[.F95]" office:value-type="float" office:value="44.97" calcext:value-type="float">
            <text:p>44.97</text:p>
          </table:table-cell>
          <table:table-cell table:formula="of:=[.G95]-[.K9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95" calcext:value-type="float">
            <text:p>10095</text:p>
          </table:table-cell>
          <table:table-cell office:value-type="date" office:date-value="2024-04-04" calcext:value-type="date">
            <text:p>2024-04-04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Tatcha The Water Cre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96]*[.F96]" office:value-type="float" office:value="68" calcext:value-type="float">
            <text:p>68</text:p>
          </table:table-cell>
          <table:table-cell table:formula="of:=[.G96]-[.K9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96" calcext:value-type="float">
            <text:p>10096</text:p>
          </table:table-cell>
          <table:table-cell office:value-type="date" office:date-value="2024-04-05" calcext:value-type="date">
            <text:p>2024-04-05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Garmin Fenix 6X P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.99" calcext:value-type="float">
            <text:p>999.9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97]*[.F97]" office:value-type="float" office:value="999.99" calcext:value-type="float">
            <text:p>999.99</text:p>
          </table:table-cell>
          <table:table-cell table:formula="of:=[.G97]-[.K9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97" calcext:value-type="float">
            <text:p>10097</text:p>
          </table:table-cell>
          <table:table-cell office:value-type="date" office:date-value="2024-04-06" calcext:value-type="date">
            <text:p>2024-04-06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Bose SoundLink Revolve+ Speaker</text:p>
          </table:table-cell>
          <table:table-cell office:value-type="float" office:value="3" calcext:value-type="float">
            <text:p>3</text:p>
          </table:table-cell>
          <table:table-cell office:value-type="float" office:value="299.99" calcext:value-type="float">
            <text:p>299.99</text:p>
          </table:table-cell>
          <table:table-cell office:value-type="float" office:value="899.97" calcext:value-type="float">
            <text:p>899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98]*[.F98]" office:value-type="float" office:value="899.97" calcext:value-type="float">
            <text:p>899.97</text:p>
          </table:table-cell>
          <table:table-cell table:formula="of:=[.G98]-[.K9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98" calcext:value-type="float">
            <text:p>10098</text:p>
          </table:table-cell>
          <table:table-cell office:value-type="date" office:date-value="2024-04-07" calcext:value-type="date">
            <text:p>2024-04-07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Vitamix Explorian Blen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9.99" calcext:value-type="float">
            <text:p>34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99]*[.F99]" office:value-type="float" office:value="349.99" calcext:value-type="float">
            <text:p>349.99</text:p>
          </table:table-cell>
          <table:table-cell table:formula="of:=[.G99]-[.K9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099" calcext:value-type="float">
            <text:p>10099</text:p>
          </table:table-cell>
          <table:table-cell office:value-type="date" office:date-value="2024-04-08" calcext:value-type="date">
            <text:p>2024-04-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ap Essential Crewneck T-Shirt</text:p>
          </table:table-cell>
          <table:table-cell office:value-type="float" office:value="6" calcext:value-type="float">
            <text:p>6</text:p>
          </table:table-cell>
          <table:table-cell office:value-type="float" office:value="19.99" calcext:value-type="float">
            <text:p>19.99</text:p>
          </table:table-cell>
          <table:table-cell office:value-type="float" office:value="119.94" calcext:value-type="float">
            <text:p>119.9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00]*[.F100]" office:value-type="float" office:value="119.94" calcext:value-type="float">
            <text:p>119.94</text:p>
          </table:table-cell>
          <table:table-cell table:formula="of:=[.G100]-[.K10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00" calcext:value-type="float">
            <text:p>10100</text:p>
          </table:table-cell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Power of Now by Eckhart Tolle</text:p>
          </table:table-cell>
          <table:table-cell office:value-type="float" office:value="2" calcext:value-type="float">
            <text:p>2</text:p>
          </table:table-cell>
          <table:table-cell office:value-type="float" office:value="12.99" calcext:value-type="float">
            <text:p>12.99</text:p>
          </table:table-cell>
          <table:table-cell office:value-type="float" office:value="25.98" calcext:value-type="float">
            <text:p>25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01]*[.F101]" office:value-type="float" office:value="25.98" calcext:value-type="float">
            <text:p>25.98</text:p>
          </table:table-cell>
          <table:table-cell table:formula="of:=[.G101]-[.K10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01" calcext:value-type="float">
            <text:p>10101</text:p>
          </table:table-cell>
          <table:table-cell office:value-type="date" office:date-value="2024-04-10" calcext:value-type="date">
            <text:p>2024-04-10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Kiehl's Midnight Recovery Concentr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02]*[.F102]" office:value-type="float" office:value="82" calcext:value-type="float">
            <text:p>82</text:p>
          </table:table-cell>
          <table:table-cell table:formula="of:=[.G102]-[.K10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02" calcext:value-type="float">
            <text:p>10102</text:p>
          </table:table-cell>
          <table:table-cell office:value-type="date" office:date-value="2024-04-11" calcext:value-type="date">
            <text:p>2024-04-11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Under Armour HOVR Sonic 4 Shoes</text:p>
          </table:table-cell>
          <table:table-cell office:value-type="float" office:value="2" calcext:value-type="float">
            <text:p>2</text:p>
          </table:table-cell>
          <table:table-cell office:value-type="float" office:value="109.99" calcext:value-type="float">
            <text:p>109.99</text:p>
          </table:table-cell>
          <table:table-cell office:value-type="float" office:value="219.98" calcext:value-type="float">
            <text:p>21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03]*[.F103]" office:value-type="float" office:value="219.98" calcext:value-type="float">
            <text:p>219.98</text:p>
          </table:table-cell>
          <table:table-cell table:formula="of:=[.G103]-[.K10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03" calcext:value-type="float">
            <text:p>10103</text:p>
          </table:table-cell>
          <table:table-cell office:value-type="date" office:date-value="2024-04-12" calcext:value-type="date">
            <text:p>2024-04-12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anon EOS R5 Came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99.99" calcext:value-type="float">
            <text:p>38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04]*[.F104]" office:value-type="float" office:value="3899.99" calcext:value-type="float">
            <text:p>3899.99</text:p>
          </table:table-cell>
          <table:table-cell table:formula="of:=[.G104]-[.K10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04" calcext:value-type="float">
            <text:p>10104</text:p>
          </table:table-cell>
          <table:table-cell office:value-type="date" office:date-value="2024-04-13" calcext:value-type="date">
            <text:p>2024-04-13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Shark IQ Robot Vacuum</text:p>
          </table:table-cell>
          <table:table-cell office:value-type="float" office:value="2" calcext:value-type="float">
            <text:p>2</text:p>
          </table:table-cell>
          <table:table-cell office:value-type="float" office:value="349.99" calcext:value-type="float">
            <text:p>349.99</text:p>
          </table:table-cell>
          <table:table-cell office:value-type="float" office:value="699.98" calcext:value-type="float">
            <text:p>69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05]*[.F105]" office:value-type="float" office:value="699.98" calcext:value-type="float">
            <text:p>699.98</text:p>
          </table:table-cell>
          <table:table-cell table:formula="of:=[.G105]-[.K10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05" calcext:value-type="float">
            <text:p>10105</text:p>
          </table:table-cell>
          <table:table-cell office:value-type="date" office:date-value="2024-04-14" calcext:value-type="date">
            <text:p>2024-04-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&amp;M Slim Fit Jeans</text:p>
          </table:table-cell>
          <table:table-cell office:value-type="float" office:value="3" calcext:value-type="float">
            <text:p>3</text:p>
          </table:table-cell>
          <table:table-cell office:value-type="float" office:value="39.99" calcext:value-type="float">
            <text:p>39.99</text:p>
          </table:table-cell>
          <table:table-cell office:value-type="float" office:value="119.97" calcext:value-type="float">
            <text:p>11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06]*[.F106]" office:value-type="float" office:value="119.97" calcext:value-type="float">
            <text:p>119.97</text:p>
          </table:table-cell>
          <table:table-cell table:formula="of:=[.G106]-[.K10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06" calcext:value-type="float">
            <text:p>10106</text:p>
          </table:table-cell>
          <table:table-cell office:value-type="date" office:date-value="2024-04-15" calcext:value-type="date">
            <text:p>2024-04-15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Girl on the Train by Paula Hawkins</text:p>
          </table:table-cell>
          <table:table-cell office:value-type="float" office:value="4" calcext:value-type="float">
            <text:p>4</text:p>
          </table:table-cell>
          <table:table-cell office:value-type="float" office:value="10.99" calcext:value-type="float">
            <text:p>10.99</text:p>
          </table:table-cell>
          <table:table-cell office:value-type="float" office:value="43.96" calcext:value-type="float">
            <text:p>43.9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07]*[.F107]" office:value-type="float" office:value="43.96" calcext:value-type="float">
            <text:p>43.96</text:p>
          </table:table-cell>
          <table:table-cell table:formula="of:=[.G107]-[.K10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07" calcext:value-type="float">
            <text:p>10107</text:p>
          </table:table-cell>
          <table:table-cell office:value-type="date" office:date-value="2024-04-16" calcext:value-type="date">
            <text:p>2024-04-16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The Ordinary Niacinamide Ser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08]*[.F108]" office:value-type="float" office:value="6.5" calcext:value-type="float">
            <text:p>6.5</text:p>
          </table:table-cell>
          <table:table-cell table:formula="of:=[.G108]-[.K10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08" calcext:value-type="float">
            <text:p>10108</text:p>
          </table:table-cell>
          <table:table-cell office:value-type="date" office:date-value="2024-04-17" calcext:value-type="date">
            <text:p>2024-04-17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Bowflex SelectTech 552 Dumbbel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.99" calcext:value-type="float">
            <text:p>399.9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09]*[.F109]" office:value-type="float" office:value="399.99" calcext:value-type="float">
            <text:p>399.99</text:p>
          </table:table-cell>
          <table:table-cell table:formula="of:=[.G109]-[.K10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09" calcext:value-type="float">
            <text:p>10109</text:p>
          </table:table-cell>
          <table:table-cell office:value-type="date" office:date-value="2024-04-18" calcext:value-type="date">
            <text:p>2024-04-18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Google Nest Hub Max</text:p>
          </table:table-cell>
          <table:table-cell office:value-type="float" office:value="2" calcext:value-type="float">
            <text:p>2</text:p>
          </table:table-cell>
          <table:table-cell office:value-type="float" office:value="229.99" calcext:value-type="float">
            <text:p>229.99</text:p>
          </table:table-cell>
          <table:table-cell office:value-type="float" office:value="459.98" calcext:value-type="float">
            <text:p>45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10]*[.F110]" office:value-type="float" office:value="459.98" calcext:value-type="float">
            <text:p>459.98</text:p>
          </table:table-cell>
          <table:table-cell table:formula="of:=[.G110]-[.K11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10" calcext:value-type="float">
            <text:p>10110</text:p>
          </table:table-cell>
          <table:table-cell office:value-type="date" office:date-value="2024-04-19" calcext:value-type="date">
            <text:p>2024-04-19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Cuisinart Griddler Delu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.99" calcext:value-type="float">
            <text:p>15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11]*[.F111]" office:value-type="float" office:value="159.99" calcext:value-type="float">
            <text:p>159.99</text:p>
          </table:table-cell>
          <table:table-cell table:formula="of:=[.G111]-[.K11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11" calcext:value-type="float">
            <text:p>10111</text:p>
          </table:table-cell>
          <table:table-cell office:value-type="date" office:date-value="2024-04-20" calcext:value-type="date">
            <text:p>2024-04-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ld Navy Relaxed-Fit T-Shirt</text:p>
          </table:table-cell>
          <table:table-cell office:value-type="float" office:value="4" calcext:value-type="float">
            <text:p>4</text:p>
          </table:table-cell>
          <table:table-cell office:value-type="float" office:value="14.99" calcext:value-type="float">
            <text:p>14.99</text:p>
          </table:table-cell>
          <table:table-cell office:value-type="float" office:value="59.96" calcext:value-type="float">
            <text:p>59.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12]*[.F112]" office:value-type="float" office:value="59.96" calcext:value-type="float">
            <text:p>59.96</text:p>
          </table:table-cell>
          <table:table-cell table:formula="of:=[.G112]-[.K11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12" calcext:value-type="float">
            <text:p>10112</text:p>
          </table:table-cell>
          <table:table-cell office:value-type="date" office:date-value="2024-04-21" calcext:value-type="date">
            <text:p>2024-04-21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Sapiens: A Brief History of Humankind by Yuval Noah Harari</text:p>
          </table:table-cell>
          <table:table-cell office:value-type="float" office:value="2" calcext:value-type="float">
            <text:p>2</text:p>
          </table:table-cell>
          <table:table-cell office:value-type="float" office:value="18.99" calcext:value-type="float">
            <text:p>18.99</text:p>
          </table:table-cell>
          <table:table-cell office:value-type="float" office:value="37.98" calcext:value-type="float">
            <text:p>37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13]*[.F113]" office:value-type="float" office:value="37.98" calcext:value-type="float">
            <text:p>37.98</text:p>
          </table:table-cell>
          <table:table-cell table:formula="of:=[.G113]-[.K11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13" calcext:value-type="float">
            <text:p>10113</text:p>
          </table:table-cell>
          <table:table-cell office:value-type="date" office:date-value="2024-04-22" calcext:value-type="date">
            <text:p>2024-04-22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Biore UV Aqua Rich Watery Essence Sunscr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14]*[.F114]" office:value-type="float" office:value="15" calcext:value-type="float">
            <text:p>15</text:p>
          </table:table-cell>
          <table:table-cell table:formula="of:=[.G114]-[.K1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14" calcext:value-type="float">
            <text:p>10114</text:p>
          </table:table-cell>
          <table:table-cell office:value-type="date" office:date-value="2024-04-23" calcext:value-type="date">
            <text:p>2024-04-2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Fitbit Versa 3</text:p>
          </table:table-cell>
          <table:table-cell office:value-type="float" office:value="3" calcext:value-type="float">
            <text:p>3</text:p>
          </table:table-cell>
          <table:table-cell office:value-type="float" office:value="229.95" calcext:value-type="float">
            <text:p>229.95</text:p>
          </table:table-cell>
          <table:table-cell office:value-type="float" office:value="689.85" calcext:value-type="float">
            <text:p>689.8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15]*[.F115]" office:value-type="float" office:value="689.85" calcext:value-type="float">
            <text:p>689.85</text:p>
          </table:table-cell>
          <table:table-cell table:formula="of:=[.G115]-[.K11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15" calcext:value-type="float">
            <text:p>10115</text:p>
          </table:table-cell>
          <table:table-cell office:value-type="date" office:date-value="2024-04-24" calcext:value-type="date">
            <text:p>2024-04-24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mazon Echo Show 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.99" calcext:value-type="float">
            <text:p>24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16]*[.F116]" office:value-type="float" office:value="249.99" calcext:value-type="float">
            <text:p>249.99</text:p>
          </table:table-cell>
          <table:table-cell table:formula="of:=[.G116]-[.K1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16" calcext:value-type="float">
            <text:p>10116</text:p>
          </table:table-cell>
          <table:table-cell office:value-type="date" office:date-value="2024-04-25" calcext:value-type="date">
            <text:p>2024-04-25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Breville Smart Grill</text:p>
          </table:table-cell>
          <table:table-cell office:value-type="float" office:value="2" calcext:value-type="float">
            <text:p>2</text:p>
          </table:table-cell>
          <table:table-cell office:value-type="float" office:value="299.95" calcext:value-type="float">
            <text:p>299.95</text:p>
          </table:table-cell>
          <table:table-cell office:value-type="float" office:value="599.9" calcext:value-type="float">
            <text:p>599.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17]*[.F117]" office:value-type="float" office:value="599.9" calcext:value-type="float">
            <text:p>599.9</text:p>
          </table:table-cell>
          <table:table-cell table:formula="of:=[.G117]-[.K1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17" calcext:value-type="float">
            <text:p>10117</text:p>
          </table:table-cell>
          <table:table-cell office:value-type="date" office:date-value="2024-04-26" calcext:value-type="date">
            <text:p>2024-04-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ap High Rise Skinny Jeans</text:p>
          </table:table-cell>
          <table:table-cell office:value-type="float" office:value="3" calcext:value-type="float">
            <text:p>3</text:p>
          </table:table-cell>
          <table:table-cell office:value-type="float" office:value="49.99" calcext:value-type="float">
            <text:p>49.99</text:p>
          </table:table-cell>
          <table:table-cell office:value-type="float" office:value="149.97" calcext:value-type="float">
            <text:p>14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18]*[.F118]" office:value-type="float" office:value="149.97" calcext:value-type="float">
            <text:p>149.97</text:p>
          </table:table-cell>
          <table:table-cell table:formula="of:=[.G118]-[.K1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18" calcext:value-type="float">
            <text:p>10118</text:p>
          </table:table-cell>
          <table:table-cell office:value-type="date" office:date-value="2024-04-27" calcext:value-type="date">
            <text:p>2024-04-27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Atomic Habits by James Clear</text:p>
          </table:table-cell>
          <table:table-cell office:value-type="float" office:value="4" calcext:value-type="float">
            <text:p>4</text:p>
          </table:table-cell>
          <table:table-cell office:value-type="float" office:value="16.99" calcext:value-type="float">
            <text:p>16.99</text:p>
          </table:table-cell>
          <table:table-cell office:value-type="float" office:value="67.96" calcext:value-type="float">
            <text:p>67.9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19]*[.F119]" office:value-type="float" office:value="67.96" calcext:value-type="float">
            <text:p>67.96</text:p>
          </table:table-cell>
          <table:table-cell table:formula="of:=[.G119]-[.K1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19" calcext:value-type="float">
            <text:p>10119</text:p>
          </table:table-cell>
          <table:table-cell office:value-type="date" office:date-value="2024-04-28" calcext:value-type="date">
            <text:p>2024-04-28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CeraVe Hydrating Facial Cleanser</text:p>
          </table:table-cell>
          <table:table-cell office:value-type="float" office:value="2" calcext:value-type="float">
            <text:p>2</text:p>
          </table:table-cell>
          <table:table-cell office:value-type="float" office:value="14.99" calcext:value-type="float">
            <text:p>14.99</text:p>
          </table:table-cell>
          <table:table-cell office:value-type="float" office:value="29.98" calcext:value-type="float">
            <text:p>2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20]*[.F120]" office:value-type="float" office:value="29.98" calcext:value-type="float">
            <text:p>29.98</text:p>
          </table:table-cell>
          <table:table-cell table:formula="of:=[.G120]-[.K1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20" calcext:value-type="float">
            <text:p>10120</text:p>
          </table:table-cell>
          <table:table-cell office:value-type="date" office:date-value="2024-04-29" calcext:value-type="date">
            <text:p>2024-04-29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YETI Hopper Flip Portable Coo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.99" calcext:value-type="float">
            <text:p>249.9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21]*[.F121]" office:value-type="float" office:value="249.99" calcext:value-type="float">
            <text:p>249.99</text:p>
          </table:table-cell>
          <table:table-cell table:formula="of:=[.G121]-[.K1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21" calcext:value-type="float">
            <text:p>10121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pple iPad Air</text:p>
          </table:table-cell>
          <table:table-cell office:value-type="float" office:value="2" calcext:value-type="float">
            <text:p>2</text:p>
          </table:table-cell>
          <table:table-cell office:value-type="float" office:value="599.99" calcext:value-type="float">
            <text:p>599.99</text:p>
          </table:table-cell>
          <table:table-cell office:value-type="float" office:value="1199.98" calcext:value-type="float">
            <text:p>119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22]*[.F122]" office:value-type="float" office:value="1199.98" calcext:value-type="float">
            <text:p>1199.98</text:p>
          </table:table-cell>
          <table:table-cell table:formula="of:=[.G122]-[.K1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22" calcext:value-type="float">
            <text:p>10122</text:p>
          </table:table-cell>
          <table:table-cell office:value-type="date" office:date-value="2024-05-01" calcext:value-type="date">
            <text:p>2024-05-01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Hamilton Beach FlexBrew Coffee Ma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.99" calcext:value-type="float">
            <text:p>8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23]*[.F123]" office:value-type="float" office:value="89.99" calcext:value-type="float">
            <text:p>89.99</text:p>
          </table:table-cell>
          <table:table-cell table:formula="of:=[.G123]-[.K12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23" calcext:value-type="float">
            <text:p>10123</text:p>
          </table:table-cell>
          <table:table-cell office:value-type="date" office:date-value="2024-05-02" calcext:value-type="date">
            <text:p>2024-05-0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rever 21 Graphic Tee</text:p>
          </table:table-cell>
          <table:table-cell office:value-type="float" office:value="5" calcext:value-type="float">
            <text:p>5</text:p>
          </table:table-cell>
          <table:table-cell office:value-type="float" office:value="12.99" calcext:value-type="float">
            <text:p>12.99</text:p>
          </table:table-cell>
          <table:table-cell office:value-type="float" office:value="64.95" calcext:value-type="float">
            <text:p>64.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24]*[.F124]" office:value-type="float" office:value="64.95" calcext:value-type="float">
            <text:p>64.95</text:p>
          </table:table-cell>
          <table:table-cell table:formula="of:=[.G124]-[.K1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24" calcext:value-type="float">
            <text:p>10124</text:p>
          </table:table-cell>
          <table:table-cell office:value-type="date" office:date-value="2024-05-03" calcext:value-type="date">
            <text:p>2024-05-03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Subtle Art of Not Giving a F*ck by Mark Manson</text:p>
          </table:table-cell>
          <table:table-cell office:value-type="float" office:value="3" calcext:value-type="float">
            <text:p>3</text:p>
          </table:table-cell>
          <table:table-cell office:value-type="float" office:value="14.99" calcext:value-type="float">
            <text:p>14.99</text:p>
          </table:table-cell>
          <table:table-cell office:value-type="float" office:value="44.97" calcext:value-type="float">
            <text:p>44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25]*[.F125]" office:value-type="float" office:value="44.97" calcext:value-type="float">
            <text:p>44.97</text:p>
          </table:table-cell>
          <table:table-cell table:formula="of:=[.G125]-[.K12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25" calcext:value-type="float">
            <text:p>10125</text:p>
          </table:table-cell>
          <table:table-cell office:value-type="date" office:date-value="2024-05-04" calcext:value-type="date">
            <text:p>2024-05-04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NARS Radiant Creamy Concea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26]*[.F126]" office:value-type="float" office:value="30" calcext:value-type="float">
            <text:p>30</text:p>
          </table:table-cell>
          <table:table-cell table:formula="of:=[.G126]-[.K12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26" calcext:value-type="float">
            <text:p>10126</text:p>
          </table:table-cell>
          <table:table-cell office:value-type="date" office:date-value="2024-05-05" calcext:value-type="date">
            <text:p>2024-05-05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Yeti Roadie 24 Coo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.99" calcext:value-type="float">
            <text:p>199.9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27]*[.F127]" office:value-type="float" office:value="199.99" calcext:value-type="float">
            <text:p>199.99</text:p>
          </table:table-cell>
          <table:table-cell table:formula="of:=[.G127]-[.K1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27" calcext:value-type="float">
            <text:p>10127</text:p>
          </table:table-cell>
          <table:table-cell office:value-type="date" office:date-value="2024-05-06" calcext:value-type="date">
            <text:p>2024-05-06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ony PlayStation 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9.99" calcext:value-type="float">
            <text:p>4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28]*[.F128]" office:value-type="float" office:value="499.99" calcext:value-type="float">
            <text:p>499.99</text:p>
          </table:table-cell>
          <table:table-cell table:formula="of:=[.G128]-[.K12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28" calcext:value-type="float">
            <text:p>10128</text:p>
          </table:table-cell>
          <table:table-cell office:value-type="date" office:date-value="2024-05-07" calcext:value-type="date">
            <text:p>2024-05-07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Dyson Supersonic Hair Dryer</text:p>
          </table:table-cell>
          <table:table-cell office:value-type="float" office:value="2" calcext:value-type="float">
            <text:p>2</text:p>
          </table:table-cell>
          <table:table-cell office:value-type="float" office:value="399.99" calcext:value-type="float">
            <text:p>399.99</text:p>
          </table:table-cell>
          <table:table-cell office:value-type="float" office:value="799.98" calcext:value-type="float">
            <text:p>79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29]*[.F129]" office:value-type="float" office:value="799.98" calcext:value-type="float">
            <text:p>799.98</text:p>
          </table:table-cell>
          <table:table-cell table:formula="of:=[.G129]-[.K12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29" calcext:value-type="float">
            <text:p>10129</text:p>
          </table:table-cell>
          <table:table-cell office:value-type="date" office:date-value="2024-05-08" calcext:value-type="date">
            <text:p>2024-05-0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ululemon Align Leggings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30]*[.F130]" office:value-type="float" office:value="294" calcext:value-type="float">
            <text:p>294</text:p>
          </table:table-cell>
          <table:table-cell table:formula="of:=[.G130]-[.K13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30" calcext:value-type="float">
            <text:p>10130</text:p>
          </table:table-cell>
          <table:table-cell office:value-type="date" office:date-value="2024-05-09" calcext:value-type="date">
            <text:p>2024-05-09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Four Agreements by Don Miguel Ruiz</text:p>
          </table:table-cell>
          <table:table-cell office:value-type="float" office:value="2" calcext:value-type="float">
            <text:p>2</text:p>
          </table:table-cell>
          <table:table-cell office:value-type="float" office:value="8.99" calcext:value-type="float">
            <text:p>8.99</text:p>
          </table:table-cell>
          <table:table-cell office:value-type="float" office:value="17.98" calcext:value-type="float">
            <text:p>17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31]*[.F131]" office:value-type="float" office:value="17.98" calcext:value-type="float">
            <text:p>17.98</text:p>
          </table:table-cell>
          <table:table-cell table:formula="of:=[.G131]-[.K13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31" calcext:value-type="float">
            <text:p>10131</text:p>
          </table:table-cell>
          <table:table-cell office:value-type="date" office:date-value="2024-05-10" calcext:value-type="date">
            <text:p>2024-05-10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Fenty Beauty Killawatt Highligh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32]*[.F132]" office:value-type="float" office:value="36" calcext:value-type="float">
            <text:p>36</text:p>
          </table:table-cell>
          <table:table-cell table:formula="of:=[.G132]-[.K13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32" calcext:value-type="float">
            <text:p>10132</text:p>
          </table:table-cell>
          <table:table-cell office:value-type="date" office:date-value="2024-05-11" calcext:value-type="date">
            <text:p>2024-05-11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Hydro Flask Wide Mouth Water Bottle</text:p>
          </table:table-cell>
          <table:table-cell office:value-type="float" office:value="4" calcext:value-type="float">
            <text:p>4</text:p>
          </table:table-cell>
          <table:table-cell office:value-type="float" office:value="39.95" calcext:value-type="float">
            <text:p>39.95</text:p>
          </table:table-cell>
          <table:table-cell office:value-type="float" office:value="159.8" calcext:value-type="float">
            <text:p>159.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33]*[.F133]" office:value-type="float" office:value="159.8" calcext:value-type="float">
            <text:p>159.8</text:p>
          </table:table-cell>
          <table:table-cell table:formula="of:=[.G133]-[.K13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33" calcext:value-type="float">
            <text:p>10133</text:p>
          </table:table-cell>
          <table:table-cell office:value-type="date" office:date-value="2024-05-12" calcext:value-type="date">
            <text:p>2024-05-12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Microsoft Surface Laptop 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9.99" calcext:value-type="float">
            <text:p>12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34]*[.F134]" office:value-type="float" office:value="1299.99" calcext:value-type="float">
            <text:p>1299.99</text:p>
          </table:table-cell>
          <table:table-cell table:formula="of:=[.G134]-[.K13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34" calcext:value-type="float">
            <text:p>10134</text:p>
          </table:table-cell>
          <table:table-cell office:value-type="date" office:date-value="2024-05-13" calcext:value-type="date">
            <text:p>2024-05-13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Keurig K-Mini Coffee Maker</text:p>
          </table:table-cell>
          <table:table-cell office:value-type="float" office:value="2" calcext:value-type="float">
            <text:p>2</text:p>
          </table:table-cell>
          <table:table-cell office:value-type="float" office:value="79.99" calcext:value-type="float">
            <text:p>79.99</text:p>
          </table:table-cell>
          <table:table-cell office:value-type="float" office:value="159.98" calcext:value-type="float">
            <text:p>15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35]*[.F135]" office:value-type="float" office:value="159.98" calcext:value-type="float">
            <text:p>159.98</text:p>
          </table:table-cell>
          <table:table-cell table:formula="of:=[.G135]-[.K13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35" calcext:value-type="float">
            <text:p>10135</text:p>
          </table:table-cell>
          <table:table-cell office:value-type="date" office:date-value="2024-05-14" calcext:value-type="date">
            <text:p>2024-05-1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ap Crewneck Sweatshirt</text:p>
          </table:table-cell>
          <table:table-cell office:value-type="float" office:value="4" calcext:value-type="float">
            <text:p>4</text:p>
          </table:table-cell>
          <table:table-cell office:value-type="float" office:value="34.99" calcext:value-type="float">
            <text:p>34.99</text:p>
          </table:table-cell>
          <table:table-cell office:value-type="float" office:value="139.96" calcext:value-type="float">
            <text:p>139.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36]*[.F136]" office:value-type="float" office:value="139.96" calcext:value-type="float">
            <text:p>139.96</text:p>
          </table:table-cell>
          <table:table-cell table:formula="of:=[.G136]-[.K13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36" calcext:value-type="float">
            <text:p>10136</text:p>
          </table:table-cell>
          <table:table-cell office:value-type="date" office:date-value="2024-05-15" calcext:value-type="date">
            <text:p>2024-05-15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ink and Grow Rich by Napoleon Hill</text:p>
          </table:table-cell>
          <table:table-cell office:value-type="float" office:value="3" calcext:value-type="float">
            <text:p>3</text:p>
          </table:table-cell>
          <table:table-cell office:value-type="float" office:value="9.99" calcext:value-type="float">
            <text:p>9.99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37]*[.F137]" office:value-type="float" office:value="29.97" calcext:value-type="float">
            <text:p>29.97</text:p>
          </table:table-cell>
          <table:table-cell table:formula="of:=[.G137]-[.K13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37" calcext:value-type="float">
            <text:p>10137</text:p>
          </table:table-cell>
          <table:table-cell office:value-type="date" office:date-value="2024-05-16" calcext:value-type="date">
            <text:p>2024-05-16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The Ordinary Hyaluronic Acid Ser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38]*[.F138]" office:value-type="float" office:value="6.8" calcext:value-type="float">
            <text:p>6.8</text:p>
          </table:table-cell>
          <table:table-cell table:formula="of:=[.G138]-[.K13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38" calcext:value-type="float">
            <text:p>10138</text:p>
          </table:table-cell>
          <table:table-cell office:value-type="date" office:date-value="2024-05-17" calcext:value-type="date">
            <text:p>2024-05-17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Fitbit Inspire 2</text:p>
          </table:table-cell>
          <table:table-cell office:value-type="float" office:value="2" calcext:value-type="float">
            <text:p>2</text:p>
          </table:table-cell>
          <table:table-cell office:value-type="float" office:value="99.95" calcext:value-type="float">
            <text:p>99.95</text:p>
          </table:table-cell>
          <table:table-cell office:value-type="float" office:value="199.9" calcext:value-type="float">
            <text:p>199.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39]*[.F139]" office:value-type="float" office:value="199.9" calcext:value-type="float">
            <text:p>199.9</text:p>
          </table:table-cell>
          <table:table-cell table:formula="of:=[.G139]-[.K1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39" calcext:value-type="float">
            <text:p>10139</text:p>
          </table:table-cell>
          <table:table-cell office:value-type="date" office:date-value="2024-05-18" calcext:value-type="date">
            <text:p>2024-05-18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amsung Odyssey G9 Gaming Moni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9.99" calcext:value-type="float">
            <text:p>14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40]*[.F140]" office:value-type="float" office:value="1499.99" calcext:value-type="float">
            <text:p>1499.99</text:p>
          </table:table-cell>
          <table:table-cell table:formula="of:=[.G140]-[.K14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40" calcext:value-type="float">
            <text:p>10140</text:p>
          </table:table-cell>
          <table:table-cell office:value-type="date" office:date-value="2024-05-19" calcext:value-type="date">
            <text:p>2024-05-19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Instant Pot Ult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9.99" calcext:value-type="float">
            <text:p>13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41]*[.F141]" office:value-type="float" office:value="139.99" calcext:value-type="float">
            <text:p>139.99</text:p>
          </table:table-cell>
          <table:table-cell table:formula="of:=[.G141]-[.K14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41" calcext:value-type="float">
            <text:p>10141</text:p>
          </table:table-cell>
          <table:table-cell office:value-type="date" office:date-value="2024-05-20" calcext:value-type="date">
            <text:p>2024-05-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didas Essential Track Pants</text:p>
          </table:table-cell>
          <table:table-cell office:value-type="float" office:value="3" calcext:value-type="float">
            <text:p>3</text:p>
          </table:table-cell>
          <table:table-cell office:value-type="float" office:value="44.99" calcext:value-type="float">
            <text:p>44.99</text:p>
          </table:table-cell>
          <table:table-cell office:value-type="float" office:value="134.97" calcext:value-type="float">
            <text:p>134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42]*[.F142]" office:value-type="float" office:value="134.97" calcext:value-type="float">
            <text:p>134.97</text:p>
          </table:table-cell>
          <table:table-cell table:formula="of:=[.G142]-[.K14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42" calcext:value-type="float">
            <text:p>10142</text:p>
          </table:table-cell>
          <table:table-cell office:value-type="date" office:date-value="2024-05-21" calcext:value-type="date">
            <text:p>2024-05-21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Power of Habit by Charles Duhigg</text:p>
          </table:table-cell>
          <table:table-cell office:value-type="float" office:value="2" calcext:value-type="float">
            <text:p>2</text:p>
          </table:table-cell>
          <table:table-cell office:value-type="float" office:value="11.99" calcext:value-type="float">
            <text:p>11.99</text:p>
          </table:table-cell>
          <table:table-cell office:value-type="float" office:value="23.98" calcext:value-type="float">
            <text:p>23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43]*[.F143]" office:value-type="float" office:value="23.98" calcext:value-type="float">
            <text:p>23.98</text:p>
          </table:table-cell>
          <table:table-cell table:formula="of:=[.G143]-[.K14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43" calcext:value-type="float">
            <text:p>10143</text:p>
          </table:table-cell>
          <table:table-cell office:value-type="date" office:date-value="2024-05-22" calcext:value-type="date">
            <text:p>2024-05-22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Clinique Dramatically Different Moisturizing Lo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.5" calcext:value-type="float">
            <text:p>29.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44]*[.F144]" office:value-type="float" office:value="29.5" calcext:value-type="float">
            <text:p>29.5</text:p>
          </table:table-cell>
          <table:table-cell table:formula="of:=[.G144]-[.K14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44" calcext:value-type="float">
            <text:p>10144</text:p>
          </table:table-cell>
          <table:table-cell office:value-type="date" office:date-value="2024-05-23" calcext:value-type="date">
            <text:p>2024-05-2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YETI Tundra 45 Coo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9.99" calcext:value-type="float">
            <text:p>299.9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45]*[.F145]" office:value-type="float" office:value="299.99" calcext:value-type="float">
            <text:p>299.99</text:p>
          </table:table-cell>
          <table:table-cell table:formula="of:=[.G145]-[.K14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45" calcext:value-type="float">
            <text:p>10145</text:p>
          </table:table-cell>
          <table:table-cell office:value-type="date" office:date-value="2024-05-24" calcext:value-type="date">
            <text:p>2024-05-24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pple AirPods Ma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46]*[.F146]" office:value-type="float" office:value="549" calcext:value-type="float">
            <text:p>549</text:p>
          </table:table-cell>
          <table:table-cell table:formula="of:=[.G146]-[.K14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46" calcext:value-type="float">
            <text:p>10146</text:p>
          </table:table-cell>
          <table:table-cell office:value-type="date" office:date-value="2024-05-25" calcext:value-type="date">
            <text:p>2024-05-25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Cuisinart Coffee Center</text:p>
          </table:table-cell>
          <table:table-cell office:value-type="float" office:value="2" calcext:value-type="float">
            <text:p>2</text:p>
          </table:table-cell>
          <table:table-cell office:value-type="float" office:value="199.95" calcext:value-type="float">
            <text:p>199.95</text:p>
          </table:table-cell>
          <table:table-cell office:value-type="float" office:value="399.9" calcext:value-type="float">
            <text:p>399.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47]*[.F147]" office:value-type="float" office:value="399.9" calcext:value-type="float">
            <text:p>399.9</text:p>
          </table:table-cell>
          <table:table-cell table:formula="of:=[.G147]-[.K14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47" calcext:value-type="float">
            <text:p>10147</text:p>
          </table:table-cell>
          <table:table-cell office:value-type="date" office:date-value="2024-05-26" calcext:value-type="date">
            <text:p>2024-05-2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evi's Sherpa Trucker Jacket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48]*[.F148]" office:value-type="float" office:value="196" calcext:value-type="float">
            <text:p>196</text:p>
          </table:table-cell>
          <table:table-cell table:formula="of:=[.G148]-[.K14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48" calcext:value-type="float">
            <text:p>10148</text:p>
          </table:table-cell>
          <table:table-cell office:value-type="date" office:date-value="2024-05-27" calcext:value-type="date">
            <text:p>2024-05-27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Outsiders by S.E. Hinton</text:p>
          </table:table-cell>
          <table:table-cell office:value-type="float" office:value="3" calcext:value-type="float">
            <text:p>3</text:p>
          </table:table-cell>
          <table:table-cell office:value-type="float" office:value="10.99" calcext:value-type="float">
            <text:p>10.99</text:p>
          </table:table-cell>
          <table:table-cell office:value-type="float" office:value="32.97" calcext:value-type="float">
            <text:p>32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49]*[.F149]" office:value-type="float" office:value="32.97" calcext:value-type="float">
            <text:p>32.97</text:p>
          </table:table-cell>
          <table:table-cell table:formula="of:=[.G149]-[.K14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49" calcext:value-type="float">
            <text:p>10149</text:p>
          </table:table-cell>
          <table:table-cell office:value-type="date" office:date-value="2024-05-28" calcext:value-type="date">
            <text:p>2024-05-28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Laneige Water Sleeping Mas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50]*[.F150]" office:value-type="float" office:value="25" calcext:value-type="float">
            <text:p>25</text:p>
          </table:table-cell>
          <table:table-cell table:formula="of:=[.G150]-[.K15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50" calcext:value-type="float">
            <text:p>10150</text:p>
          </table:table-cell>
          <table:table-cell office:value-type="date" office:date-value="2024-05-29" calcext:value-type="date">
            <text:p>2024-05-29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Bose SoundSport Wireless Earbuds</text:p>
          </table:table-cell>
          <table:table-cell office:value-type="float" office:value="2" calcext:value-type="float">
            <text:p>2</text:p>
          </table:table-cell>
          <table:table-cell office:value-type="float" office:value="149.99" calcext:value-type="float">
            <text:p>149.99</text:p>
          </table:table-cell>
          <table:table-cell office:value-type="float" office:value="299.98" calcext:value-type="float">
            <text:p>29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51]*[.F151]" office:value-type="float" office:value="299.98" calcext:value-type="float">
            <text:p>299.98</text:p>
          </table:table-cell>
          <table:table-cell table:formula="of:=[.G151]-[.K15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51" calcext:value-type="float">
            <text:p>10151</text:p>
          </table:table-cell>
          <table:table-cell office:value-type="date" office:date-value="2024-05-30" calcext:value-type="date">
            <text:p>2024-05-30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ony WH-1000XM4 Headpho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9.99" calcext:value-type="float">
            <text:p>34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52]*[.F152]" office:value-type="float" office:value="349.99" calcext:value-type="float">
            <text:p>349.99</text:p>
          </table:table-cell>
          <table:table-cell table:formula="of:=[.G152]-[.K15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52" calcext:value-type="float">
            <text:p>10152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Ninja Foodi Pressure Cooker</text:p>
          </table:table-cell>
          <table:table-cell office:value-type="float" office:value="2" calcext:value-type="float">
            <text:p>2</text:p>
          </table:table-cell>
          <table:table-cell office:value-type="float" office:value="199.99" calcext:value-type="float">
            <text:p>199.99</text:p>
          </table:table-cell>
          <table:table-cell office:value-type="float" office:value="399.98" calcext:value-type="float">
            <text:p>39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53]*[.F153]" office:value-type="float" office:value="399.98" calcext:value-type="float">
            <text:p>399.98</text:p>
          </table:table-cell>
          <table:table-cell table:formula="of:=[.G153]-[.K15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53" calcext:value-type="float">
            <text:p>10153</text:p>
          </table:table-cell>
          <table:table-cell office:value-type="date" office:date-value="2024-06-01" calcext:value-type="date">
            <text:p>2024-06-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ike Sportswear Club Fleece Hoodie</text:p>
          </table:table-cell>
          <table:table-cell office:value-type="float" office:value="3" calcext:value-type="float">
            <text:p>3</text:p>
          </table:table-cell>
          <table:table-cell office:value-type="float" office:value="54.99" calcext:value-type="float">
            <text:p>54.99</text:p>
          </table:table-cell>
          <table:table-cell office:value-type="float" office:value="164.97" calcext:value-type="float">
            <text:p>164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54]*[.F154]" office:value-type="float" office:value="164.97" calcext:value-type="float">
            <text:p>164.97</text:p>
          </table:table-cell>
          <table:table-cell table:formula="of:=[.G154]-[.K15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54" calcext:value-type="float">
            <text:p>10154</text:p>
          </table:table-cell>
          <table:table-cell office:value-type="date" office:date-value="2024-06-02" calcext:value-type="date">
            <text:p>2024-06-02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Night Circus by Erin Morgenstern</text:p>
          </table:table-cell>
          <table:table-cell office:value-type="float" office:value="2" calcext:value-type="float">
            <text:p>2</text:p>
          </table:table-cell>
          <table:table-cell office:value-type="float" office:value="16.99" calcext:value-type="float">
            <text:p>16.99</text:p>
          </table:table-cell>
          <table:table-cell office:value-type="float" office:value="33.98" calcext:value-type="float">
            <text:p>33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55]*[.F155]" office:value-type="float" office:value="33.98" calcext:value-type="float">
            <text:p>33.98</text:p>
          </table:table-cell>
          <table:table-cell table:formula="of:=[.G155]-[.K15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55" calcext:value-type="float">
            <text:p>10155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GlamGlow Supermud Clearing Treat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56]*[.F156]" office:value-type="float" office:value="59" calcext:value-type="float">
            <text:p>59</text:p>
          </table:table-cell>
          <table:table-cell table:formula="of:=[.G156]-[.K15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56" calcext:value-type="float">
            <text:p>10156</text:p>
          </table:table-cell>
          <table:table-cell office:value-type="date" office:date-value="2024-06-04" calcext:value-type="date">
            <text:p>2024-06-04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Garmin Forerunner 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9.99" calcext:value-type="float">
            <text:p>299.9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57]*[.F157]" office:value-type="float" office:value="299.99" calcext:value-type="float">
            <text:p>299.99</text:p>
          </table:table-cell>
          <table:table-cell table:formula="of:=[.G157]-[.K15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57" calcext:value-type="float">
            <text:p>10157</text:p>
          </table:table-cell>
          <table:table-cell office:value-type="date" office:date-value="2024-06-05" calcext:value-type="date">
            <text:p>2024-06-05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Google Pixel 6 P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9.99" calcext:value-type="float">
            <text:p>8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58]*[.F158]" office:value-type="float" office:value="899.99" calcext:value-type="float">
            <text:p>899.99</text:p>
          </table:table-cell>
          <table:table-cell table:formula="of:=[.G158]-[.K15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58" calcext:value-type="float">
            <text:p>10158</text:p>
          </table:table-cell>
          <table:table-cell office:value-type="date" office:date-value="2024-06-06" calcext:value-type="date">
            <text:p>2024-06-06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Breville Nespresso Creatista Pl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9.95" calcext:value-type="float">
            <text:p>499.9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59]*[.F159]" office:value-type="float" office:value="499.95" calcext:value-type="float">
            <text:p>499.95</text:p>
          </table:table-cell>
          <table:table-cell table:formula="of:=[.G159]-[.K15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59" calcext:value-type="float">
            <text:p>10159</text:p>
          </table:table-cell>
          <table:table-cell office:value-type="date" office:date-value="2024-06-07" calcext:value-type="date">
            <text:p>2024-06-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 Armour Tech 2.0 T-Shirt</text:p>
          </table:table-cell>
          <table:table-cell office:value-type="float" office:value="4" calcext:value-type="float">
            <text:p>4</text:p>
          </table:table-cell>
          <table:table-cell office:value-type="float" office:value="24.99" calcext:value-type="float">
            <text:p>24.99</text:p>
          </table:table-cell>
          <table:table-cell office:value-type="float" office:value="99.96" calcext:value-type="float">
            <text:p>99.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60]*[.F160]" office:value-type="float" office:value="99.96" calcext:value-type="float">
            <text:p>99.96</text:p>
          </table:table-cell>
          <table:table-cell table:formula="of:=[.G160]-[.K16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60" calcext:value-type="float">
            <text:p>10160</text:p>
          </table:table-cell>
          <table:table-cell office:value-type="date" office:date-value="2024-06-08" calcext:value-type="date">
            <text:p>2024-06-08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Art of War by Sun Tzu</text:p>
          </table:table-cell>
          <table:table-cell office:value-type="float" office:value="3" calcext:value-type="float">
            <text:p>3</text:p>
          </table:table-cell>
          <table:table-cell office:value-type="float" office:value="7.99" calcext:value-type="float">
            <text:p>7.99</text:p>
          </table:table-cell>
          <table:table-cell office:value-type="float" office:value="23.97" calcext:value-type="float">
            <text:p>23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61]*[.F161]" office:value-type="float" office:value="23.97" calcext:value-type="float">
            <text:p>23.97</text:p>
          </table:table-cell>
          <table:table-cell table:formula="of:=[.G161]-[.K16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61" calcext:value-type="float">
            <text:p>10161</text:p>
          </table:table-cell>
          <table:table-cell office:value-type="date" office:date-value="2024-06-09" calcext:value-type="date">
            <text:p>2024-06-09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Youth to the People Superfood Antioxidant Clean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62]*[.F162]" office:value-type="float" office:value="36" calcext:value-type="float">
            <text:p>36</text:p>
          </table:table-cell>
          <table:table-cell table:formula="of:=[.G162]-[.K16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62" calcext:value-type="float">
            <text:p>10162</text:p>
          </table:table-cell>
          <table:table-cell office:value-type="date" office:date-value="2024-06-10" calcext:value-type="date">
            <text:p>2024-06-1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riggerPoint GRID Foam Roller</text:p>
          </table:table-cell>
          <table:table-cell office:value-type="float" office:value="2" calcext:value-type="float">
            <text:p>2</text:p>
          </table:table-cell>
          <table:table-cell office:value-type="float" office:value="34.99" calcext:value-type="float">
            <text:p>34.99</text:p>
          </table:table-cell>
          <table:table-cell office:value-type="float" office:value="69.98" calcext:value-type="float">
            <text:p>6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63]*[.F163]" office:value-type="float" office:value="69.98" calcext:value-type="float">
            <text:p>69.98</text:p>
          </table:table-cell>
          <table:table-cell table:formula="of:=[.G163]-[.K16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63" calcext:value-type="float">
            <text:p>10163</text:p>
          </table:table-cell>
          <table:table-cell office:value-type="date" office:date-value="2024-06-11" calcext:value-type="date">
            <text:p>2024-06-11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pple MacBook Ai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9.99" calcext:value-type="float">
            <text:p>11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64]*[.F164]" office:value-type="float" office:value="1199.99" calcext:value-type="float">
            <text:p>1199.99</text:p>
          </table:table-cell>
          <table:table-cell table:formula="of:=[.G164]-[.K16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64" calcext:value-type="float">
            <text:p>10164</text:p>
          </table:table-cell>
          <table:table-cell office:value-type="date" office:date-value="2024-06-12" calcext:value-type="date">
            <text:p>2024-06-12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Cuisinart Custom 14-Cup Food Process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.99" calcext:value-type="float">
            <text:p>19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65]*[.F165]" office:value-type="float" office:value="199.99" calcext:value-type="float">
            <text:p>199.99</text:p>
          </table:table-cell>
          <table:table-cell table:formula="of:=[.G165]-[.K16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65" calcext:value-type="float">
            <text:p>10165</text:p>
          </table:table-cell>
          <table:table-cell office:value-type="date" office:date-value="2024-06-13" calcext:value-type="date">
            <text:p>2024-06-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didas 3-Stripes Shorts</text:p>
          </table:table-cell>
          <table:table-cell office:value-type="float" office:value="5" calcext:value-type="float">
            <text:p>5</text:p>
          </table:table-cell>
          <table:table-cell office:value-type="float" office:value="29.99" calcext:value-type="float">
            <text:p>29.99</text:p>
          </table:table-cell>
          <table:table-cell office:value-type="float" office:value="149.95" calcext:value-type="float">
            <text:p>149.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66]*[.F166]" office:value-type="float" office:value="149.95" calcext:value-type="float">
            <text:p>149.95</text:p>
          </table:table-cell>
          <table:table-cell table:formula="of:=[.G166]-[.K16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66" calcext:value-type="float">
            <text:p>10166</text:p>
          </table:table-cell>
          <table:table-cell office:value-type="date" office:date-value="2024-06-14" calcext:value-type="date">
            <text:p>2024-06-14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Hunger Games by Suzanne Collins</text:p>
          </table:table-cell>
          <table:table-cell office:value-type="float" office:value="4" calcext:value-type="float">
            <text:p>4</text:p>
          </table:table-cell>
          <table:table-cell office:value-type="float" office:value="8.99" calcext:value-type="float">
            <text:p>8.99</text:p>
          </table:table-cell>
          <table:table-cell office:value-type="float" office:value="35.96" calcext:value-type="float">
            <text:p>35.9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67]*[.F167]" office:value-type="float" office:value="35.96" calcext:value-type="float">
            <text:p>35.96</text:p>
          </table:table-cell>
          <table:table-cell table:formula="of:=[.G167]-[.K16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67" calcext:value-type="float">
            <text:p>10167</text:p>
          </table:table-cell>
          <table:table-cell office:value-type="date" office:date-value="2024-06-15" calcext:value-type="date">
            <text:p>2024-06-15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Neutrogena Hydro Boost Water G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.99" calcext:value-type="float">
            <text:p>16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68]*[.F168]" office:value-type="float" office:value="16.99" calcext:value-type="float">
            <text:p>16.99</text:p>
          </table:table-cell>
          <table:table-cell table:formula="of:=[.G168]-[.K16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68" calcext:value-type="float">
            <text:p>10168</text:p>
          </table:table-cell>
          <table:table-cell office:value-type="date" office:date-value="2024-06-16" calcext:value-type="date">
            <text:p>2024-06-16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Yeti Rambler Bottle</text:p>
          </table:table-cell>
          <table:table-cell office:value-type="float" office:value="3" calcext:value-type="float">
            <text:p>3</text:p>
          </table:table-cell>
          <table:table-cell office:value-type="float" office:value="49.99" calcext:value-type="float">
            <text:p>49.99</text:p>
          </table:table-cell>
          <table:table-cell office:value-type="float" office:value="149.97" calcext:value-type="float">
            <text:p>14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69]*[.F169]" office:value-type="float" office:value="149.97" calcext:value-type="float">
            <text:p>149.97</text:p>
          </table:table-cell>
          <table:table-cell table:formula="of:=[.G169]-[.K16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69" calcext:value-type="float">
            <text:p>10169</text:p>
          </table:table-cell>
          <table:table-cell office:value-type="date" office:date-value="2024-06-17" calcext:value-type="date">
            <text:p>2024-06-17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amsung Odyssey G7 Gaming Moni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9.99" calcext:value-type="float">
            <text:p>6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70]*[.F170]" office:value-type="float" office:value="699.99" calcext:value-type="float">
            <text:p>699.99</text:p>
          </table:table-cell>
          <table:table-cell table:formula="of:=[.G170]-[.K17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70" calcext:value-type="float">
            <text:p>10170</text:p>
          </table:table-cell>
          <table:table-cell office:value-type="date" office:date-value="2024-06-18" calcext:value-type="date">
            <text:p>2024-06-18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Instant Pot Duo Evo Plus</text:p>
          </table:table-cell>
          <table:table-cell office:value-type="float" office:value="2" calcext:value-type="float">
            <text:p>2</text:p>
          </table:table-cell>
          <table:table-cell office:value-type="float" office:value="139.99" calcext:value-type="float">
            <text:p>139.99</text:p>
          </table:table-cell>
          <table:table-cell office:value-type="float" office:value="279.98" calcext:value-type="float">
            <text:p>27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71]*[.F171]" office:value-type="float" office:value="279.98" calcext:value-type="float">
            <text:p>279.98</text:p>
          </table:table-cell>
          <table:table-cell table:formula="of:=[.G171]-[.K17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71" calcext:value-type="float">
            <text:p>10171</text:p>
          </table:table-cell>
          <table:table-cell office:value-type="date" office:date-value="2024-06-19" calcext:value-type="date">
            <text:p>2024-06-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ike Tempo Running Shorts</text:p>
          </table:table-cell>
          <table:table-cell office:value-type="float" office:value="3" calcext:value-type="float">
            <text:p>3</text:p>
          </table:table-cell>
          <table:table-cell office:value-type="float" office:value="34.99" calcext:value-type="float">
            <text:p>34.99</text:p>
          </table:table-cell>
          <table:table-cell office:value-type="float" office:value="104.97" calcext:value-type="float">
            <text:p>104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72]*[.F172]" office:value-type="float" office:value="104.97" calcext:value-type="float">
            <text:p>104.97</text:p>
          </table:table-cell>
          <table:table-cell table:formula="of:=[.G172]-[.K17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72" calcext:value-type="float">
            <text:p>10172</text:p>
          </table:table-cell>
          <table:table-cell office:value-type="date" office:date-value="2024-06-20" calcext:value-type="date">
            <text:p>2024-06-20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Girl with the Dragon Tattoo by Stieg Larsson</text:p>
          </table:table-cell>
          <table:table-cell office:value-type="float" office:value="2" calcext:value-type="float">
            <text:p>2</text:p>
          </table:table-cell>
          <table:table-cell office:value-type="float" office:value="9.99" calcext:value-type="float">
            <text:p>9.99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73]*[.F173]" office:value-type="float" office:value="19.98" calcext:value-type="float">
            <text:p>19.98</text:p>
          </table:table-cell>
          <table:table-cell table:formula="of:=[.G173]-[.K17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73" calcext:value-type="float">
            <text:p>10173</text:p>
          </table:table-cell>
          <table:table-cell office:value-type="date" office:date-value="2024-06-21" calcext:value-type="date">
            <text:p>2024-06-21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Paula's Choice Skin Perfecting 2% BHA Liquid Exfolia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.5" calcext:value-type="float">
            <text:p>29.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74]*[.F174]" office:value-type="float" office:value="29.5" calcext:value-type="float">
            <text:p>29.5</text:p>
          </table:table-cell>
          <table:table-cell table:formula="of:=[.G174]-[.K17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74" calcext:value-type="float">
            <text:p>10174</text:p>
          </table:table-cell>
          <table:table-cell office:value-type="date" office:date-value="2024-06-22" calcext:value-type="date">
            <text:p>2024-06-22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Bowflex SelectTech 1090 Adjustable Dumbbel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9.99" calcext:value-type="float">
            <text:p>699.9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75]*[.F175]" office:value-type="float" office:value="699.99" calcext:value-type="float">
            <text:p>699.99</text:p>
          </table:table-cell>
          <table:table-cell table:formula="of:=[.G175]-[.K17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75" calcext:value-type="float">
            <text:p>10175</text:p>
          </table:table-cell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mazon Fire TV Stick 4K</text:p>
          </table:table-cell>
          <table:table-cell office:value-type="float" office:value="3" calcext:value-type="float">
            <text:p>3</text:p>
          </table:table-cell>
          <table:table-cell office:value-type="float" office:value="49.99" calcext:value-type="float">
            <text:p>49.99</text:p>
          </table:table-cell>
          <table:table-cell office:value-type="float" office:value="149.97" calcext:value-type="float">
            <text:p>149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76]*[.F176]" office:value-type="float" office:value="149.97" calcext:value-type="float">
            <text:p>149.97</text:p>
          </table:table-cell>
          <table:table-cell table:formula="of:=[.G176]-[.K17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76" calcext:value-type="float">
            <text:p>10176</text:p>
          </table:table-cell>
          <table:table-cell office:value-type="date" office:date-value="2024-06-24" calcext:value-type="date">
            <text:p>2024-06-24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Crock-Pot 6-Quart Slow Cooker</text:p>
          </table:table-cell>
          <table:table-cell office:value-type="float" office:value="2" calcext:value-type="float">
            <text:p>2</text:p>
          </table:table-cell>
          <table:table-cell office:value-type="float" office:value="49.99" calcext:value-type="float">
            <text:p>49.99</text:p>
          </table:table-cell>
          <table:table-cell office:value-type="float" office:value="99.98" calcext:value-type="float">
            <text:p>9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77]*[.F177]" office:value-type="float" office:value="99.98" calcext:value-type="float">
            <text:p>99.98</text:p>
          </table:table-cell>
          <table:table-cell table:formula="of:=[.G177]-[.K17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77" calcext:value-type="float">
            <text:p>10177</text:p>
          </table:table-cell>
          <table:table-cell office:value-type="date" office:date-value="2024-06-25" calcext:value-type="date">
            <text:p>2024-06-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qlo Airism Mesh Boxer Briefs</text:p>
          </table:table-cell>
          <table:table-cell office:value-type="float" office:value="4" calcext:value-type="float">
            <text:p>4</text:p>
          </table:table-cell>
          <table:table-cell office:value-type="float" office:value="14.9" calcext:value-type="float">
            <text:p>14.9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78]*[.F178]" office:value-type="float" office:value="59.6" calcext:value-type="float">
            <text:p>59.6</text:p>
          </table:table-cell>
          <table:table-cell table:formula="of:=[.G178]-[.K17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78" calcext:value-type="float">
            <text:p>10178</text:p>
          </table:table-cell>
          <table:table-cell office:value-type="date" office:date-value="2024-06-26" calcext:value-type="date">
            <text:p>2024-06-26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Sun Also Rises by Ernest Hemingway</text:p>
          </table:table-cell>
          <table:table-cell office:value-type="float" office:value="3" calcext:value-type="float">
            <text:p>3</text:p>
          </table:table-cell>
          <table:table-cell office:value-type="float" office:value="11.99" calcext:value-type="float">
            <text:p>11.99</text:p>
          </table:table-cell>
          <table:table-cell office:value-type="float" office:value="35.97" calcext:value-type="float">
            <text:p>35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79]*[.F179]" office:value-type="float" office:value="35.97" calcext:value-type="float">
            <text:p>35.97</text:p>
          </table:table-cell>
          <table:table-cell table:formula="of:=[.G179]-[.K17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79" calcext:value-type="float">
            <text:p>10179</text:p>
          </table:table-cell>
          <table:table-cell office:value-type="date" office:date-value="2024-06-27" calcext:value-type="date">
            <text:p>2024-06-27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First Aid Beauty Ultra Repair Cream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80]*[.F180]" office:value-type="float" office:value="68" calcext:value-type="float">
            <text:p>68</text:p>
          </table:table-cell>
          <table:table-cell table:formula="of:=[.G180]-[.K18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80" calcext:value-type="float">
            <text:p>10180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Oakley Holbrook Sunglass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81]*[.F181]" office:value-type="float" office:value="146" calcext:value-type="float">
            <text:p>146</text:p>
          </table:table-cell>
          <table:table-cell table:formula="of:=[.G181]-[.K18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81" calcext:value-type="float">
            <text:p>10181</text:p>
          </table:table-cell>
          <table:table-cell office:value-type="date" office:date-value="2024-06-29" calcext:value-type="date">
            <text:p>2024-06-29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Google Pixelbook 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9.99" calcext:value-type="float">
            <text:p>64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82]*[.F182]" office:value-type="float" office:value="649.99" calcext:value-type="float">
            <text:p>649.99</text:p>
          </table:table-cell>
          <table:table-cell table:formula="of:=[.G182]-[.K18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82" calcext:value-type="float">
            <text:p>10182</text:p>
          </table:table-cell>
          <table:table-cell office:value-type="date" office:date-value="2024-06-30" calcext:value-type="date">
            <text:p>2024-06-30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Dyson V8 Absolu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.99" calcext:value-type="float">
            <text:p>39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83]*[.F183]" office:value-type="float" office:value="399.99" calcext:value-type="float">
            <text:p>399.99</text:p>
          </table:table-cell>
          <table:table-cell table:formula="of:=[.G183]-[.K18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83" calcext:value-type="float">
            <text:p>10183</text:p>
          </table:table-cell>
          <table:table-cell office:value-type="date" office:date-value="2024-07-01" calcext:value-type="date">
            <text:p>2024-07-0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evi's 511 Slim Fit Jeans</text:p>
          </table:table-cell>
          <table:table-cell office:value-type="float" office:value="3" calcext:value-type="float">
            <text:p>3</text:p>
          </table:table-cell>
          <table:table-cell office:value-type="float" office:value="59.99" calcext:value-type="float">
            <text:p>59.99</text:p>
          </table:table-cell>
          <table:table-cell office:value-type="float" office:value="179.97" calcext:value-type="float">
            <text:p>17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84]*[.F184]" office:value-type="float" office:value="179.97" calcext:value-type="float">
            <text:p>179.97</text:p>
          </table:table-cell>
          <table:table-cell table:formula="of:=[.G184]-[.K18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84" calcext:value-type="float">
            <text:p>10184</text:p>
          </table:table-cell>
          <table:table-cell office:value-type="date" office:date-value="2024-07-02" calcext:value-type="date">
            <text:p>2024-07-02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Martian by Andy Weir</text:p>
          </table:table-cell>
          <table:table-cell office:value-type="float" office:value="2" calcext:value-type="float">
            <text:p>2</text:p>
          </table:table-cell>
          <table:table-cell office:value-type="float" office:value="12.99" calcext:value-type="float">
            <text:p>12.99</text:p>
          </table:table-cell>
          <table:table-cell office:value-type="float" office:value="25.98" calcext:value-type="float">
            <text:p>25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85]*[.F185]" office:value-type="float" office:value="25.98" calcext:value-type="float">
            <text:p>25.98</text:p>
          </table:table-cell>
          <table:table-cell table:formula="of:=[.G185]-[.K18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85" calcext:value-type="float">
            <text:p>10185</text:p>
          </table:table-cell>
          <table:table-cell office:value-type="date" office:date-value="2024-07-03" calcext:value-type="date">
            <text:p>2024-07-03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La Mer Crème de la Mer Moisturiz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86]*[.F186]" office:value-type="float" office:value="190" calcext:value-type="float">
            <text:p>190</text:p>
          </table:table-cell>
          <table:table-cell table:formula="of:=[.G186]-[.K18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86" calcext:value-type="float">
            <text:p>10186</text:p>
          </table:table-cell>
          <table:table-cell office:value-type="date" office:date-value="2024-07-04" calcext:value-type="date">
            <text:p>2024-07-04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Polar Vantage V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9.95" calcext:value-type="float">
            <text:p>499.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87]*[.F187]" office:value-type="float" office:value="499.95" calcext:value-type="float">
            <text:p>499.95</text:p>
          </table:table-cell>
          <table:table-cell table:formula="of:=[.G187]-[.K18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87" calcext:value-type="float">
            <text:p>10187</text:p>
          </table:table-cell>
          <table:table-cell office:value-type="date" office:date-value="2024-07-05" calcext:value-type="date">
            <text:p>2024-07-05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onos Beam Soundb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88]*[.F188]" office:value-type="float" office:value="399" calcext:value-type="float">
            <text:p>399</text:p>
          </table:table-cell>
          <table:table-cell table:formula="of:=[.G188]-[.K18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88" calcext:value-type="float">
            <text:p>10188</text:p>
          </table:table-cell>
          <table:table-cell office:value-type="date" office:date-value="2024-07-06" calcext:value-type="date">
            <text:p>2024-07-06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Anova Precision Cooker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89]*[.F189]" office:value-type="float" office:value="398" calcext:value-type="float">
            <text:p>398</text:p>
          </table:table-cell>
          <table:table-cell table:formula="of:=[.G189]-[.K18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89" calcext:value-type="float">
            <text:p>10189</text:p>
          </table:table-cell>
          <table:table-cell office:value-type="date" office:date-value="2024-07-07" calcext:value-type="date">
            <text:p>2024-07-0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ike Dri-FIT Training Shorts</text:p>
          </table:table-cell>
          <table:table-cell office:value-type="float" office:value="4" calcext:value-type="float">
            <text:p>4</text:p>
          </table:table-cell>
          <table:table-cell office:value-type="float" office:value="34.99" calcext:value-type="float">
            <text:p>34.99</text:p>
          </table:table-cell>
          <table:table-cell office:value-type="float" office:value="139.96" calcext:value-type="float">
            <text:p>139.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90]*[.F190]" office:value-type="float" office:value="139.96" calcext:value-type="float">
            <text:p>139.96</text:p>
          </table:table-cell>
          <table:table-cell table:formula="of:=[.G190]-[.K19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90" calcext:value-type="float">
            <text:p>10190</text:p>
          </table:table-cell>
          <table:table-cell office:value-type="date" office:date-value="2024-07-08" calcext:value-type="date">
            <text:p>2024-07-08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Catcher in the Rye by J.D. Salinger</text:p>
          </table:table-cell>
          <table:table-cell office:value-type="float" office:value="3" calcext:value-type="float">
            <text:p>3</text:p>
          </table:table-cell>
          <table:table-cell office:value-type="float" office:value="10.99" calcext:value-type="float">
            <text:p>10.99</text:p>
          </table:table-cell>
          <table:table-cell office:value-type="float" office:value="32.97" calcext:value-type="float">
            <text:p>32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91]*[.F191]" office:value-type="float" office:value="32.97" calcext:value-type="float">
            <text:p>32.97</text:p>
          </table:table-cell>
          <table:table-cell table:formula="of:=[.G191]-[.K19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91" calcext:value-type="float">
            <text:p>10191</text:p>
          </table:table-cell>
          <table:table-cell office:value-type="date" office:date-value="2024-07-09" calcext:value-type="date">
            <text:p>2024-07-09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Glossier Cloud Pai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92]*[.F192]" office:value-type="float" office:value="18" calcext:value-type="float">
            <text:p>18</text:p>
          </table:table-cell>
          <table:table-cell table:formula="of:=[.G192]-[.K19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92" calcext:value-type="float">
            <text:p>10192</text:p>
          </table:table-cell>
          <table:table-cell office:value-type="date" office:date-value="2024-07-10" calcext:value-type="date">
            <text:p>2024-07-1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RX All-in-One Suspension Training Syst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.95" calcext:value-type="float">
            <text:p>169.9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93]*[.F193]" office:value-type="float" office:value="169.95" calcext:value-type="float">
            <text:p>169.95</text:p>
          </table:table-cell>
          <table:table-cell table:formula="of:=[.G193]-[.K19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93" calcext:value-type="float">
            <text:p>10193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Logitech G Pro X Wireless Gaming Head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.99" calcext:value-type="float">
            <text:p>1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94]*[.F194]" office:value-type="float" office:value="199.99" calcext:value-type="float">
            <text:p>199.99</text:p>
          </table:table-cell>
          <table:table-cell table:formula="of:=[.G194]-[.K19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94" calcext:value-type="float">
            <text:p>10194</text:p>
          </table:table-cell>
          <table:table-cell office:value-type="date" office:date-value="2024-07-12" calcext:value-type="date">
            <text:p>2024-07-12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Breville Smart Coffee Grinder P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.95" calcext:value-type="float">
            <text:p>199.9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95]*[.F195]" office:value-type="float" office:value="199.95" calcext:value-type="float">
            <text:p>199.95</text:p>
          </table:table-cell>
          <table:table-cell table:formula="of:=[.G195]-[.K19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95" calcext:value-type="float">
            <text:p>10195</text:p>
          </table:table-cell>
          <table:table-cell office:value-type="date" office:date-value="2024-07-13" calcext:value-type="date">
            <text:p>2024-07-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didas Ultraboost Running Shoes</text:p>
          </table:table-cell>
          <table:table-cell office:value-type="float" office:value="2" calcext:value-type="float">
            <text:p>2</text:p>
          </table:table-cell>
          <table:table-cell office:value-type="float" office:value="179.99" calcext:value-type="float">
            <text:p>179.99</text:p>
          </table:table-cell>
          <table:table-cell office:value-type="float" office:value="359.98" calcext:value-type="float">
            <text:p>35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196]*[.F196]" office:value-type="float" office:value="359.98" calcext:value-type="float">
            <text:p>359.98</text:p>
          </table:table-cell>
          <table:table-cell table:formula="of:=[.G196]-[.K19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96" calcext:value-type="float">
            <text:p>10196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Road by Cormac McCarthy</text:p>
          </table:table-cell>
          <table:table-cell office:value-type="float" office:value="2" calcext:value-type="float">
            <text:p>2</text:p>
          </table:table-cell>
          <table:table-cell office:value-type="float" office:value="11.99" calcext:value-type="float">
            <text:p>11.99</text:p>
          </table:table-cell>
          <table:table-cell office:value-type="float" office:value="23.98" calcext:value-type="float">
            <text:p>23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197]*[.F197]" office:value-type="float" office:value="23.98" calcext:value-type="float">
            <text:p>23.98</text:p>
          </table:table-cell>
          <table:table-cell table:formula="of:=[.G197]-[.K19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97" calcext:value-type="float">
            <text:p>10197</text:p>
          </table:table-cell>
          <table:table-cell office:value-type="date" office:date-value="2024-07-15" calcext:value-type="date">
            <text:p>2024-07-15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Tom Ford Black Orchid Perfu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198]*[.F198]" office:value-type="float" office:value="125" calcext:value-type="float">
            <text:p>125</text:p>
          </table:table-cell>
          <table:table-cell table:formula="of:=[.G198]-[.K19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98" calcext:value-type="float">
            <text:p>10198</text:p>
          </table:table-cell>
          <table:table-cell office:value-type="date" office:date-value="2024-07-16" calcext:value-type="date">
            <text:p>2024-07-16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GoPro HERO9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9.99" calcext:value-type="float">
            <text:p>449.9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199]*[.F199]" office:value-type="float" office:value="449.99" calcext:value-type="float">
            <text:p>449.99</text:p>
          </table:table-cell>
          <table:table-cell table:formula="of:=[.G199]-[.K19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199" calcext:value-type="float">
            <text:p>10199</text:p>
          </table:table-cell>
          <table:table-cell office:value-type="date" office:date-value="2024-07-17" calcext:value-type="date">
            <text:p>2024-07-17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pple TV 4K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00]*[.F200]" office:value-type="float" office:value="358" calcext:value-type="float">
            <text:p>358</text:p>
          </table:table-cell>
          <table:table-cell table:formula="of:=[.G200]-[.K20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00" calcext:value-type="float">
            <text:p>10200</text:p>
          </table:table-cell>
          <table:table-cell office:value-type="date" office:date-value="2024-07-18" calcext:value-type="date">
            <text:p>2024-07-18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Instant Pot Duo No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.95" calcext:value-type="float">
            <text:p>99.9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01]*[.F201]" office:value-type="float" office:value="99.95" calcext:value-type="float">
            <text:p>99.95</text:p>
          </table:table-cell>
          <table:table-cell table:formula="of:=[.G201]-[.K20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01" calcext:value-type="float">
            <text:p>10201</text:p>
          </table:table-cell>
          <table:table-cell office:value-type="date" office:date-value="2024-07-19" calcext:value-type="date">
            <text:p>2024-07-1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Gap 1969 Original Fit Jeans</text:p>
          </table:table-cell>
          <table:table-cell office:value-type="float" office:value="3" calcext:value-type="float">
            <text:p>3</text:p>
          </table:table-cell>
          <table:table-cell office:value-type="float" office:value="59.99" calcext:value-type="float">
            <text:p>59.99</text:p>
          </table:table-cell>
          <table:table-cell office:value-type="float" office:value="179.97" calcext:value-type="float">
            <text:p>17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202]*[.F202]" office:value-type="float" office:value="179.97" calcext:value-type="float">
            <text:p>179.97</text:p>
          </table:table-cell>
          <table:table-cell table:formula="of:=[.G202]-[.K20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02" calcext:value-type="float">
            <text:p>10202</text:p>
          </table:table-cell>
          <table:table-cell office:value-type="date" office:date-value="2024-07-20" calcext:value-type="date">
            <text:p>2024-07-20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Goldfinch by Donna Tartt</text:p>
          </table:table-cell>
          <table:table-cell office:value-type="float" office:value="2" calcext:value-type="float">
            <text:p>2</text:p>
          </table:table-cell>
          <table:table-cell office:value-type="float" office:value="14.99" calcext:value-type="float">
            <text:p>14.99</text:p>
          </table:table-cell>
          <table:table-cell office:value-type="float" office:value="29.98" calcext:value-type="float">
            <text:p>2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03]*[.F203]" office:value-type="float" office:value="29.98" calcext:value-type="float">
            <text:p>29.98</text:p>
          </table:table-cell>
          <table:table-cell table:formula="of:=[.G203]-[.K20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03" calcext:value-type="float">
            <text:p>10203</text:p>
          </table:table-cell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Dr. Jart+ Cicapair Tiger Grass Color Correcting Treat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04]*[.F204]" office:value-type="float" office:value="52" calcext:value-type="float">
            <text:p>52</text:p>
          </table:table-cell>
          <table:table-cell table:formula="of:=[.G204]-[.K20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04" calcext:value-type="float">
            <text:p>10204</text:p>
          </table:table-cell>
          <table:table-cell office:value-type="date" office:date-value="2024-07-22" calcext:value-type="date">
            <text:p>2024-07-22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Yeti Tundra Haul Portable Wheeled Coo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.99" calcext:value-type="float">
            <text:p>399.9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205]*[.F205]" office:value-type="float" office:value="399.99" calcext:value-type="float">
            <text:p>399.99</text:p>
          </table:table-cell>
          <table:table-cell table:formula="of:=[.G205]-[.K20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05" calcext:value-type="float">
            <text:p>10205</text:p>
          </table:table-cell>
          <table:table-cell office:value-type="date" office:date-value="2024-07-23" calcext:value-type="date">
            <text:p>2024-07-23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amsung Galaxy Watch 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9.99" calcext:value-type="float">
            <text:p>29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06]*[.F206]" office:value-type="float" office:value="299.99" calcext:value-type="float">
            <text:p>299.99</text:p>
          </table:table-cell>
          <table:table-cell table:formula="of:=[.G206]-[.K20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06" calcext:value-type="float">
            <text:p>10206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KitchenAid Stand Mix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9.99" calcext:value-type="float">
            <text:p>37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07]*[.F207]" office:value-type="float" office:value="379.99" calcext:value-type="float">
            <text:p>379.99</text:p>
          </table:table-cell>
          <table:table-cell table:formula="of:=[.G207]-[.K20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07" calcext:value-type="float">
            <text:p>10207</text:p>
          </table:table-cell>
          <table:table-cell office:value-type="date" office:date-value="2024-07-25" calcext:value-type="date">
            <text:p>2024-07-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Lululemon Wunder Under High-Rise Leggings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208]*[.F208]" office:value-type="float" office:value="196" calcext:value-type="float">
            <text:p>196</text:p>
          </table:table-cell>
          <table:table-cell table:formula="of:=[.G208]-[.K20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08" calcext:value-type="float">
            <text:p>10208</text:p>
          </table:table-cell>
          <table:table-cell office:value-type="date" office:date-value="2024-07-26" calcext:value-type="date">
            <text:p>2024-07-26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Great Alone by Kristin Hannah</text:p>
          </table:table-cell>
          <table:table-cell office:value-type="float" office:value="3" calcext:value-type="float">
            <text:p>3</text:p>
          </table:table-cell>
          <table:table-cell office:value-type="float" office:value="16.99" calcext:value-type="float">
            <text:p>16.99</text:p>
          </table:table-cell>
          <table:table-cell office:value-type="float" office:value="50.97" calcext:value-type="float">
            <text:p>50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09]*[.F209]" office:value-type="float" office:value="50.97" calcext:value-type="float">
            <text:p>50.97</text:p>
          </table:table-cell>
          <table:table-cell table:formula="of:=[.G209]-[.K20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09" calcext:value-type="float">
            <text:p>10209</text:p>
          </table:table-cell>
          <table:table-cell office:value-type="date" office:date-value="2024-07-27" calcext:value-type="date">
            <text:p>2024-07-27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Caudalie Vinoperfect Radiance Ser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10]*[.F210]" office:value-type="float" office:value="79" calcext:value-type="float">
            <text:p>79</text:p>
          </table:table-cell>
          <table:table-cell table:formula="of:=[.G210]-[.K21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10" calcext:value-type="float">
            <text:p>10210</text:p>
          </table:table-cell>
          <table:table-cell office:value-type="date" office:date-value="2024-07-28" calcext:value-type="date">
            <text:p>2024-07-28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Bose SoundLink Color Bluetooth Speaker 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211]*[.F211]" office:value-type="float" office:value="129" calcext:value-type="float">
            <text:p>129</text:p>
          </table:table-cell>
          <table:table-cell table:formula="of:=[.G211]-[.K21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11" calcext:value-type="float">
            <text:p>10211</text:p>
          </table:table-cell>
          <table:table-cell office:value-type="date" office:date-value="2024-07-29" calcext:value-type="date">
            <text:p>2024-07-29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anon EOS Rebel T7i DSLR Came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.99" calcext:value-type="float">
            <text:p>749.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12]*[.F212]" office:value-type="float" office:value="749.99" calcext:value-type="float">
            <text:p>749.99</text:p>
          </table:table-cell>
          <table:table-cell table:formula="of:=[.G212]-[.K21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12" calcext:value-type="float">
            <text:p>10212</text:p>
          </table:table-cell>
          <table:table-cell office:value-type="date" office:date-value="2024-07-30" calcext:value-type="date">
            <text:p>2024-07-30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Keurig K-Elite Coffee Maker</text:p>
          </table:table-cell>
          <table:table-cell office:value-type="float" office:value="2" calcext:value-type="float">
            <text:p>2</text:p>
          </table:table-cell>
          <table:table-cell office:value-type="float" office:value="169.99" calcext:value-type="float">
            <text:p>169.99</text:p>
          </table:table-cell>
          <table:table-cell office:value-type="float" office:value="339.98" calcext:value-type="float">
            <text:p>33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13]*[.F213]" office:value-type="float" office:value="339.98" calcext:value-type="float">
            <text:p>339.98</text:p>
          </table:table-cell>
          <table:table-cell table:formula="of:=[.G213]-[.K21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13" calcext:value-type="float">
            <text:p>10213</text:p>
          </table:table-cell>
          <table:table-cell office:value-type="date" office:date-value="2024-07-31" calcext:value-type="date">
            <text:p>2024-07-3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iqlo Airism Seamless Boxer Briefs</text:p>
          </table:table-cell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214]*[.F214]" office:value-type="float" office:value="39.6" calcext:value-type="float">
            <text:p>39.6</text:p>
          </table:table-cell>
          <table:table-cell table:formula="of:=[.G214]-[.K2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14" calcext:value-type="float">
            <text:p>10214</text:p>
          </table:table-cell>
          <table:table-cell office:value-type="date" office:date-value="2024-08-01" calcext:value-type="date">
            <text:p>2024-08-01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Girl with the Dragon Tattoo by Stieg Larsson</text:p>
          </table:table-cell>
          <table:table-cell office:value-type="float" office:value="3" calcext:value-type="float">
            <text:p>3</text:p>
          </table:table-cell>
          <table:table-cell office:value-type="float" office:value="10.99" calcext:value-type="float">
            <text:p>10.99</text:p>
          </table:table-cell>
          <table:table-cell office:value-type="float" office:value="32.97" calcext:value-type="float">
            <text:p>32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15]*[.F215]" office:value-type="float" office:value="32.97" calcext:value-type="float">
            <text:p>32.97</text:p>
          </table:table-cell>
          <table:table-cell table:formula="of:=[.G215]-[.K21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15" calcext:value-type="float">
            <text:p>10215</text:p>
          </table:table-cell>
          <table:table-cell office:value-type="date" office:date-value="2024-08-02" calcext:value-type="date">
            <text:p>2024-08-02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L'Occitane Shea Butter Hand Cream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16]*[.F216]" office:value-type="float" office:value="58" calcext:value-type="float">
            <text:p>58</text:p>
          </table:table-cell>
          <table:table-cell table:formula="of:=[.G216]-[.K2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16" calcext:value-type="float">
            <text:p>10216</text:p>
          </table:table-cell>
          <table:table-cell office:value-type="date" office:date-value="2024-08-03" calcext:value-type="date">
            <text:p>2024-08-0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YETI Tundra 65 Coo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9.99" calcext:value-type="float">
            <text:p>349.9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217]*[.F217]" office:value-type="float" office:value="349.99" calcext:value-type="float">
            <text:p>349.99</text:p>
          </table:table-cell>
          <table:table-cell table:formula="of:=[.G217]-[.K2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17" calcext:value-type="float">
            <text:p>10217</text:p>
          </table:table-cell>
          <table:table-cell office:value-type="date" office:date-value="2024-08-04" calcext:value-type="date">
            <text:p>2024-08-04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pple MacBook Pro 16-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99" calcext:value-type="float">
            <text:p>23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18]*[.F218]" office:value-type="float" office:value="2399" calcext:value-type="float">
            <text:p>2399</text:p>
          </table:table-cell>
          <table:table-cell table:formula="of:=[.G218]-[.K2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18" calcext:value-type="float">
            <text:p>10218</text:p>
          </table:table-cell>
          <table:table-cell office:value-type="date" office:date-value="2024-08-05" calcext:value-type="date">
            <text:p>2024-08-05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iRobot Braava Jet M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9.99" calcext:value-type="float">
            <text:p>44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19]*[.F219]" office:value-type="float" office:value="449.99" calcext:value-type="float">
            <text:p>449.99</text:p>
          </table:table-cell>
          <table:table-cell table:formula="of:=[.G219]-[.K2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19" calcext:value-type="float">
            <text:p>10219</text:p>
          </table:table-cell>
          <table:table-cell office:value-type="date" office:date-value="2024-08-06" calcext:value-type="date">
            <text:p>2024-08-0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hampion Reverse Weave Hoodie</text:p>
          </table:table-cell>
          <table:table-cell office:value-type="float" office:value="3" calcext:value-type="float">
            <text:p>3</text:p>
          </table:table-cell>
          <table:table-cell office:value-type="float" office:value="49.99" calcext:value-type="float">
            <text:p>49.99</text:p>
          </table:table-cell>
          <table:table-cell office:value-type="float" office:value="149.97" calcext:value-type="float">
            <text:p>149.9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220]*[.F220]" office:value-type="float" office:value="149.97" calcext:value-type="float">
            <text:p>149.97</text:p>
          </table:table-cell>
          <table:table-cell table:formula="of:=[.G220]-[.K2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20" calcext:value-type="float">
            <text:p>10220</text:p>
          </table:table-cell>
          <table:table-cell office:value-type="date" office:date-value="2024-08-07" calcext:value-type="date">
            <text:p>2024-08-07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Nightingale by Kristin Hannah</text:p>
          </table:table-cell>
          <table:table-cell office:value-type="float" office:value="2" calcext:value-type="float">
            <text:p>2</text:p>
          </table:table-cell>
          <table:table-cell office:value-type="float" office:value="12.99" calcext:value-type="float">
            <text:p>12.99</text:p>
          </table:table-cell>
          <table:table-cell office:value-type="float" office:value="25.98" calcext:value-type="float">
            <text:p>25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21]*[.F221]" office:value-type="float" office:value="25.98" calcext:value-type="float">
            <text:p>25.98</text:p>
          </table:table-cell>
          <table:table-cell table:formula="of:=[.G221]-[.K2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21" calcext:value-type="float">
            <text:p>10221</text:p>
          </table:table-cell>
          <table:table-cell office:value-type="date" office:date-value="2024-08-08" calcext:value-type="date">
            <text:p>2024-08-08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Tarte Shape Tape Concea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22]*[.F222]" office:value-type="float" office:value="27" calcext:value-type="float">
            <text:p>27</text:p>
          </table:table-cell>
          <table:table-cell table:formula="of:=[.G222]-[.K2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22" calcext:value-type="float">
            <text:p>10222</text:p>
          </table:table-cell>
          <table:table-cell office:value-type="date" office:date-value="2024-08-09" calcext:value-type="date">
            <text:p>2024-08-09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Garmin Forerunner 9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9.99" calcext:value-type="float">
            <text:p>599.9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223]*[.F223]" office:value-type="float" office:value="599.99" calcext:value-type="float">
            <text:p>599.99</text:p>
          </table:table-cell>
          <table:table-cell table:formula="of:=[.G223]-[.K22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23" calcext:value-type="float">
            <text:p>10223</text:p>
          </table:table-cell>
          <table:table-cell office:value-type="date" office:date-value="2024-08-10" calcext:value-type="date">
            <text:p>2024-08-10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mazon Echo Dot (4th Gen)</text:p>
          </table:table-cell>
          <table:table-cell office:value-type="float" office:value="4" calcext:value-type="float">
            <text:p>4</text:p>
          </table:table-cell>
          <table:table-cell office:value-type="float" office:value="49.99" calcext:value-type="float">
            <text:p>49.99</text:p>
          </table:table-cell>
          <table:table-cell office:value-type="float" office:value="199.96" calcext:value-type="float">
            <text:p>199.96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24]*[.F224]" office:value-type="float" office:value="199.96" calcext:value-type="float">
            <text:p>199.96</text:p>
          </table:table-cell>
          <table:table-cell table:formula="of:=[.G224]-[.K2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24" calcext:value-type="float">
            <text:p>10224</text:p>
          </table:table-cell>
          <table:table-cell office:value-type="date" office:date-value="2024-08-11" calcext:value-type="date">
            <text:p>2024-08-11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Philips Sonicare DiamondClean Toothbrush</text:p>
          </table:table-cell>
          <table:table-cell office:value-type="float" office:value="2" calcext:value-type="float">
            <text:p>2</text:p>
          </table:table-cell>
          <table:table-cell office:value-type="float" office:value="229.99" calcext:value-type="float">
            <text:p>229.99</text:p>
          </table:table-cell>
          <table:table-cell office:value-type="float" office:value="459.98" calcext:value-type="float">
            <text:p>459.98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25]*[.F225]" office:value-type="float" office:value="459.98" calcext:value-type="float">
            <text:p>459.98</text:p>
          </table:table-cell>
          <table:table-cell table:formula="of:=[.G225]-[.K22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25" calcext:value-type="float">
            <text:p>10225</text:p>
          </table:table-cell>
          <table:table-cell office:value-type="date" office:date-value="2024-08-12" calcext:value-type="date">
            <text:p>2024-08-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ld Navy Mid-Rise Rockstar Super Skinny Jeans</text:p>
          </table:table-cell>
          <table:table-cell office:value-type="float" office:value="2" calcext:value-type="float">
            <text:p>2</text:p>
          </table:table-cell>
          <table:table-cell office:value-type="float" office:value="44.99" calcext:value-type="float">
            <text:p>44.99</text:p>
          </table:table-cell>
          <table:table-cell office:value-type="float" office:value="89.98" calcext:value-type="float">
            <text:p>8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226]*[.F226]" office:value-type="float" office:value="89.98" calcext:value-type="float">
            <text:p>89.98</text:p>
          </table:table-cell>
          <table:table-cell table:formula="of:=[.G226]-[.K22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26" calcext:value-type="float">
            <text:p>10226</text:p>
          </table:table-cell>
          <table:table-cell office:value-type="date" office:date-value="2024-08-13" calcext:value-type="date">
            <text:p>2024-08-13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Silent Patient by Alex Michaelides</text:p>
          </table:table-cell>
          <table:table-cell office:value-type="float" office:value="3" calcext:value-type="float">
            <text:p>3</text:p>
          </table:table-cell>
          <table:table-cell office:value-type="float" office:value="26.99" calcext:value-type="float">
            <text:p>26.99</text:p>
          </table:table-cell>
          <table:table-cell office:value-type="float" office:value="80.97" calcext:value-type="float">
            <text:p>80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27]*[.F227]" office:value-type="float" office:value="80.97" calcext:value-type="float">
            <text:p>80.97</text:p>
          </table:table-cell>
          <table:table-cell table:formula="of:=[.G227]-[.K2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27" calcext:value-type="float">
            <text:p>10227</text:p>
          </table:table-cell>
          <table:table-cell office:value-type="date" office:date-value="2024-08-14" calcext:value-type="date">
            <text:p>2024-08-14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The Ordinary Caffeine Solution 5% + EGC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28]*[.F228]" office:value-type="float" office:value="6.7" calcext:value-type="float">
            <text:p>6.7</text:p>
          </table:table-cell>
          <table:table-cell table:formula="of:=[.G228]-[.K22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28" calcext:value-type="float">
            <text:p>10228</text:p>
          </table:table-cell>
          <table:table-cell office:value-type="date" office:date-value="2024-08-15" calcext:value-type="date">
            <text:p>2024-08-15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Fitbit Luxe</text:p>
          </table:table-cell>
          <table:table-cell office:value-type="float" office:value="2" calcext:value-type="float">
            <text:p>2</text:p>
          </table:table-cell>
          <table:table-cell office:value-type="float" office:value="149.95" calcext:value-type="float">
            <text:p>149.95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229]*[.F229]" office:value-type="float" office:value="299.9" calcext:value-type="float">
            <text:p>299.9</text:p>
          </table:table-cell>
          <table:table-cell table:formula="of:=[.G229]-[.K22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29" calcext:value-type="float">
            <text:p>10229</text:p>
          </table:table-cell>
          <table:table-cell office:value-type="date" office:date-value="2024-08-16" calcext:value-type="date">
            <text:p>2024-08-16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Google Nest Wifi Rou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30]*[.F230]" office:value-type="float" office:value="169" calcext:value-type="float">
            <text:p>169</text:p>
          </table:table-cell>
          <table:table-cell table:formula="of:=[.G230]-[.K23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30" calcext:value-type="float">
            <text:p>10230</text:p>
          </table:table-cell>
          <table:table-cell office:value-type="date" office:date-value="2024-08-17" calcext:value-type="date">
            <text:p>2024-08-17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Anova Precision Ov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9" calcext:value-type="float">
            <text:p>5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31]*[.F231]" office:value-type="float" office:value="599" calcext:value-type="float">
            <text:p>599</text:p>
          </table:table-cell>
          <table:table-cell table:formula="of:=[.G231]-[.K23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31" calcext:value-type="float">
            <text:p>10231</text:p>
          </table:table-cell>
          <table:table-cell office:value-type="date" office:date-value="2024-08-18" calcext:value-type="date">
            <text:p>2024-08-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didas Originals Trefoil Hoodie</text:p>
          </table:table-cell>
          <table:table-cell office:value-type="float" office:value="4" calcext:value-type="float">
            <text:p>4</text:p>
          </table:table-cell>
          <table:table-cell office:value-type="float" office:value="64.99" calcext:value-type="float">
            <text:p>64.99</text:p>
          </table:table-cell>
          <table:table-cell office:value-type="float" office:value="259.96" calcext:value-type="float">
            <text:p>259.9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232]*[.F232]" office:value-type="float" office:value="259.96" calcext:value-type="float">
            <text:p>259.96</text:p>
          </table:table-cell>
          <table:table-cell table:formula="of:=[.G232]-[.K23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32" calcext:value-type="float">
            <text:p>10232</text:p>
          </table:table-cell>
          <table:table-cell office:value-type="date" office:date-value="2024-08-19" calcext:value-type="date">
            <text:p>2024-08-19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Dune by Frank Herbert</text:p>
          </table:table-cell>
          <table:table-cell office:value-type="float" office:value="2" calcext:value-type="float">
            <text:p>2</text:p>
          </table:table-cell>
          <table:table-cell office:value-type="float" office:value="9.99" calcext:value-type="float">
            <text:p>9.99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33]*[.F233]" office:value-type="float" office:value="19.98" calcext:value-type="float">
            <text:p>19.98</text:p>
          </table:table-cell>
          <table:table-cell table:formula="of:=[.G233]-[.K23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33" calcext:value-type="float">
            <text:p>10233</text:p>
          </table:table-cell>
          <table:table-cell office:value-type="date" office:date-value="2024-08-20" calcext:value-type="date">
            <text:p>2024-08-20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Fresh Sugar Lip Treat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34]*[.F234]" office:value-type="float" office:value="24" calcext:value-type="float">
            <text:p>24</text:p>
          </table:table-cell>
          <table:table-cell table:formula="of:=[.G234]-[.K23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34" calcext:value-type="float">
            <text:p>10234</text:p>
          </table:table-cell>
          <table:table-cell office:value-type="date" office:date-value="2024-08-21" calcext:value-type="date">
            <text:p>2024-08-21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Hydro Flask Standard Mouth Water Bottle</text:p>
          </table:table-cell>
          <table:table-cell office:value-type="float" office:value="3" calcext:value-type="float">
            <text:p>3</text:p>
          </table:table-cell>
          <table:table-cell office:value-type="float" office:value="32.95" calcext:value-type="float">
            <text:p>32.95</text:p>
          </table:table-cell>
          <table:table-cell office:value-type="float" office:value="98.85" calcext:value-type="float">
            <text:p>98.8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235]*[.F235]" office:value-type="float" office:value="98.85" calcext:value-type="float">
            <text:p>98.85</text:p>
          </table:table-cell>
          <table:table-cell table:formula="of:=[.G235]-[.K23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35" calcext:value-type="float">
            <text:p>10235</text:p>
          </table:table-cell>
          <table:table-cell office:value-type="date" office:date-value="2024-08-22" calcext:value-type="date">
            <text:p>2024-08-22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Bose QuietComfort 35 II Wireless Headpho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36]*[.F236]" office:value-type="float" office:value="299" calcext:value-type="float">
            <text:p>299</text:p>
          </table:table-cell>
          <table:table-cell table:formula="of:=[.G236]-[.K23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36" calcext:value-type="float">
            <text:p>10236</text:p>
          </table:table-cell>
          <table:table-cell office:value-type="date" office:date-value="2024-08-23" calcext:value-type="date">
            <text:p>2024-08-23</text:p>
          </table:table-cell>
          <table:table-cell office:value-type="string" calcext:value-type="string">
            <text:p>Home Appliances</text:p>
          </table:table-cell>
          <table:table-cell office:value-type="string" calcext:value-type="string">
            <text:p>Nespresso Vertuo Next Coffee and Espresso Ma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.99" calcext:value-type="float">
            <text:p>159.99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37]*[.F237]" office:value-type="float" office:value="159.99" calcext:value-type="float">
            <text:p>159.99</text:p>
          </table:table-cell>
          <table:table-cell table:formula="of:=[.G237]-[.K23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37" calcext:value-type="float">
            <text:p>10237</text:p>
          </table:table-cell>
          <table:table-cell office:value-type="date" office:date-value="2024-08-24" calcext:value-type="date">
            <text:p>2024-08-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Nike Air Force 1 Sneakers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bit Card</text:p>
          </table:table-cell>
          <table:table-cell/>
          <table:table-cell table:formula="of:=[.E238]*[.F238]" office:value-type="float" office:value="270" calcext:value-type="float">
            <text:p>270</text:p>
          </table:table-cell>
          <table:table-cell table:formula="of:=[.G238]-[.K23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38" calcext:value-type="float">
            <text:p>10238</text:p>
          </table:table-cell>
          <table:table-cell office:value-type="date" office:date-value="2024-08-25" calcext:value-type="date">
            <text:p>2024-08-25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The Handmaid's Tale by Margaret Atwood</text:p>
          </table:table-cell>
          <table:table-cell office:value-type="float" office:value="3" calcext:value-type="float">
            <text:p>3</text:p>
          </table:table-cell>
          <table:table-cell office:value-type="float" office:value="10.99" calcext:value-type="float">
            <text:p>10.99</text:p>
          </table:table-cell>
          <table:table-cell office:value-type="float" office:value="32.97" calcext:value-type="float">
            <text:p>32.97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redit Card</text:p>
          </table:table-cell>
          <table:table-cell/>
          <table:table-cell table:formula="of:=[.E239]*[.F239]" office:value-type="float" office:value="32.97" calcext:value-type="float">
            <text:p>32.97</text:p>
          </table:table-cell>
          <table:table-cell table:formula="of:=[.G239]-[.K2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39" calcext:value-type="float">
            <text:p>10239</text:p>
          </table:table-cell>
          <table:table-cell office:value-type="date" office:date-value="2024-08-26" calcext:value-type="date">
            <text:p>2024-08-26</text:p>
          </table:table-cell>
          <table:table-cell office:value-type="string" calcext:value-type="string">
            <text:p>Beauty Products</text:p>
          </table:table-cell>
          <table:table-cell office:value-type="string" calcext:value-type="string">
            <text:p>Sunday Riley Luna Sleeping Night O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yPal</text:p>
          </table:table-cell>
          <table:table-cell/>
          <table:table-cell table:formula="of:=[.E240]*[.F240]" office:value-type="float" office:value="55" calcext:value-type="float">
            <text:p>55</text:p>
          </table:table-cell>
          <table:table-cell table:formula="of:=[.G240]-[.K24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0240" calcext:value-type="float">
            <text:p>10240</text:p>
          </table:table-cell>
          <table:table-cell office:value-type="date" office:date-value="2024-08-27" calcext:value-type="date">
            <text:p>2024-08-27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Yeti Rambler 20 oz Tumbler</text:p>
          </table:table-cell>
          <table:table-cell office:value-type="float" office:value="2" calcext:value-type="float">
            <text:p>2</text:p>
          </table:table-cell>
          <table:table-cell office:value-type="float" office:value="29.99" calcext:value-type="float">
            <text:p>29.99</text:p>
          </table:table-cell>
          <table:table-cell office:value-type="float" office:value="59.98" calcext:value-type="float">
            <text:p>59.9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redit Card</text:p>
          </table:table-cell>
          <table:table-cell/>
          <table:table-cell table:formula="of:=[.E241]*[.F241]" office:value-type="float" office:value="59.98" calcext:value-type="float">
            <text:p>59.98</text:p>
          </table:table-cell>
          <table:table-cell table:formula="of:=[.G241]-[.K241]" office:value-type="float" office:value="0" calcext:value-type="float">
            <text:p>0</text:p>
          </table:table-cell>
          <table:table-cell table:number-columns-repeated="4"/>
        </table:table-row>
      </table:table>
      <table:table table:name="Categoria por meio de pagamento" table:style-name="ta1">
        <table:shapes>
          <draw:frame draw:z-index="0" draw:style-name="gr1" draw:text-style-name="P1" svg:width="6.65in" svg:height="3.8693in" svg:x="6.5028in" svg:y="0.1673in">
            <draw:object draw:notify-on-update-of-ranges="'Categoria por meio de pagamento'.A1:'Categoria por meio de pagamento'.A2 'Categoria por meio de pagamento'.A3:'Categoria por meio de pagamento'.A9 'Categoria por meio de pagamento'.B1:'Categoria por meio de pagamento'.B2 'Categoria por meio de pagamento'.B3:'Categoria por meio de pagamento'.B9 'Categoria por meio de pagamento'.C1:'Categoria por meio de pagamento'.C2 'Categoria por meio de pagamento'.C3:'Categoria por meio de pagamento'.C9 'Categoria por meio de pagamento'.D1:'Categoria por meio de pagamento'.D2 'Categoria por meio de pagamento'.D3:'Categoria por meio de pagamento'.D9 'Categoria por meio de pagamento'.E1:'Categoria por meio de pagamento'.E2 'Categoria por meio de pagamento'.E3:'Categoria por meio de pagamento'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6"/>
        <table:table-column table:style-name="co10" table:default-cell-style-name="ce11"/>
        <table:table-column table:style-name="co10" table:default-cell-style-name="Pivot_20_Table_20_Value"/>
        <table:table-column table:style-name="co10" table:default-cell-style-name="ce20"/>
        <table:table-column table:style-name="co10" table:default-cell-style-name="ce26"/>
        <table:table-row table:style-name="ro2">
          <table:table-cell table:style-name="ce3" office:value-type="string" calcext:value-type="string">
            <text:p>Sum - Total Revenue</text:p>
          </table:table-cell>
          <table:table-cell table:style-name="ce8" office:value-type="string" calcext:value-type="string">
            <text:p>Payment Method</text:p>
          </table:table-cell>
          <table:table-cell table:style-name="ce14" table:number-columns-repeated="2"/>
          <table:table-cell table:style-name="ce23"/>
        </table:table-row>
        <table:table-row table:style-name="ro2">
          <table:table-cell table:style-name="ce4" office:value-type="string" calcext:value-type="string">
            <text:p>Product Category</text:p>
          </table:table-cell>
          <table:table-cell table:style-name="ce9" office:value-type="string" calcext:value-type="string">
            <text:p>Credit Card</text:p>
          </table:table-cell>
          <table:table-cell table:style-name="ce15" office:value-type="string" calcext:value-type="string">
            <text:p>Debit Card</text:p>
          </table:table-cell>
          <table:table-cell table:style-name="ce15" office:value-type="string" calcext:value-type="string">
            <text:p>PayPal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2">
          <table:table-cell table:style-name="ce5" office:value-type="string" calcext:value-type="string">
            <text:p>Beauty Products</text:p>
          </table:table-cell>
          <table:table-cell table:style-name="ce10"/>
          <table:table-cell table:style-name="ce16"/>
          <table:table-cell table:style-name="ce19" office:value-type="float" office:value="2621.9" calcext:value-type="float">
            <text:p>2621.9</text:p>
          </table:table-cell>
          <table:table-cell table:style-name="ce25" office:value-type="float" office:value="2621.9" calcext:value-type="float">
            <text:p>2621.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float" office:value="1861.93" calcext:value-type="float">
            <text:p>1861.93</text:p>
          </table:table-cell>
          <table:table-cell table:number-columns-repeated="2"/>
          <table:table-cell office:value-type="float" office:value="1861.93" calcext:value-type="float">
            <text:p>1861.93</text:p>
          </table:table-cell>
        </table:table-row>
        <table:table-row table:style-name="ro2">
          <table:table-cell office:value-type="string" calcext:value-type="string">
            <text:p>Clothing</text:p>
          </table:table-cell>
          <table:table-cell/>
          <table:table-cell office:value-type="float" office:value="8128.93" calcext:value-type="float">
            <text:p>8128.93</text:p>
          </table:table-cell>
          <table:table-cell/>
          <table:table-cell office:value-type="float" office:value="8128.93" calcext:value-type="float">
            <text:p>8128.93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34982.41" calcext:value-type="float">
            <text:p>34982.41</text:p>
          </table:table-cell>
          <table:table-cell table:number-columns-repeated="2"/>
          <table:table-cell office:value-type="float" office:value="34982.41" calcext:value-type="float">
            <text:p>34982.41</text:p>
          </table:table-cell>
        </table:table-row>
        <table:table-row table:style-name="ro2">
          <table:table-cell office:value-type="string" calcext:value-type="string">
            <text:p>Home Appliances</text:p>
          </table:table-cell>
          <table:table-cell table:number-columns-repeated="2"/>
          <table:table-cell table:number-columns-repeated="2" office:value-type="float" office:value="18646.16" calcext:value-type="float">
            <text:p>18646.16</text:p>
          </table:table-cell>
        </table:table-row>
        <table:table-row table:style-name="ro2">
          <table:table-cell office:value-type="string" calcext:value-type="string">
            <text:p>Sports</text:p>
          </table:table-cell>
          <table:table-cell table:style-name="ce12" office:value-type="float" office:value="14326.52" calcext:value-type="float">
            <text:p>14326.52</text:p>
          </table:table-cell>
          <table:table-cell table:style-name="ce17"/>
          <table:table-cell table:style-name="ce21"/>
          <table:table-cell table:style-name="ce27" office:value-type="float" office:value="14326.52" calcext:value-type="float">
            <text:p>14326.52</text:p>
          </table:table-cell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13" office:value-type="float" office:value="51170.86" calcext:value-type="float">
            <text:p>51170.86</text:p>
          </table:table-cell>
          <table:table-cell table:style-name="ce18" office:value-type="float" office:value="8128.93" calcext:value-type="float">
            <text:p>8128.93</text:p>
          </table:table-cell>
          <table:table-cell table:style-name="ce22" office:value-type="float" office:value="21268.06" calcext:value-type="float">
            <text:p>21268.06</text:p>
          </table:table-cell>
          <table:table-cell table:style-name="ce28" office:value-type="float" office:value="80567.8500000001" calcext:value-type="float">
            <text:p>80567.8500000001</text:p>
          </table:table-cell>
        </table:table-row>
      </table:table>
      <table:table table:name="Porcentagem por regiao" table:style-name="ta1">
        <table:shapes>
          <draw:frame draw:z-index="0" draw:style-name="gr1" draw:text-style-name="P1" svg:width="6.2988in" svg:height="3.5429in" svg:x="9.2752in" svg:y="0.9598in">
            <draw:object draw:notify-on-update-of-ranges="PT@categories PT@label 0 PT@data 0 PT@label 1 PT@data 1 PT@label 2 PT@data 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ce6"/>
        <table:table-column table:style-name="co10" table:default-cell-style-name="ce8"/>
        <table:table-column table:style-name="co10" table:number-columns-repeated="2" table:default-cell-style-name="ce14"/>
        <table:table-column table:style-name="co10" table:default-cell-style-name="ce23"/>
        <table:table-row table:style-name="ro2">
          <table:table-cell table:style-name="ce3" office:value-type="string" calcext:value-type="string">
            <text:p>Count - Transaction ID</text:p>
          </table:table-cell>
          <table:table-cell office:value-type="string" calcext:value-type="string">
            <text:p>Regio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yment Method</text:p>
          </table:table-cell>
          <table:table-cell table:style-name="ce9" office:value-type="string" calcext:value-type="string">
            <text:p>Asia</text:p>
          </table:table-cell>
          <table:table-cell table:style-name="ce15" office:value-type="string" calcext:value-type="string">
            <text:p>Europe</text:p>
          </table:table-cell>
          <table:table-cell table:style-name="ce15" office:value-type="string" calcext:value-type="string">
            <text:p>North America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2">
          <table:table-cell table:style-name="ce5" office:value-type="string" calcext:value-type="string">
            <text:p>Credit Card</text:p>
          </table:table-cell>
          <table:table-cell table:style-name="ce29" office:value-type="percentage" office:value="0.166666666666667" calcext:value-type="percentage">
            <text:p>16.67%</text:p>
          </table:table-cell>
          <table:table-cell table:style-name="ce16"/>
          <table:table-cell table:style-name="ce34" office:value-type="percentage" office:value="0.333333333333333" calcext:value-type="percentage">
            <text:p>33.33%</text:p>
          </table:table-cell>
          <table:table-cell table:style-name="ce36" office:value-type="percentage" office:value="0.5" calcext:value-type="percentage">
            <text:p>50.00%</text:p>
          </table:table-cell>
        </table:table-row>
        <table:table-row table:style-name="ro2">
          <table:table-cell office:value-type="string" calcext:value-type="string">
            <text:p>Debit Card</text:p>
          </table:table-cell>
          <table:table-cell table:style-name="ce30" office:value-type="percentage" office:value="0.166666666666667" calcext:value-type="percentage">
            <text:p>16.67%</text:p>
          </table:table-cell>
          <table:table-cell table:style-name="Pivot_20_Table_20_Value"/>
          <table:table-cell table:style-name="ce20"/>
          <table:table-cell table:style-name="ce37" office:value-type="percentage" office:value="0.166666666666667" calcext:value-type="percentage">
            <text:p>16.67%</text:p>
          </table:table-cell>
        </table:table-row>
        <table:table-row table:style-name="ro2">
          <table:table-cell office:value-type="string" calcext:value-type="string">
            <text:p>PayPal</text:p>
          </table:table-cell>
          <table:table-cell table:style-name="ce12"/>
          <table:table-cell table:style-name="ce32" office:value-type="percentage" office:value="0.333333333333333" calcext:value-type="percentage">
            <text:p>33.33%</text:p>
          </table:table-cell>
          <table:table-cell table:style-name="ce21"/>
          <table:table-cell table:style-name="ce38" office:value-type="percentage" office:value="0.333333333333333" calcext:value-type="percentage">
            <text:p>33.33%</text:p>
          </table:table-cell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31" office:value-type="percentage" office:value="0.333333333333333" calcext:value-type="percentage">
            <text:p>33.33%</text:p>
          </table:table-cell>
          <table:table-cell table:style-name="ce33" office:value-type="percentage" office:value="0.333333333333333" calcext:value-type="percentage">
            <text:p>33.33%</text:p>
          </table:table-cell>
          <table:table-cell table:style-name="ce35" office:value-type="percentage" office:value="0.333333333333333" calcext:value-type="percentage">
            <text:p>33.33%</text:p>
          </table:table-cell>
          <table:table-cell table:style-name="ce39" office:value-type="percentage" office:value="1" calcext:value-type="percentage">
            <text:p>100.00%</text:p>
          </table:table-cell>
        </table:table-row>
      </table:table>
      <table:table table:name="Porcentagem por meio" table:style-name="ta1">
        <table:table-column table:style-name="co10" table:default-cell-style-name="ce6"/>
        <table:table-column table:style-name="co10" table:default-cell-style-name="ce41"/>
        <table:table-row table:style-name="ro2">
          <table:table-cell table:style-name="ce40" office:value-type="string" calcext:value-type="string">
            <text:p>Payment Method</text:p>
          </table:table-cell>
          <table:table-cell office:value-type="string" calcext:value-type="string">
            <text:p>Count - Transaction ID</text:p>
          </table:table-cell>
        </table:table-row>
        <table:table-row table:style-name="ro2">
          <table:table-cell table:style-name="ce5" office:value-type="string" calcext:value-type="string">
            <text:p>Credit Card</text:p>
          </table:table-cell>
          <table:table-cell table:style-name="ce42" office:value-type="percentage" office:value="0.5" calcext:value-type="percentage">
            <text:p>50.00%</text:p>
          </table:table-cell>
        </table:table-row>
        <table:table-row table:style-name="ro2">
          <table:table-cell office:value-type="string" calcext:value-type="string">
            <text:p>Debit Card</text:p>
          </table:table-cell>
          <table:table-cell table:style-name="ce43" office:value-type="percentage" office:value="0.166666666666667" calcext:value-type="percentage">
            <text:p>16.67%</text:p>
          </table:table-cell>
        </table:table-row>
        <table:table-row table:style-name="ro2">
          <table:table-cell office:value-type="string" calcext:value-type="string">
            <text:p>PayPal</text:p>
          </table:table-cell>
          <table:table-cell table:style-name="ce44" office:value-type="percentage" office:value="0.333333333333333" calcext:value-type="percentage">
            <text:p>33.33%</text:p>
          </table:table-cell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39" office:value-type="percentage" office:value="1" calcext:value-type="percentage">
            <text:p>100.00%</text:p>
          </table:table-cell>
        </table:table-row>
      </table:table>
      <table:table table:name="Receita por meio" table:style-name="ta1">
        <table:table-column table:style-name="co10" table:default-cell-style-name="ce6"/>
        <table:table-column table:style-name="co10" table:default-cell-style-name="ce41"/>
        <table:table-row table:style-name="ro2">
          <table:table-cell table:style-name="ce40" office:value-type="string" calcext:value-type="string">
            <text:p>Payment Method</text:p>
          </table:table-cell>
          <table:table-cell office:value-type="string" calcext:value-type="string">
            <text:p>Sum - Total Revenue</text:p>
          </table:table-cell>
        </table:table-row>
        <table:table-row table:style-name="ro2">
          <table:table-cell table:style-name="ce5" office:value-type="string" calcext:value-type="string">
            <text:p>Credit Card</text:p>
          </table:table-cell>
          <table:table-cell table:style-name="ce45" office:value-type="float" office:value="51170.86" calcext:value-type="float">
            <text:p>51170.86</text:p>
          </table:table-cell>
        </table:table-row>
        <table:table-row table:style-name="ro2">
          <table:table-cell office:value-type="string" calcext:value-type="string">
            <text:p>Debit Card</text:p>
          </table:table-cell>
          <table:table-cell table:style-name="ce46" office:value-type="float" office:value="8128.93" calcext:value-type="float">
            <text:p>8128.93</text:p>
          </table:table-cell>
        </table:table-row>
        <table:table-row table:style-name="ro2">
          <table:table-cell office:value-type="string" calcext:value-type="string">
            <text:p>PayPal</text:p>
          </table:table-cell>
          <table:table-cell table:style-name="ce47" office:value-type="float" office:value="21268.06" calcext:value-type="float">
            <text:p>21268.06</text:p>
          </table:table-cell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48" office:value-type="float" office:value="80567.8500000001" calcext:value-type="float">
            <text:p>80567.8500000001</text:p>
          </table:table-cell>
        </table:table-row>
      </table:table>
      <table:named-expressions/>
      <table:data-pilot-tables>
        <table:data-pilot-table table:name="DataPilot1" table:application-data="" table:target-range-address="'Receita por meio'.A1:'Receita por meio'.B5" table:buttons="'Receita por meio'.A1" table:show-filter-button="false" table:drill-down-on-double-click="false">
          <table:source-cell-range table:cell-range-address="'Online Sales Data'.A1:'Online Sales Data'.I2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ayment Method" table:orientation="row" table:used-hierarchy="0" table:function="auto">
            <table:data-pilot-level table:show-empty="false" calcext:repeat-item-labels="false">
              <table:data-pilot-members>
                <table:data-pilot-member table:name="Credit Card" table:display="true" table:show-details="true"/>
                <table:data-pilot-member table:name="Debit Card" table:display="true" table:show-details="true"/>
                <table:data-pilot-member table:name="PayP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Revenue" table:orientation="data" table:used-hierarchy="0" table:function="sum">
            <table:data-pilot-level table:show-empty="false" calcext:repeat-item-labels="false">
              <table:data-pilot-members>
                <table:data-pilot-member table:name="6.5" table:display="true" table:show-details="true"/>
                <table:data-pilot-member table:name="6.7" table:display="true" table:show-details="true"/>
                <table:data-pilot-member table:name="6.8" table:display="true" table:show-details="true"/>
                <table:data-pilot-member table:name="15" table:display="true" table:show-details="true"/>
                <table:data-pilot-member table:name="16.99" table:display="true" table:show-details="true"/>
                <table:data-pilot-member table:name="17.98" table:display="true" table:show-details="true"/>
                <table:data-pilot-member table:name="18" table:display="true" table:show-details="true"/>
                <table:data-pilot-member table:name="19.98" table:display="true" table:show-details="true"/>
                <table:data-pilot-member table:name="21.98" table:display="true" table:show-details="true"/>
                <table:data-pilot-member table:name="23.97" table:display="true" table:show-details="true"/>
                <table:data-pilot-member table:name="23.98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5.98" table:display="true" table:show-details="true"/>
                <table:data-pilot-member table:name="27" table:display="true" table:show-details="true"/>
                <table:data-pilot-member table:name="29.5" table:display="true" table:show-details="true"/>
                <table:data-pilot-member table:name="29.97" table:display="true" table:show-details="true"/>
                <table:data-pilot-member table:name="29.98" table:display="true" table:show-details="true"/>
                <table:data-pilot-member table:name="29.9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2.97" table:display="true" table:show-details="true"/>
                <table:data-pilot-member table:name="33.98" table:display="true" table:show-details="true"/>
                <table:data-pilot-member table:name="35.96" table:display="true" table:show-details="true"/>
                <table:data-pilot-member table:name="35.97" table:display="true" table:show-details="true"/>
                <table:data-pilot-member table:name="36" table:display="true" table:show-details="true"/>
                <table:data-pilot-member table:name="37.98" table:display="true" table:show-details="true"/>
                <table:data-pilot-member table:name="38.97" table:display="true" table:show-details="true"/>
                <table:data-pilot-member table:name="39.6" table:display="true" table:show-details="true"/>
                <table:data-pilot-member table:name="43.96" table:display="true" table:show-details="true"/>
                <table:data-pilot-member table:name="44.97" table:display="true" table:show-details="true"/>
                <table:data-pilot-member table:name="45.98" table:display="true" table:show-details="true"/>
                <table:data-pilot-member table:name="46" table:display="true" table:show-details="true"/>
                <table:data-pilot-member table:name="49" table:display="true" table:show-details="true"/>
                <table:data-pilot-member table:name="49.99" table:display="true" table:show-details="true"/>
                <table:data-pilot-member table:name="50.97" table:display="true" table:show-details="true"/>
                <table:data-pilot-member table:name="51.98" table:display="true" table:show-details="true"/>
                <table:data-pilot-member table:name="52" table:display="true" table:show-details="true"/>
                <table:data-pilot-member table:name="53.98" table:display="true" table:show-details="true"/>
                <table:data-pilot-member table:name="55" table:display="true" table:show-details="true"/>
                <table:data-pilot-member table:name="55.9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59.6" table:display="true" table:show-details="true"/>
                <table:data-pilot-member table:name="59.96" table:display="true" table:show-details="true"/>
                <table:data-pilot-member table:name="59.98" table:display="true" table:show-details="true"/>
                <table:data-pilot-member table:name="63.96" table:display="true" table:show-details="true"/>
                <table:data-pilot-member table:name="64.95" table:display="true" table:show-details="true"/>
                <table:data-pilot-member table:name="67.96" table:display="true" table:show-details="true"/>
                <table:data-pilot-member table:name="68" table:display="true" table:show-details="true"/>
                <table:data-pilot-member table:name="69.98" table:display="true" table:show-details="true"/>
                <table:data-pilot-member table:name="74.97" table:display="true" table:show-details="true"/>
                <table:data-pilot-member table:name="75.9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79.96" table:display="true" table:show-details="true"/>
                <table:data-pilot-member table:name="79.98" table:display="true" table:show-details="true"/>
                <table:data-pilot-member table:name="80.97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9.97" table:display="true" table:show-details="true"/>
                <table:data-pilot-member table:name="89.98" table:display="true" table:show-details="true"/>
                <table:data-pilot-member table:name="89.99" table:display="true" table:show-details="true"/>
                <table:data-pilot-member table:name="98.85" table:display="true" table:show-details="true"/>
                <table:data-pilot-member table:name="99.9" table:display="true" table:show-details="true"/>
                <table:data-pilot-member table:name="99.95" table:display="true" table:show-details="true"/>
                <table:data-pilot-member table:name="99.96" table:display="true" table:show-details="true"/>
                <table:data-pilot-member table:name="99.98" table:display="true" table:show-details="true"/>
                <table:data-pilot-member table:name="99.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4.97" table:display="true" table:show-details="true"/>
                <table:data-pilot-member table:name="105" table:display="true" table:show-details="true"/>
                <table:data-pilot-member table:name="107.97" table:display="true" table:show-details="true"/>
                <table:data-pilot-member table:name="119.94" table:display="true" table:show-details="true"/>
                <table:data-pilot-member table:name="119.97" table:display="true" table:show-details="true"/>
                <table:data-pilot-member table:name="125" table:display="true" table:show-details="true"/>
                <table:data-pilot-member table:name="129" table:display="true" table:show-details="true"/>
                <table:data-pilot-member table:name="129.99" table:display="true" table:show-details="true"/>
                <table:data-pilot-member table:name="130" table:display="true" table:show-details="true"/>
                <table:data-pilot-member table:name="134.97" table:display="true" table:show-details="true"/>
                <table:data-pilot-member table:name="139.96" table:display="true" table:show-details="true"/>
                <table:data-pilot-member table:name="139.99" table:display="true" table:show-details="true"/>
                <table:data-pilot-member table:name="146" table:display="true" table:show-details="true"/>
                <table:data-pilot-member table:name="149.94" table:display="true" table:show-details="true"/>
                <table:data-pilot-member table:name="149.95" table:display="true" table:show-details="true"/>
                <table:data-pilot-member table:name="149.97" table:display="true" table:show-details="true"/>
                <table:data-pilot-member table:name="159.8" table:display="true" table:show-details="true"/>
                <table:data-pilot-member table:name="159.98" table:display="true" table:show-details="true"/>
                <table:data-pilot-member table:name="159.99" table:display="true" table:show-details="true"/>
                <table:data-pilot-member table:name="164.97" table:display="true" table:show-details="true"/>
                <table:data-pilot-member table:name="169" table:display="true" table:show-details="true"/>
                <table:data-pilot-member table:name="169.95" table:display="true" table:show-details="true"/>
                <table:data-pilot-member table:name="179.97" table:display="true" table:show-details="true"/>
                <table:data-pilot-member table:name="179.98" table:display="true" table:show-details="true"/>
                <table:data-pilot-member table:name="179.99" table:display="true" table:show-details="true"/>
                <table:data-pilot-member table:name="189.99" table:display="true" table:show-details="true"/>
                <table:data-pilot-member table:name="190" table:display="true" table:show-details="true"/>
                <table:data-pilot-member table:name="196" table:display="true" table:show-details="true"/>
                <table:data-pilot-member table:name="199.9" table:display="true" table:show-details="true"/>
                <table:data-pilot-member table:name="199.95" table:display="true" table:show-details="true"/>
                <table:data-pilot-member table:name="199.96" table:display="true" table:show-details="true"/>
                <table:data-pilot-member table:name="199.98" table:display="true" table:show-details="true"/>
                <table:data-pilot-member table:name="199.99" table:display="true" table:show-details="true"/>
                <table:data-pilot-member table:name="209.97" table:display="true" table:show-details="true"/>
                <table:data-pilot-member table:name="219.98" table:display="true" table:show-details="true"/>
                <table:data-pilot-member table:name="239.94" table:display="true" table:show-details="true"/>
                <table:data-pilot-member table:name="239.96" table:display="true" table:show-details="true"/>
                <table:data-pilot-member table:name="239.97" table:display="true" table:show-details="true"/>
                <table:data-pilot-member table:name="249.95" table:display="true" table:show-details="true"/>
                <table:data-pilot-member table:name="249.99" table:display="true" table:show-details="true"/>
                <table:data-pilot-member table:name="259.96" table:display="true" table:show-details="true"/>
                <table:data-pilot-member table:name="259.98" table:display="true" table:show-details="true"/>
                <table:data-pilot-member table:name="269.97" table:display="true" table:show-details="true"/>
                <table:data-pilot-member table:name="270" table:display="true" table:show-details="true"/>
                <table:data-pilot-member table:name="279.98" table:display="true" table:show-details="true"/>
                <table:data-pilot-member table:name="294" table:display="true" table:show-details="true"/>
                <table:data-pilot-member table:name="299" table:display="true" table:show-details="true"/>
                <table:data-pilot-member table:name="299.9" table:display="true" table:show-details="true"/>
                <table:data-pilot-member table:name="299.98" table:display="true" table:show-details="true"/>
                <table:data-pilot-member table:name="299.99" table:display="true" table:show-details="true"/>
                <table:data-pilot-member table:name="319.96" table:display="true" table:show-details="true"/>
                <table:data-pilot-member table:name="339.98" table:display="true" table:show-details="true"/>
                <table:data-pilot-member table:name="349" table:display="true" table:show-details="true"/>
                <table:data-pilot-member table:name="349.99" table:display="true" table:show-details="true"/>
                <table:data-pilot-member table:name="358" table:display="true" table:show-details="true"/>
                <table:data-pilot-member table:name="359.98" table:display="true" table:show-details="true"/>
                <table:data-pilot-member table:name="379.99" table:display="true" table:show-details="true"/>
                <table:data-pilot-member table:name="389.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399.9" table:display="true" table:show-details="true"/>
                <table:data-pilot-member table:name="399.98" table:display="true" table:show-details="true"/>
                <table:data-pilot-member table:name="399.99" table:display="true" table:show-details="true"/>
                <table:data-pilot-member table:name="449.99" table:display="true" table:show-details="true"/>
                <table:data-pilot-member table:name="459.98" table:display="true" table:show-details="true"/>
                <table:data-pilot-member table:name="464.97" table:display="true" table:show-details="true"/>
                <table:data-pilot-member table:name="479.96" table:display="true" table:show-details="true"/>
                <table:data-pilot-member table:name="499.95" table:display="true" table:show-details="true"/>
                <table:data-pilot-member table:name="499.98" table:display="true" table:show-details="true"/>
                <table:data-pilot-member table:name="499.99" table:display="true" table:show-details="true"/>
                <table:data-pilot-member table:name="539.94" table:display="true" table:show-details="true"/>
                <table:data-pilot-member table:name="549" table:display="true" table:show-details="true"/>
                <table:data-pilot-member table:name="599" table:display="true" table:show-details="true"/>
                <table:data-pilot-member table:name="599.9" table:display="true" table:show-details="true"/>
                <table:data-pilot-member table:name="599.97" table:display="true" table:show-details="true"/>
                <table:data-pilot-member table:name="599.98" table:display="true" table:show-details="true"/>
                <table:data-pilot-member table:name="599.99" table:display="true" table:show-details="true"/>
                <table:data-pilot-member table:name="649.99" table:display="true" table:show-details="true"/>
                <table:data-pilot-member table:name="659.97" table:display="true" table:show-details="true"/>
                <table:data-pilot-member table:name="689.85" table:display="true" table:show-details="true"/>
                <table:data-pilot-member table:name="699.98" table:display="true" table:show-details="true"/>
                <table:data-pilot-member table:name="699.99" table:display="true" table:show-details="true"/>
                <table:data-pilot-member table:name="749.99" table:display="true" table:show-details="true"/>
                <table:data-pilot-member table:name="799.98" table:display="true" table:show-details="true"/>
                <table:data-pilot-member table:name="899.97" table:display="true" table:show-details="true"/>
                <table:data-pilot-member table:name="899.99" table:display="true" table:show-details="true"/>
                <table:data-pilot-member table:name="999.98" table:display="true" table:show-details="true"/>
                <table:data-pilot-member table:name="999.99" table:display="true" table:show-details="true"/>
                <table:data-pilot-member table:name="1199.97" table:display="true" table:show-details="true"/>
                <table:data-pilot-member table:name="1199.98" table:display="true" table:show-details="true"/>
                <table:data-pilot-member table:name="1199.99" table:display="true" table:show-details="true"/>
                <table:data-pilot-member table:name="1299.99" table:display="true" table:show-details="true"/>
                <table:data-pilot-member table:name="1499.98" table:display="true" table:show-details="true"/>
                <table:data-pilot-member table:name="1499.99" table:display="true" table:show-details="true"/>
                <table:data-pilot-member table:name="1599.98" table:display="true" table:show-details="true"/>
                <table:data-pilot-member table:name="1599.99" table:display="true" table:show-details="true"/>
                <table:data-pilot-member table:name="1895" table:display="true" table:show-details="true"/>
                <table:data-pilot-member table:name="1999.98" table:display="true" table:show-details="true"/>
                <table:data-pilot-member table:name="2399" table:display="true" table:show-details="true"/>
                <table:data-pilot-member table:name="2499.99" table:display="true" table:show-details="true"/>
                <table:data-pilot-member table:name="2599.98" table:display="true" table:show-details="true"/>
                <table:data-pilot-member table:name="3899.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orcentagem por meio'.A1:'Porcentagem por meio'.B5" table:buttons="'Porcentagem por meio'.A1" table:show-filter-button="false" table:drill-down-on-double-click="false">
          <table:source-cell-range table:cell-range-address="'Online Sales Data'.A1:'Online Sales Data'.I2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ayment Method" table:orientation="row" table:used-hierarchy="0" table:function="auto">
            <table:data-pilot-level table:show-empty="false" calcext:repeat-item-labels="false">
              <table:data-pilot-members>
                <table:data-pilot-member table:name="Credit Card" table:display="true" table:show-details="true"/>
                <table:data-pilot-member table:name="Debit Card" table:display="true" table:show-details="true"/>
                <table:data-pilot-member table:name="PayP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action ID" table:orientation="data" table:used-hierarchy="0" table:function="count">
            <table:data-pilot-level table:show-empty="false" calcext:repeat-item-labels="false">
              <table:data-pilot-members>
                <table:data-pilot-member table:name="10001" table:display="true" table:show-details="true"/>
                <table:data-pilot-member table:name="10002" table:display="true" table:show-details="true"/>
                <table:data-pilot-member table:name="10003" table:display="true" table:show-details="true"/>
                <table:data-pilot-member table:name="10004" table:display="true" table:show-details="true"/>
                <table:data-pilot-member table:name="10005" table:display="true" table:show-details="true"/>
                <table:data-pilot-member table:name="10006" table:display="true" table:show-details="true"/>
                <table:data-pilot-member table:name="10007" table:display="true" table:show-details="true"/>
                <table:data-pilot-member table:name="10008" table:display="true" table:show-details="true"/>
                <table:data-pilot-member table:name="10009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  <table:data-pilot-member table:name="10013" table:display="true" table:show-details="true"/>
                <table:data-pilot-member table:name="10014" table:display="true" table:show-details="true"/>
                <table:data-pilot-member table:name="10015" table:display="true" table:show-details="true"/>
                <table:data-pilot-member table:name="10016" table:display="true" table:show-details="true"/>
                <table:data-pilot-member table:name="10017" table:display="true" table:show-details="true"/>
                <table:data-pilot-member table:name="10018" table:display="true" table:show-details="true"/>
                <table:data-pilot-member table:name="10019" table:display="true" table:show-details="true"/>
                <table:data-pilot-member table:name="10020" table:display="true" table:show-details="true"/>
                <table:data-pilot-member table:name="10021" table:display="true" table:show-details="true"/>
                <table:data-pilot-member table:name="10022" table:display="true" table:show-details="true"/>
                <table:data-pilot-member table:name="10023" table:display="true" table:show-details="true"/>
                <table:data-pilot-member table:name="10024" table:display="true" table:show-details="true"/>
                <table:data-pilot-member table:name="10025" table:display="true" table:show-details="true"/>
                <table:data-pilot-member table:name="10026" table:display="true" table:show-details="true"/>
                <table:data-pilot-member table:name="10027" table:display="true" table:show-details="true"/>
                <table:data-pilot-member table:name="10028" table:display="true" table:show-details="true"/>
                <table:data-pilot-member table:name="10029" table:display="true" table:show-details="true"/>
                <table:data-pilot-member table:name="10030" table:display="true" table:show-details="true"/>
                <table:data-pilot-member table:name="10031" table:display="true" table:show-details="true"/>
                <table:data-pilot-member table:name="10032" table:display="true" table:show-details="true"/>
                <table:data-pilot-member table:name="10033" table:display="true" table:show-details="true"/>
                <table:data-pilot-member table:name="10034" table:display="true" table:show-details="true"/>
                <table:data-pilot-member table:name="10035" table:display="true" table:show-details="true"/>
                <table:data-pilot-member table:name="10036" table:display="true" table:show-details="true"/>
                <table:data-pilot-member table:name="10037" table:display="true" table:show-details="true"/>
                <table:data-pilot-member table:name="10038" table:display="true" table:show-details="true"/>
                <table:data-pilot-member table:name="10039" table:display="true" table:show-details="true"/>
                <table:data-pilot-member table:name="10040" table:display="true" table:show-details="true"/>
                <table:data-pilot-member table:name="10041" table:display="true" table:show-details="true"/>
                <table:data-pilot-member table:name="10042" table:display="true" table:show-details="true"/>
                <table:data-pilot-member table:name="10043" table:display="true" table:show-details="true"/>
                <table:data-pilot-member table:name="10044" table:display="true" table:show-details="true"/>
                <table:data-pilot-member table:name="10045" table:display="true" table:show-details="true"/>
                <table:data-pilot-member table:name="10046" table:display="true" table:show-details="true"/>
                <table:data-pilot-member table:name="10047" table:display="true" table:show-details="true"/>
                <table:data-pilot-member table:name="10048" table:display="true" table:show-details="true"/>
                <table:data-pilot-member table:name="10049" table:display="true" table:show-details="true"/>
                <table:data-pilot-member table:name="10050" table:display="true" table:show-details="true"/>
                <table:data-pilot-member table:name="10051" table:display="true" table:show-details="true"/>
                <table:data-pilot-member table:name="10052" table:display="true" table:show-details="true"/>
                <table:data-pilot-member table:name="10053" table:display="true" table:show-details="true"/>
                <table:data-pilot-member table:name="10054" table:display="true" table:show-details="true"/>
                <table:data-pilot-member table:name="10055" table:display="true" table:show-details="true"/>
                <table:data-pilot-member table:name="10056" table:display="true" table:show-details="true"/>
                <table:data-pilot-member table:name="10057" table:display="true" table:show-details="true"/>
                <table:data-pilot-member table:name="10058" table:display="true" table:show-details="true"/>
                <table:data-pilot-member table:name="10059" table:display="true" table:show-details="true"/>
                <table:data-pilot-member table:name="10060" table:display="true" table:show-details="true"/>
                <table:data-pilot-member table:name="10061" table:display="true" table:show-details="true"/>
                <table:data-pilot-member table:name="10062" table:display="true" table:show-details="true"/>
                <table:data-pilot-member table:name="10063" table:display="true" table:show-details="true"/>
                <table:data-pilot-member table:name="10064" table:display="true" table:show-details="true"/>
                <table:data-pilot-member table:name="10065" table:display="true" table:show-details="true"/>
                <table:data-pilot-member table:name="10066" table:display="true" table:show-details="true"/>
                <table:data-pilot-member table:name="10067" table:display="true" table:show-details="true"/>
                <table:data-pilot-member table:name="10068" table:display="true" table:show-details="true"/>
                <table:data-pilot-member table:name="10069" table:display="true" table:show-details="true"/>
                <table:data-pilot-member table:name="10070" table:display="true" table:show-details="true"/>
                <table:data-pilot-member table:name="10071" table:display="true" table:show-details="true"/>
                <table:data-pilot-member table:name="10072" table:display="true" table:show-details="true"/>
                <table:data-pilot-member table:name="10073" table:display="true" table:show-details="true"/>
                <table:data-pilot-member table:name="10074" table:display="true" table:show-details="true"/>
                <table:data-pilot-member table:name="10075" table:display="true" table:show-details="true"/>
                <table:data-pilot-member table:name="10076" table:display="true" table:show-details="true"/>
                <table:data-pilot-member table:name="10077" table:display="true" table:show-details="true"/>
                <table:data-pilot-member table:name="10078" table:display="true" table:show-details="true"/>
                <table:data-pilot-member table:name="10079" table:display="true" table:show-details="true"/>
                <table:data-pilot-member table:name="10080" table:display="true" table:show-details="true"/>
                <table:data-pilot-member table:name="10081" table:display="true" table:show-details="true"/>
                <table:data-pilot-member table:name="10082" table:display="true" table:show-details="true"/>
                <table:data-pilot-member table:name="10083" table:display="true" table:show-details="true"/>
                <table:data-pilot-member table:name="10084" table:display="true" table:show-details="true"/>
                <table:data-pilot-member table:name="10085" table:display="true" table:show-details="true"/>
                <table:data-pilot-member table:name="10086" table:display="true" table:show-details="true"/>
                <table:data-pilot-member table:name="10087" table:display="true" table:show-details="true"/>
                <table:data-pilot-member table:name="10088" table:display="true" table:show-details="true"/>
                <table:data-pilot-member table:name="10089" table:display="true" table:show-details="true"/>
                <table:data-pilot-member table:name="10090" table:display="true" table:show-details="true"/>
                <table:data-pilot-member table:name="10091" table:display="true" table:show-details="true"/>
                <table:data-pilot-member table:name="10092" table:display="true" table:show-details="true"/>
                <table:data-pilot-member table:name="10093" table:display="true" table:show-details="true"/>
                <table:data-pilot-member table:name="10094" table:display="true" table:show-details="true"/>
                <table:data-pilot-member table:name="10095" table:display="true" table:show-details="true"/>
                <table:data-pilot-member table:name="10096" table:display="true" table:show-details="true"/>
                <table:data-pilot-member table:name="10097" table:display="true" table:show-details="true"/>
                <table:data-pilot-member table:name="10098" table:display="true" table:show-details="true"/>
                <table:data-pilot-member table:name="10099" table:display="true" table:show-details="true"/>
                <table:data-pilot-member table:name="10100" table:display="true" table:show-details="true"/>
                <table:data-pilot-member table:name="10101" table:display="true" table:show-details="true"/>
                <table:data-pilot-member table:name="10102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105" table:display="true" table:show-details="true"/>
                <table:data-pilot-member table:name="10106" table:display="true" table:show-details="true"/>
                <table:data-pilot-member table:name="10107" table:display="true" table:show-details="true"/>
                <table:data-pilot-member table:name="10108" table:display="true" table:show-details="true"/>
                <table:data-pilot-member table:name="10109" table:display="true" table:show-details="true"/>
                <table:data-pilot-member table:name="10110" table:display="true" table:show-details="true"/>
                <table:data-pilot-member table:name="10111" table:display="true" table:show-details="true"/>
                <table:data-pilot-member table:name="10112" table:display="true" table:show-details="true"/>
                <table:data-pilot-member table:name="10113" table:display="true" table:show-details="true"/>
                <table:data-pilot-member table:name="10114" table:display="true" table:show-details="true"/>
                <table:data-pilot-member table:name="10115" table:display="true" table:show-details="true"/>
                <table:data-pilot-member table:name="10116" table:display="true" table:show-details="true"/>
                <table:data-pilot-member table:name="10117" table:display="true" table:show-details="true"/>
                <table:data-pilot-member table:name="10118" table:display="true" table:show-details="true"/>
                <table:data-pilot-member table:name="10119" table:display="true" table:show-details="true"/>
                <table:data-pilot-member table:name="10120" table:display="true" table:show-details="true"/>
                <table:data-pilot-member table:name="10121" table:display="true" table:show-details="true"/>
                <table:data-pilot-member table:name="10122" table:display="true" table:show-details="true"/>
                <table:data-pilot-member table:name="10123" table:display="true" table:show-details="true"/>
                <table:data-pilot-member table:name="10124" table:display="true" table:show-details="true"/>
                <table:data-pilot-member table:name="10125" table:display="true" table:show-details="true"/>
                <table:data-pilot-member table:name="10126" table:display="true" table:show-details="true"/>
                <table:data-pilot-member table:name="10127" table:display="true" table:show-details="true"/>
                <table:data-pilot-member table:name="10128" table:display="true" table:show-details="true"/>
                <table:data-pilot-member table:name="10129" table:display="true" table:show-details="true"/>
                <table:data-pilot-member table:name="10130" table:display="true" table:show-details="true"/>
                <table:data-pilot-member table:name="10131" table:display="true" table:show-details="true"/>
                <table:data-pilot-member table:name="10132" table:display="true" table:show-details="true"/>
                <table:data-pilot-member table:name="10133" table:display="true" table:show-details="true"/>
                <table:data-pilot-member table:name="10134" table:display="true" table:show-details="true"/>
                <table:data-pilot-member table:name="10135" table:display="true" table:show-details="true"/>
                <table:data-pilot-member table:name="10136" table:display="true" table:show-details="true"/>
                <table:data-pilot-member table:name="10137" table:display="true" table:show-details="true"/>
                <table:data-pilot-member table:name="10138" table:display="true" table:show-details="true"/>
                <table:data-pilot-member table:name="10139" table:display="true" table:show-details="true"/>
                <table:data-pilot-member table:name="10140" table:display="true" table:show-details="true"/>
                <table:data-pilot-member table:name="10141" table:display="true" table:show-details="true"/>
                <table:data-pilot-member table:name="10142" table:display="true" table:show-details="true"/>
                <table:data-pilot-member table:name="10143" table:display="true" table:show-details="true"/>
                <table:data-pilot-member table:name="10144" table:display="true" table:show-details="true"/>
                <table:data-pilot-member table:name="10145" table:display="true" table:show-details="true"/>
                <table:data-pilot-member table:name="10146" table:display="true" table:show-details="true"/>
                <table:data-pilot-member table:name="10147" table:display="true" table:show-details="true"/>
                <table:data-pilot-member table:name="10148" table:display="true" table:show-details="true"/>
                <table:data-pilot-member table:name="10149" table:display="true" table:show-details="true"/>
                <table:data-pilot-member table:name="10150" table:display="true" table:show-details="true"/>
                <table:data-pilot-member table:name="10151" table:display="true" table:show-details="true"/>
                <table:data-pilot-member table:name="10152" table:display="true" table:show-details="true"/>
                <table:data-pilot-member table:name="10153" table:display="true" table:show-details="true"/>
                <table:data-pilot-member table:name="10154" table:display="true" table:show-details="true"/>
                <table:data-pilot-member table:name="10155" table:display="true" table:show-details="true"/>
                <table:data-pilot-member table:name="10156" table:display="true" table:show-details="true"/>
                <table:data-pilot-member table:name="10157" table:display="true" table:show-details="true"/>
                <table:data-pilot-member table:name="10158" table:display="true" table:show-details="true"/>
                <table:data-pilot-member table:name="10159" table:display="true" table:show-details="true"/>
                <table:data-pilot-member table:name="10160" table:display="true" table:show-details="true"/>
                <table:data-pilot-member table:name="10161" table:display="true" table:show-details="true"/>
                <table:data-pilot-member table:name="10162" table:display="true" table:show-details="true"/>
                <table:data-pilot-member table:name="10163" table:display="true" table:show-details="true"/>
                <table:data-pilot-member table:name="10164" table:display="true" table:show-details="true"/>
                <table:data-pilot-member table:name="10165" table:display="true" table:show-details="true"/>
                <table:data-pilot-member table:name="10166" table:display="true" table:show-details="true"/>
                <table:data-pilot-member table:name="10167" table:display="true" table:show-details="true"/>
                <table:data-pilot-member table:name="10168" table:display="true" table:show-details="true"/>
                <table:data-pilot-member table:name="10169" table:display="true" table:show-details="true"/>
                <table:data-pilot-member table:name="10170" table:display="true" table:show-details="true"/>
                <table:data-pilot-member table:name="10171" table:display="true" table:show-details="true"/>
                <table:data-pilot-member table:name="10172" table:display="true" table:show-details="true"/>
                <table:data-pilot-member table:name="10173" table:display="true" table:show-details="true"/>
                <table:data-pilot-member table:name="10174" table:display="true" table:show-details="true"/>
                <table:data-pilot-member table:name="10175" table:display="true" table:show-details="true"/>
                <table:data-pilot-member table:name="10176" table:display="true" table:show-details="true"/>
                <table:data-pilot-member table:name="10177" table:display="true" table:show-details="true"/>
                <table:data-pilot-member table:name="10178" table:display="true" table:show-details="true"/>
                <table:data-pilot-member table:name="10179" table:display="true" table:show-details="true"/>
                <table:data-pilot-member table:name="10180" table:display="true" table:show-details="true"/>
                <table:data-pilot-member table:name="10181" table:display="true" table:show-details="true"/>
                <table:data-pilot-member table:name="10182" table:display="true" table:show-details="true"/>
                <table:data-pilot-member table:name="10183" table:display="true" table:show-details="true"/>
                <table:data-pilot-member table:name="10184" table:display="true" table:show-details="true"/>
                <table:data-pilot-member table:name="10185" table:display="true" table:show-details="true"/>
                <table:data-pilot-member table:name="10186" table:display="true" table:show-details="true"/>
                <table:data-pilot-member table:name="10187" table:display="true" table:show-details="true"/>
                <table:data-pilot-member table:name="10188" table:display="true" table:show-details="true"/>
                <table:data-pilot-member table:name="10189" table:display="true" table:show-details="true"/>
                <table:data-pilot-member table:name="10190" table:display="true" table:show-details="true"/>
                <table:data-pilot-member table:name="10191" table:display="true" table:show-details="true"/>
                <table:data-pilot-member table:name="10192" table:display="true" table:show-details="true"/>
                <table:data-pilot-member table:name="10193" table:display="true" table:show-details="true"/>
                <table:data-pilot-member table:name="10194" table:display="true" table:show-details="true"/>
                <table:data-pilot-member table:name="10195" table:display="true" table:show-details="true"/>
                <table:data-pilot-member table:name="10196" table:display="true" table:show-details="true"/>
                <table:data-pilot-member table:name="10197" table:display="true" table:show-details="true"/>
                <table:data-pilot-member table:name="10198" table:display="true" table:show-details="true"/>
                <table:data-pilot-member table:name="10199" table:display="true" table:show-details="true"/>
                <table:data-pilot-member table:name="10200" table:display="true" table:show-details="true"/>
                <table:data-pilot-member table:name="10201" table:display="true" table:show-details="true"/>
                <table:data-pilot-member table:name="10202" table:display="true" table:show-details="true"/>
                <table:data-pilot-member table:name="10203" table:display="true" table:show-details="true"/>
                <table:data-pilot-member table:name="10204" table:display="true" table:show-details="true"/>
                <table:data-pilot-member table:name="10205" table:display="true" table:show-details="true"/>
                <table:data-pilot-member table:name="10206" table:display="true" table:show-details="true"/>
                <table:data-pilot-member table:name="10207" table:display="true" table:show-details="true"/>
                <table:data-pilot-member table:name="10208" table:display="true" table:show-details="true"/>
                <table:data-pilot-member table:name="10209" table:display="true" table:show-details="true"/>
                <table:data-pilot-member table:name="10210" table:display="true" table:show-details="true"/>
                <table:data-pilot-member table:name="10211" table:display="true" table:show-details="true"/>
                <table:data-pilot-member table:name="10212" table:display="true" table:show-details="true"/>
                <table:data-pilot-member table:name="10213" table:display="true" table:show-details="true"/>
                <table:data-pilot-member table:name="10214" table:display="true" table:show-details="true"/>
                <table:data-pilot-member table:name="10215" table:display="true" table:show-details="true"/>
                <table:data-pilot-member table:name="10216" table:display="true" table:show-details="true"/>
                <table:data-pilot-member table:name="10217" table:display="true" table:show-details="true"/>
                <table:data-pilot-member table:name="10218" table:display="true" table:show-details="true"/>
                <table:data-pilot-member table:name="10219" table:display="true" table:show-details="true"/>
                <table:data-pilot-member table:name="10220" table:display="true" table:show-details="true"/>
                <table:data-pilot-member table:name="10221" table:display="true" table:show-details="true"/>
                <table:data-pilot-member table:name="10222" table:display="true" table:show-details="true"/>
                <table:data-pilot-member table:name="10223" table:display="true" table:show-details="true"/>
                <table:data-pilot-member table:name="10224" table:display="true" table:show-details="true"/>
                <table:data-pilot-member table:name="10225" table:display="true" table:show-details="true"/>
                <table:data-pilot-member table:name="10226" table:display="true" table:show-details="true"/>
                <table:data-pilot-member table:name="10227" table:display="true" table:show-details="true"/>
                <table:data-pilot-member table:name="10228" table:display="true" table:show-details="true"/>
                <table:data-pilot-member table:name="10229" table:display="true" table:show-details="true"/>
                <table:data-pilot-member table:name="10230" table:display="true" table:show-details="true"/>
                <table:data-pilot-member table:name="10231" table:display="true" table:show-details="true"/>
                <table:data-pilot-member table:name="10232" table:display="true" table:show-details="true"/>
                <table:data-pilot-member table:name="10233" table:display="true" table:show-details="true"/>
                <table:data-pilot-member table:name="10234" table:display="true" table:show-details="true"/>
                <table:data-pilot-member table:name="10235" table:display="true" table:show-details="true"/>
                <table:data-pilot-member table:name="10236" table:display="true" table:show-details="true"/>
                <table:data-pilot-member table:name="10237" table:display="true" table:show-details="true"/>
                <table:data-pilot-member table:name="10238" table:display="true" table:show-details="true"/>
                <table:data-pilot-member table:name="10239" table:display="true" table:show-details="true"/>
                <table:data-pilot-member table:name="102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Transaction ID" table:member-type="named" table:member-name="10001"/>
          </table:data-pilot-field>
        </table:data-pilot-table>
        <table:data-pilot-table table:name="DataPilot3" table:application-data="" table:target-range-address="'Porcentagem por regiao'.A1:'Porcentagem por regiao'.E6" table:buttons="'Porcentagem por regiao'.A2 'Porcentagem por regiao'.B1" table:show-filter-button="false" table:drill-down-on-double-click="false">
          <table:source-cell-range table:cell-range-address="'Online Sales Data'.A1:'Online Sales Data'.I241"/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Asia" table:display="true" table:show-details="true"/>
                <table:data-pilot-member table:name="Europe" table:display="true" table:show-details="true"/>
                <table:data-pilot-member table:name="North Americ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yment Method" table:orientation="row" table:used-hierarchy="0" table:function="auto">
            <table:data-pilot-level table:show-empty="false" calcext:repeat-item-labels="false">
              <table:data-pilot-members>
                <table:data-pilot-member table:name="Credit Card" table:display="true" table:show-details="true"/>
                <table:data-pilot-member table:name="Debit Card" table:display="true" table:show-details="true"/>
                <table:data-pilot-member table:name="PayP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saction ID" table:orientation="data" table:used-hierarchy="0" table:function="count">
            <table:data-pilot-level table:show-empty="false" calcext:repeat-item-labels="false">
              <table:data-pilot-members>
                <table:data-pilot-member table:name="10001" table:display="true" table:show-details="true"/>
                <table:data-pilot-member table:name="10002" table:display="true" table:show-details="true"/>
                <table:data-pilot-member table:name="10003" table:display="true" table:show-details="true"/>
                <table:data-pilot-member table:name="10004" table:display="true" table:show-details="true"/>
                <table:data-pilot-member table:name="10005" table:display="true" table:show-details="true"/>
                <table:data-pilot-member table:name="10006" table:display="true" table:show-details="true"/>
                <table:data-pilot-member table:name="10007" table:display="true" table:show-details="true"/>
                <table:data-pilot-member table:name="10008" table:display="true" table:show-details="true"/>
                <table:data-pilot-member table:name="10009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  <table:data-pilot-member table:name="10013" table:display="true" table:show-details="true"/>
                <table:data-pilot-member table:name="10014" table:display="true" table:show-details="true"/>
                <table:data-pilot-member table:name="10015" table:display="true" table:show-details="true"/>
                <table:data-pilot-member table:name="10016" table:display="true" table:show-details="true"/>
                <table:data-pilot-member table:name="10017" table:display="true" table:show-details="true"/>
                <table:data-pilot-member table:name="10018" table:display="true" table:show-details="true"/>
                <table:data-pilot-member table:name="10019" table:display="true" table:show-details="true"/>
                <table:data-pilot-member table:name="10020" table:display="true" table:show-details="true"/>
                <table:data-pilot-member table:name="10021" table:display="true" table:show-details="true"/>
                <table:data-pilot-member table:name="10022" table:display="true" table:show-details="true"/>
                <table:data-pilot-member table:name="10023" table:display="true" table:show-details="true"/>
                <table:data-pilot-member table:name="10024" table:display="true" table:show-details="true"/>
                <table:data-pilot-member table:name="10025" table:display="true" table:show-details="true"/>
                <table:data-pilot-member table:name="10026" table:display="true" table:show-details="true"/>
                <table:data-pilot-member table:name="10027" table:display="true" table:show-details="true"/>
                <table:data-pilot-member table:name="10028" table:display="true" table:show-details="true"/>
                <table:data-pilot-member table:name="10029" table:display="true" table:show-details="true"/>
                <table:data-pilot-member table:name="10030" table:display="true" table:show-details="true"/>
                <table:data-pilot-member table:name="10031" table:display="true" table:show-details="true"/>
                <table:data-pilot-member table:name="10032" table:display="true" table:show-details="true"/>
                <table:data-pilot-member table:name="10033" table:display="true" table:show-details="true"/>
                <table:data-pilot-member table:name="10034" table:display="true" table:show-details="true"/>
                <table:data-pilot-member table:name="10035" table:display="true" table:show-details="true"/>
                <table:data-pilot-member table:name="10036" table:display="true" table:show-details="true"/>
                <table:data-pilot-member table:name="10037" table:display="true" table:show-details="true"/>
                <table:data-pilot-member table:name="10038" table:display="true" table:show-details="true"/>
                <table:data-pilot-member table:name="10039" table:display="true" table:show-details="true"/>
                <table:data-pilot-member table:name="10040" table:display="true" table:show-details="true"/>
                <table:data-pilot-member table:name="10041" table:display="true" table:show-details="true"/>
                <table:data-pilot-member table:name="10042" table:display="true" table:show-details="true"/>
                <table:data-pilot-member table:name="10043" table:display="true" table:show-details="true"/>
                <table:data-pilot-member table:name="10044" table:display="true" table:show-details="true"/>
                <table:data-pilot-member table:name="10045" table:display="true" table:show-details="true"/>
                <table:data-pilot-member table:name="10046" table:display="true" table:show-details="true"/>
                <table:data-pilot-member table:name="10047" table:display="true" table:show-details="true"/>
                <table:data-pilot-member table:name="10048" table:display="true" table:show-details="true"/>
                <table:data-pilot-member table:name="10049" table:display="true" table:show-details="true"/>
                <table:data-pilot-member table:name="10050" table:display="true" table:show-details="true"/>
                <table:data-pilot-member table:name="10051" table:display="true" table:show-details="true"/>
                <table:data-pilot-member table:name="10052" table:display="true" table:show-details="true"/>
                <table:data-pilot-member table:name="10053" table:display="true" table:show-details="true"/>
                <table:data-pilot-member table:name="10054" table:display="true" table:show-details="true"/>
                <table:data-pilot-member table:name="10055" table:display="true" table:show-details="true"/>
                <table:data-pilot-member table:name="10056" table:display="true" table:show-details="true"/>
                <table:data-pilot-member table:name="10057" table:display="true" table:show-details="true"/>
                <table:data-pilot-member table:name="10058" table:display="true" table:show-details="true"/>
                <table:data-pilot-member table:name="10059" table:display="true" table:show-details="true"/>
                <table:data-pilot-member table:name="10060" table:display="true" table:show-details="true"/>
                <table:data-pilot-member table:name="10061" table:display="true" table:show-details="true"/>
                <table:data-pilot-member table:name="10062" table:display="true" table:show-details="true"/>
                <table:data-pilot-member table:name="10063" table:display="true" table:show-details="true"/>
                <table:data-pilot-member table:name="10064" table:display="true" table:show-details="true"/>
                <table:data-pilot-member table:name="10065" table:display="true" table:show-details="true"/>
                <table:data-pilot-member table:name="10066" table:display="true" table:show-details="true"/>
                <table:data-pilot-member table:name="10067" table:display="true" table:show-details="true"/>
                <table:data-pilot-member table:name="10068" table:display="true" table:show-details="true"/>
                <table:data-pilot-member table:name="10069" table:display="true" table:show-details="true"/>
                <table:data-pilot-member table:name="10070" table:display="true" table:show-details="true"/>
                <table:data-pilot-member table:name="10071" table:display="true" table:show-details="true"/>
                <table:data-pilot-member table:name="10072" table:display="true" table:show-details="true"/>
                <table:data-pilot-member table:name="10073" table:display="true" table:show-details="true"/>
                <table:data-pilot-member table:name="10074" table:display="true" table:show-details="true"/>
                <table:data-pilot-member table:name="10075" table:display="true" table:show-details="true"/>
                <table:data-pilot-member table:name="10076" table:display="true" table:show-details="true"/>
                <table:data-pilot-member table:name="10077" table:display="true" table:show-details="true"/>
                <table:data-pilot-member table:name="10078" table:display="true" table:show-details="true"/>
                <table:data-pilot-member table:name="10079" table:display="true" table:show-details="true"/>
                <table:data-pilot-member table:name="10080" table:display="true" table:show-details="true"/>
                <table:data-pilot-member table:name="10081" table:display="true" table:show-details="true"/>
                <table:data-pilot-member table:name="10082" table:display="true" table:show-details="true"/>
                <table:data-pilot-member table:name="10083" table:display="true" table:show-details="true"/>
                <table:data-pilot-member table:name="10084" table:display="true" table:show-details="true"/>
                <table:data-pilot-member table:name="10085" table:display="true" table:show-details="true"/>
                <table:data-pilot-member table:name="10086" table:display="true" table:show-details="true"/>
                <table:data-pilot-member table:name="10087" table:display="true" table:show-details="true"/>
                <table:data-pilot-member table:name="10088" table:display="true" table:show-details="true"/>
                <table:data-pilot-member table:name="10089" table:display="true" table:show-details="true"/>
                <table:data-pilot-member table:name="10090" table:display="true" table:show-details="true"/>
                <table:data-pilot-member table:name="10091" table:display="true" table:show-details="true"/>
                <table:data-pilot-member table:name="10092" table:display="true" table:show-details="true"/>
                <table:data-pilot-member table:name="10093" table:display="true" table:show-details="true"/>
                <table:data-pilot-member table:name="10094" table:display="true" table:show-details="true"/>
                <table:data-pilot-member table:name="10095" table:display="true" table:show-details="true"/>
                <table:data-pilot-member table:name="10096" table:display="true" table:show-details="true"/>
                <table:data-pilot-member table:name="10097" table:display="true" table:show-details="true"/>
                <table:data-pilot-member table:name="10098" table:display="true" table:show-details="true"/>
                <table:data-pilot-member table:name="10099" table:display="true" table:show-details="true"/>
                <table:data-pilot-member table:name="10100" table:display="true" table:show-details="true"/>
                <table:data-pilot-member table:name="10101" table:display="true" table:show-details="true"/>
                <table:data-pilot-member table:name="10102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105" table:display="true" table:show-details="true"/>
                <table:data-pilot-member table:name="10106" table:display="true" table:show-details="true"/>
                <table:data-pilot-member table:name="10107" table:display="true" table:show-details="true"/>
                <table:data-pilot-member table:name="10108" table:display="true" table:show-details="true"/>
                <table:data-pilot-member table:name="10109" table:display="true" table:show-details="true"/>
                <table:data-pilot-member table:name="10110" table:display="true" table:show-details="true"/>
                <table:data-pilot-member table:name="10111" table:display="true" table:show-details="true"/>
                <table:data-pilot-member table:name="10112" table:display="true" table:show-details="true"/>
                <table:data-pilot-member table:name="10113" table:display="true" table:show-details="true"/>
                <table:data-pilot-member table:name="10114" table:display="true" table:show-details="true"/>
                <table:data-pilot-member table:name="10115" table:display="true" table:show-details="true"/>
                <table:data-pilot-member table:name="10116" table:display="true" table:show-details="true"/>
                <table:data-pilot-member table:name="10117" table:display="true" table:show-details="true"/>
                <table:data-pilot-member table:name="10118" table:display="true" table:show-details="true"/>
                <table:data-pilot-member table:name="10119" table:display="true" table:show-details="true"/>
                <table:data-pilot-member table:name="10120" table:display="true" table:show-details="true"/>
                <table:data-pilot-member table:name="10121" table:display="true" table:show-details="true"/>
                <table:data-pilot-member table:name="10122" table:display="true" table:show-details="true"/>
                <table:data-pilot-member table:name="10123" table:display="true" table:show-details="true"/>
                <table:data-pilot-member table:name="10124" table:display="true" table:show-details="true"/>
                <table:data-pilot-member table:name="10125" table:display="true" table:show-details="true"/>
                <table:data-pilot-member table:name="10126" table:display="true" table:show-details="true"/>
                <table:data-pilot-member table:name="10127" table:display="true" table:show-details="true"/>
                <table:data-pilot-member table:name="10128" table:display="true" table:show-details="true"/>
                <table:data-pilot-member table:name="10129" table:display="true" table:show-details="true"/>
                <table:data-pilot-member table:name="10130" table:display="true" table:show-details="true"/>
                <table:data-pilot-member table:name="10131" table:display="true" table:show-details="true"/>
                <table:data-pilot-member table:name="10132" table:display="true" table:show-details="true"/>
                <table:data-pilot-member table:name="10133" table:display="true" table:show-details="true"/>
                <table:data-pilot-member table:name="10134" table:display="true" table:show-details="true"/>
                <table:data-pilot-member table:name="10135" table:display="true" table:show-details="true"/>
                <table:data-pilot-member table:name="10136" table:display="true" table:show-details="true"/>
                <table:data-pilot-member table:name="10137" table:display="true" table:show-details="true"/>
                <table:data-pilot-member table:name="10138" table:display="true" table:show-details="true"/>
                <table:data-pilot-member table:name="10139" table:display="true" table:show-details="true"/>
                <table:data-pilot-member table:name="10140" table:display="true" table:show-details="true"/>
                <table:data-pilot-member table:name="10141" table:display="true" table:show-details="true"/>
                <table:data-pilot-member table:name="10142" table:display="true" table:show-details="true"/>
                <table:data-pilot-member table:name="10143" table:display="true" table:show-details="true"/>
                <table:data-pilot-member table:name="10144" table:display="true" table:show-details="true"/>
                <table:data-pilot-member table:name="10145" table:display="true" table:show-details="true"/>
                <table:data-pilot-member table:name="10146" table:display="true" table:show-details="true"/>
                <table:data-pilot-member table:name="10147" table:display="true" table:show-details="true"/>
                <table:data-pilot-member table:name="10148" table:display="true" table:show-details="true"/>
                <table:data-pilot-member table:name="10149" table:display="true" table:show-details="true"/>
                <table:data-pilot-member table:name="10150" table:display="true" table:show-details="true"/>
                <table:data-pilot-member table:name="10151" table:display="true" table:show-details="true"/>
                <table:data-pilot-member table:name="10152" table:display="true" table:show-details="true"/>
                <table:data-pilot-member table:name="10153" table:display="true" table:show-details="true"/>
                <table:data-pilot-member table:name="10154" table:display="true" table:show-details="true"/>
                <table:data-pilot-member table:name="10155" table:display="true" table:show-details="true"/>
                <table:data-pilot-member table:name="10156" table:display="true" table:show-details="true"/>
                <table:data-pilot-member table:name="10157" table:display="true" table:show-details="true"/>
                <table:data-pilot-member table:name="10158" table:display="true" table:show-details="true"/>
                <table:data-pilot-member table:name="10159" table:display="true" table:show-details="true"/>
                <table:data-pilot-member table:name="10160" table:display="true" table:show-details="true"/>
                <table:data-pilot-member table:name="10161" table:display="true" table:show-details="true"/>
                <table:data-pilot-member table:name="10162" table:display="true" table:show-details="true"/>
                <table:data-pilot-member table:name="10163" table:display="true" table:show-details="true"/>
                <table:data-pilot-member table:name="10164" table:display="true" table:show-details="true"/>
                <table:data-pilot-member table:name="10165" table:display="true" table:show-details="true"/>
                <table:data-pilot-member table:name="10166" table:display="true" table:show-details="true"/>
                <table:data-pilot-member table:name="10167" table:display="true" table:show-details="true"/>
                <table:data-pilot-member table:name="10168" table:display="true" table:show-details="true"/>
                <table:data-pilot-member table:name="10169" table:display="true" table:show-details="true"/>
                <table:data-pilot-member table:name="10170" table:display="true" table:show-details="true"/>
                <table:data-pilot-member table:name="10171" table:display="true" table:show-details="true"/>
                <table:data-pilot-member table:name="10172" table:display="true" table:show-details="true"/>
                <table:data-pilot-member table:name="10173" table:display="true" table:show-details="true"/>
                <table:data-pilot-member table:name="10174" table:display="true" table:show-details="true"/>
                <table:data-pilot-member table:name="10175" table:display="true" table:show-details="true"/>
                <table:data-pilot-member table:name="10176" table:display="true" table:show-details="true"/>
                <table:data-pilot-member table:name="10177" table:display="true" table:show-details="true"/>
                <table:data-pilot-member table:name="10178" table:display="true" table:show-details="true"/>
                <table:data-pilot-member table:name="10179" table:display="true" table:show-details="true"/>
                <table:data-pilot-member table:name="10180" table:display="true" table:show-details="true"/>
                <table:data-pilot-member table:name="10181" table:display="true" table:show-details="true"/>
                <table:data-pilot-member table:name="10182" table:display="true" table:show-details="true"/>
                <table:data-pilot-member table:name="10183" table:display="true" table:show-details="true"/>
                <table:data-pilot-member table:name="10184" table:display="true" table:show-details="true"/>
                <table:data-pilot-member table:name="10185" table:display="true" table:show-details="true"/>
                <table:data-pilot-member table:name="10186" table:display="true" table:show-details="true"/>
                <table:data-pilot-member table:name="10187" table:display="true" table:show-details="true"/>
                <table:data-pilot-member table:name="10188" table:display="true" table:show-details="true"/>
                <table:data-pilot-member table:name="10189" table:display="true" table:show-details="true"/>
                <table:data-pilot-member table:name="10190" table:display="true" table:show-details="true"/>
                <table:data-pilot-member table:name="10191" table:display="true" table:show-details="true"/>
                <table:data-pilot-member table:name="10192" table:display="true" table:show-details="true"/>
                <table:data-pilot-member table:name="10193" table:display="true" table:show-details="true"/>
                <table:data-pilot-member table:name="10194" table:display="true" table:show-details="true"/>
                <table:data-pilot-member table:name="10195" table:display="true" table:show-details="true"/>
                <table:data-pilot-member table:name="10196" table:display="true" table:show-details="true"/>
                <table:data-pilot-member table:name="10197" table:display="true" table:show-details="true"/>
                <table:data-pilot-member table:name="10198" table:display="true" table:show-details="true"/>
                <table:data-pilot-member table:name="10199" table:display="true" table:show-details="true"/>
                <table:data-pilot-member table:name="10200" table:display="true" table:show-details="true"/>
                <table:data-pilot-member table:name="10201" table:display="true" table:show-details="true"/>
                <table:data-pilot-member table:name="10202" table:display="true" table:show-details="true"/>
                <table:data-pilot-member table:name="10203" table:display="true" table:show-details="true"/>
                <table:data-pilot-member table:name="10204" table:display="true" table:show-details="true"/>
                <table:data-pilot-member table:name="10205" table:display="true" table:show-details="true"/>
                <table:data-pilot-member table:name="10206" table:display="true" table:show-details="true"/>
                <table:data-pilot-member table:name="10207" table:display="true" table:show-details="true"/>
                <table:data-pilot-member table:name="10208" table:display="true" table:show-details="true"/>
                <table:data-pilot-member table:name="10209" table:display="true" table:show-details="true"/>
                <table:data-pilot-member table:name="10210" table:display="true" table:show-details="true"/>
                <table:data-pilot-member table:name="10211" table:display="true" table:show-details="true"/>
                <table:data-pilot-member table:name="10212" table:display="true" table:show-details="true"/>
                <table:data-pilot-member table:name="10213" table:display="true" table:show-details="true"/>
                <table:data-pilot-member table:name="10214" table:display="true" table:show-details="true"/>
                <table:data-pilot-member table:name="10215" table:display="true" table:show-details="true"/>
                <table:data-pilot-member table:name="10216" table:display="true" table:show-details="true"/>
                <table:data-pilot-member table:name="10217" table:display="true" table:show-details="true"/>
                <table:data-pilot-member table:name="10218" table:display="true" table:show-details="true"/>
                <table:data-pilot-member table:name="10219" table:display="true" table:show-details="true"/>
                <table:data-pilot-member table:name="10220" table:display="true" table:show-details="true"/>
                <table:data-pilot-member table:name="10221" table:display="true" table:show-details="true"/>
                <table:data-pilot-member table:name="10222" table:display="true" table:show-details="true"/>
                <table:data-pilot-member table:name="10223" table:display="true" table:show-details="true"/>
                <table:data-pilot-member table:name="10224" table:display="true" table:show-details="true"/>
                <table:data-pilot-member table:name="10225" table:display="true" table:show-details="true"/>
                <table:data-pilot-member table:name="10226" table:display="true" table:show-details="true"/>
                <table:data-pilot-member table:name="10227" table:display="true" table:show-details="true"/>
                <table:data-pilot-member table:name="10228" table:display="true" table:show-details="true"/>
                <table:data-pilot-member table:name="10229" table:display="true" table:show-details="true"/>
                <table:data-pilot-member table:name="10230" table:display="true" table:show-details="true"/>
                <table:data-pilot-member table:name="10231" table:display="true" table:show-details="true"/>
                <table:data-pilot-member table:name="10232" table:display="true" table:show-details="true"/>
                <table:data-pilot-member table:name="10233" table:display="true" table:show-details="true"/>
                <table:data-pilot-member table:name="10234" table:display="true" table:show-details="true"/>
                <table:data-pilot-member table:name="10235" table:display="true" table:show-details="true"/>
                <table:data-pilot-member table:name="10236" table:display="true" table:show-details="true"/>
                <table:data-pilot-member table:name="10237" table:display="true" table:show-details="true"/>
                <table:data-pilot-member table:name="10238" table:display="true" table:show-details="true"/>
                <table:data-pilot-member table:name="10239" table:display="true" table:show-details="true"/>
                <table:data-pilot-member table:name="102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Transaction ID" table:member-type="named" table:member-name="10001"/>
          </table:data-pilot-field>
        </table:data-pilot-table>
        <table:data-pilot-table table:name="DataPilot4" table:application-data="" table:target-range-address="'Categoria por meio de pagamento'.A1:'Categoria por meio de pagamento'.E9" table:buttons="'Categoria por meio de pagamento'.A2 'Categoria por meio de pagamento'.B1" table:show-filter-button="false" table:drill-down-on-double-click="false">
          <table:source-cell-range table:cell-range-address="'Online Sales Data'.A1:'Online Sales Data'.I241"/>
          <table:data-pilot-field table:source-field-name="Payment Method" table:orientation="column" table:used-hierarchy="0" table:function="auto">
            <table:data-pilot-level table:show-empty="false" calcext:repeat-item-labels="false">
              <table:data-pilot-members>
                <table:data-pilot-member table:name="Credit Card" table:display="true" table:show-details="true"/>
                <table:data-pilot-member table:name="Debit Card" table:display="true" table:show-details="true"/>
                <table:data-pilot-member table:name="PayP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Category" table:orientation="row" table:used-hierarchy="0" table:function="auto">
            <table:data-pilot-level table:show-empty="false" calcext:repeat-item-labels="false">
              <table:data-pilot-members>
                <table:data-pilot-member table:name="Beauty Products" table:display="true" table:show-details="true"/>
                <table:data-pilot-member table:name="Books" table:display="true" table:show-details="true"/>
                <table:data-pilot-member table:name="Clothing" table:display="true" table:show-details="true"/>
                <table:data-pilot-member table:name="Electronics" table:display="true" table:show-details="true"/>
                <table:data-pilot-member table:name="Home Appliances" table:display="true" table:show-details="true"/>
                <table:data-pilot-member table:name="Spor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Revenue" table:orientation="data" table:used-hierarchy="0" table:function="sum">
            <table:data-pilot-level table:show-empty="false" calcext:repeat-item-labels="false">
              <table:data-pilot-members>
                <table:data-pilot-member table:name="6.5" table:display="true" table:show-details="true"/>
                <table:data-pilot-member table:name="6.7" table:display="true" table:show-details="true"/>
                <table:data-pilot-member table:name="6.8" table:display="true" table:show-details="true"/>
                <table:data-pilot-member table:name="15" table:display="true" table:show-details="true"/>
                <table:data-pilot-member table:name="16.99" table:display="true" table:show-details="true"/>
                <table:data-pilot-member table:name="17.98" table:display="true" table:show-details="true"/>
                <table:data-pilot-member table:name="18" table:display="true" table:show-details="true"/>
                <table:data-pilot-member table:name="19.98" table:display="true" table:show-details="true"/>
                <table:data-pilot-member table:name="21.98" table:display="true" table:show-details="true"/>
                <table:data-pilot-member table:name="23.97" table:display="true" table:show-details="true"/>
                <table:data-pilot-member table:name="23.98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5.98" table:display="true" table:show-details="true"/>
                <table:data-pilot-member table:name="27" table:display="true" table:show-details="true"/>
                <table:data-pilot-member table:name="29.5" table:display="true" table:show-details="true"/>
                <table:data-pilot-member table:name="29.97" table:display="true" table:show-details="true"/>
                <table:data-pilot-member table:name="29.98" table:display="true" table:show-details="true"/>
                <table:data-pilot-member table:name="29.9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2.97" table:display="true" table:show-details="true"/>
                <table:data-pilot-member table:name="33.98" table:display="true" table:show-details="true"/>
                <table:data-pilot-member table:name="35.96" table:display="true" table:show-details="true"/>
                <table:data-pilot-member table:name="35.97" table:display="true" table:show-details="true"/>
                <table:data-pilot-member table:name="36" table:display="true" table:show-details="true"/>
                <table:data-pilot-member table:name="37.98" table:display="true" table:show-details="true"/>
                <table:data-pilot-member table:name="38.97" table:display="true" table:show-details="true"/>
                <table:data-pilot-member table:name="39.6" table:display="true" table:show-details="true"/>
                <table:data-pilot-member table:name="43.96" table:display="true" table:show-details="true"/>
                <table:data-pilot-member table:name="44.97" table:display="true" table:show-details="true"/>
                <table:data-pilot-member table:name="45.98" table:display="true" table:show-details="true"/>
                <table:data-pilot-member table:name="46" table:display="true" table:show-details="true"/>
                <table:data-pilot-member table:name="49" table:display="true" table:show-details="true"/>
                <table:data-pilot-member table:name="49.99" table:display="true" table:show-details="true"/>
                <table:data-pilot-member table:name="50.97" table:display="true" table:show-details="true"/>
                <table:data-pilot-member table:name="51.98" table:display="true" table:show-details="true"/>
                <table:data-pilot-member table:name="52" table:display="true" table:show-details="true"/>
                <table:data-pilot-member table:name="53.98" table:display="true" table:show-details="true"/>
                <table:data-pilot-member table:name="55" table:display="true" table:show-details="true"/>
                <table:data-pilot-member table:name="55.9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59.6" table:display="true" table:show-details="true"/>
                <table:data-pilot-member table:name="59.96" table:display="true" table:show-details="true"/>
                <table:data-pilot-member table:name="59.98" table:display="true" table:show-details="true"/>
                <table:data-pilot-member table:name="63.96" table:display="true" table:show-details="true"/>
                <table:data-pilot-member table:name="64.95" table:display="true" table:show-details="true"/>
                <table:data-pilot-member table:name="67.96" table:display="true" table:show-details="true"/>
                <table:data-pilot-member table:name="68" table:display="true" table:show-details="true"/>
                <table:data-pilot-member table:name="69.98" table:display="true" table:show-details="true"/>
                <table:data-pilot-member table:name="74.97" table:display="true" table:show-details="true"/>
                <table:data-pilot-member table:name="75.9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79.96" table:display="true" table:show-details="true"/>
                <table:data-pilot-member table:name="79.98" table:display="true" table:show-details="true"/>
                <table:data-pilot-member table:name="80.97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9.97" table:display="true" table:show-details="true"/>
                <table:data-pilot-member table:name="89.98" table:display="true" table:show-details="true"/>
                <table:data-pilot-member table:name="89.99" table:display="true" table:show-details="true"/>
                <table:data-pilot-member table:name="98.85" table:display="true" table:show-details="true"/>
                <table:data-pilot-member table:name="99.9" table:display="true" table:show-details="true"/>
                <table:data-pilot-member table:name="99.95" table:display="true" table:show-details="true"/>
                <table:data-pilot-member table:name="99.96" table:display="true" table:show-details="true"/>
                <table:data-pilot-member table:name="99.98" table:display="true" table:show-details="true"/>
                <table:data-pilot-member table:name="99.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4.97" table:display="true" table:show-details="true"/>
                <table:data-pilot-member table:name="105" table:display="true" table:show-details="true"/>
                <table:data-pilot-member table:name="107.97" table:display="true" table:show-details="true"/>
                <table:data-pilot-member table:name="119.94" table:display="true" table:show-details="true"/>
                <table:data-pilot-member table:name="119.97" table:display="true" table:show-details="true"/>
                <table:data-pilot-member table:name="125" table:display="true" table:show-details="true"/>
                <table:data-pilot-member table:name="129" table:display="true" table:show-details="true"/>
                <table:data-pilot-member table:name="129.99" table:display="true" table:show-details="true"/>
                <table:data-pilot-member table:name="130" table:display="true" table:show-details="true"/>
                <table:data-pilot-member table:name="134.97" table:display="true" table:show-details="true"/>
                <table:data-pilot-member table:name="139.96" table:display="true" table:show-details="true"/>
                <table:data-pilot-member table:name="139.99" table:display="true" table:show-details="true"/>
                <table:data-pilot-member table:name="146" table:display="true" table:show-details="true"/>
                <table:data-pilot-member table:name="149.94" table:display="true" table:show-details="true"/>
                <table:data-pilot-member table:name="149.95" table:display="true" table:show-details="true"/>
                <table:data-pilot-member table:name="149.97" table:display="true" table:show-details="true"/>
                <table:data-pilot-member table:name="159.8" table:display="true" table:show-details="true"/>
                <table:data-pilot-member table:name="159.98" table:display="true" table:show-details="true"/>
                <table:data-pilot-member table:name="159.99" table:display="true" table:show-details="true"/>
                <table:data-pilot-member table:name="164.97" table:display="true" table:show-details="true"/>
                <table:data-pilot-member table:name="169" table:display="true" table:show-details="true"/>
                <table:data-pilot-member table:name="169.95" table:display="true" table:show-details="true"/>
                <table:data-pilot-member table:name="179.97" table:display="true" table:show-details="true"/>
                <table:data-pilot-member table:name="179.98" table:display="true" table:show-details="true"/>
                <table:data-pilot-member table:name="179.99" table:display="true" table:show-details="true"/>
                <table:data-pilot-member table:name="189.99" table:display="true" table:show-details="true"/>
                <table:data-pilot-member table:name="190" table:display="true" table:show-details="true"/>
                <table:data-pilot-member table:name="196" table:display="true" table:show-details="true"/>
                <table:data-pilot-member table:name="199.9" table:display="true" table:show-details="true"/>
                <table:data-pilot-member table:name="199.95" table:display="true" table:show-details="true"/>
                <table:data-pilot-member table:name="199.96" table:display="true" table:show-details="true"/>
                <table:data-pilot-member table:name="199.98" table:display="true" table:show-details="true"/>
                <table:data-pilot-member table:name="199.99" table:display="true" table:show-details="true"/>
                <table:data-pilot-member table:name="209.97" table:display="true" table:show-details="true"/>
                <table:data-pilot-member table:name="219.98" table:display="true" table:show-details="true"/>
                <table:data-pilot-member table:name="239.94" table:display="true" table:show-details="true"/>
                <table:data-pilot-member table:name="239.96" table:display="true" table:show-details="true"/>
                <table:data-pilot-member table:name="239.97" table:display="true" table:show-details="true"/>
                <table:data-pilot-member table:name="249.95" table:display="true" table:show-details="true"/>
                <table:data-pilot-member table:name="249.99" table:display="true" table:show-details="true"/>
                <table:data-pilot-member table:name="259.96" table:display="true" table:show-details="true"/>
                <table:data-pilot-member table:name="259.98" table:display="true" table:show-details="true"/>
                <table:data-pilot-member table:name="269.97" table:display="true" table:show-details="true"/>
                <table:data-pilot-member table:name="270" table:display="true" table:show-details="true"/>
                <table:data-pilot-member table:name="279.98" table:display="true" table:show-details="true"/>
                <table:data-pilot-member table:name="294" table:display="true" table:show-details="true"/>
                <table:data-pilot-member table:name="299" table:display="true" table:show-details="true"/>
                <table:data-pilot-member table:name="299.9" table:display="true" table:show-details="true"/>
                <table:data-pilot-member table:name="299.98" table:display="true" table:show-details="true"/>
                <table:data-pilot-member table:name="299.99" table:display="true" table:show-details="true"/>
                <table:data-pilot-member table:name="319.96" table:display="true" table:show-details="true"/>
                <table:data-pilot-member table:name="339.98" table:display="true" table:show-details="true"/>
                <table:data-pilot-member table:name="349" table:display="true" table:show-details="true"/>
                <table:data-pilot-member table:name="349.99" table:display="true" table:show-details="true"/>
                <table:data-pilot-member table:name="358" table:display="true" table:show-details="true"/>
                <table:data-pilot-member table:name="359.98" table:display="true" table:show-details="true"/>
                <table:data-pilot-member table:name="379.99" table:display="true" table:show-details="true"/>
                <table:data-pilot-member table:name="389.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399.9" table:display="true" table:show-details="true"/>
                <table:data-pilot-member table:name="399.98" table:display="true" table:show-details="true"/>
                <table:data-pilot-member table:name="399.99" table:display="true" table:show-details="true"/>
                <table:data-pilot-member table:name="449.99" table:display="true" table:show-details="true"/>
                <table:data-pilot-member table:name="459.98" table:display="true" table:show-details="true"/>
                <table:data-pilot-member table:name="464.97" table:display="true" table:show-details="true"/>
                <table:data-pilot-member table:name="479.96" table:display="true" table:show-details="true"/>
                <table:data-pilot-member table:name="499.95" table:display="true" table:show-details="true"/>
                <table:data-pilot-member table:name="499.98" table:display="true" table:show-details="true"/>
                <table:data-pilot-member table:name="499.99" table:display="true" table:show-details="true"/>
                <table:data-pilot-member table:name="539.94" table:display="true" table:show-details="true"/>
                <table:data-pilot-member table:name="549" table:display="true" table:show-details="true"/>
                <table:data-pilot-member table:name="599" table:display="true" table:show-details="true"/>
                <table:data-pilot-member table:name="599.9" table:display="true" table:show-details="true"/>
                <table:data-pilot-member table:name="599.97" table:display="true" table:show-details="true"/>
                <table:data-pilot-member table:name="599.98" table:display="true" table:show-details="true"/>
                <table:data-pilot-member table:name="599.99" table:display="true" table:show-details="true"/>
                <table:data-pilot-member table:name="649.99" table:display="true" table:show-details="true"/>
                <table:data-pilot-member table:name="659.97" table:display="true" table:show-details="true"/>
                <table:data-pilot-member table:name="689.85" table:display="true" table:show-details="true"/>
                <table:data-pilot-member table:name="699.98" table:display="true" table:show-details="true"/>
                <table:data-pilot-member table:name="699.99" table:display="true" table:show-details="true"/>
                <table:data-pilot-member table:name="749.99" table:display="true" table:show-details="true"/>
                <table:data-pilot-member table:name="799.98" table:display="true" table:show-details="true"/>
                <table:data-pilot-member table:name="899.97" table:display="true" table:show-details="true"/>
                <table:data-pilot-member table:name="899.99" table:display="true" table:show-details="true"/>
                <table:data-pilot-member table:name="999.98" table:display="true" table:show-details="true"/>
                <table:data-pilot-member table:name="999.99" table:display="true" table:show-details="true"/>
                <table:data-pilot-member table:name="1199.97" table:display="true" table:show-details="true"/>
                <table:data-pilot-member table:name="1199.98" table:display="true" table:show-details="true"/>
                <table:data-pilot-member table:name="1199.99" table:display="true" table:show-details="true"/>
                <table:data-pilot-member table:name="1299.99" table:display="true" table:show-details="true"/>
                <table:data-pilot-member table:name="1499.98" table:display="true" table:show-details="true"/>
                <table:data-pilot-member table:name="1499.99" table:display="true" table:show-details="true"/>
                <table:data-pilot-member table:name="1599.98" table:display="true" table:show-details="true"/>
                <table:data-pilot-member table:name="1599.99" table:display="true" table:show-details="true"/>
                <table:data-pilot-member table:name="1895" table:display="true" table:show-details="true"/>
                <table:data-pilot-member table:name="1999.98" table:display="true" table:show-details="true"/>
                <table:data-pilot-member table:name="2399" table:display="true" table:show-details="true"/>
                <table:data-pilot-member table:name="2499.99" table:display="true" table:show-details="true"/>
                <table:data-pilot-member table:name="2599.98" table:display="true" table:show-details="true"/>
                <table:data-pilot-member table:name="3899.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Mono" fo:font-family="'Liberation Mono'" style:font-style-name="Standard" style:font-family-generic="modern" style:font-pitch="fixed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346in 0.0346in 0.0346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7-15">00/00/0000</text:date></text:span><text:span text:style-name="MT1">, </text:span><text:span text:style-name="MT1"><text:time style:data-style-name="N2" text:time-value="14:34:13.265058169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5T15:27:15.168987574</dc:date>
    <meta:editing-duration>PT18M56S</meta:editing-duration>
    <meta:editing-cycles>1</meta:editing-cycles>
    <meta:document-statistic meta:table-count="5" meta:cell-count="2731" meta:object-count="2"/>
    <meta:generator>LibreOffice/24.2.4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92cm" svg:height="9.829cm" xlink:href=".." xlink:type="simple" chart:class="chart:bar" chart:style-name="ch1">
        <chart:legend chart:legend-position="end" svg:x="11.692cm" svg:y="3.868cm" style:legend-expansion="high" chart:style-name="ch2"/>
        <chart:plot-area chart:style-name="ch3" table:cell-range-address="'Categoria por meio de pagamento'.A1:'Categoria por meio de pagamento'.E9" chart:data-source-has-labels="both" svg:x="0.337cm" svg:y="0.196cm" svg:width="11.018cm" svg:height="9.437cm">
          <chart:coordinate-region svg:x="1.558cm" svg:y="0.395cm" svg:width="9.797cm" svg:height="6.818cm"/>
          <chart:axis chart:dimension="x" chart:name="primary-x" chart:style-name="ch4" chartooo:axis-type="auto">
            <chartooo:date-scale/>
            <chart:categories table:cell-range-address="'Categoria por meio de pagamento'.A3:'Categoria por meio de pagamento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tegoria por meio de pagamento'.B3:'Categoria por meio de pagamento'.B9" chart:label-cell-address="'Categoria por meio de pagamento'.B1:'Categoria por meio de pagamento'.B2" chart:class="chart:bar">
            <chart:data-point chart:repeated="7"/>
          </chart:series>
          <chart:series chart:style-name="ch8" chart:values-cell-range-address="'Categoria por meio de pagamento'.C3:'Categoria por meio de pagamento'.C9" chart:label-cell-address="'Categoria por meio de pagamento'.C1:'Categoria por meio de pagamento'.C2" chart:class="chart:bar">
            <chart:data-point chart:repeated="7"/>
          </chart:series>
          <chart:series chart:style-name="ch9" chart:values-cell-range-address="'Categoria por meio de pagamento'.D3:'Categoria por meio de pagamento'.D9" chart:label-cell-address="'Categoria por meio de pagamento'.D1:'Categoria por meio de pagamento'.D2" chart:class="chart:bar">
            <chart:data-point chart:repeated="7"/>
          </chart:series>
          <chart:series chart:style-name="ch10" chart:values-cell-range-address="'Categoria por meio de pagamento'.E3:'Categoria por meio de pagamento'.E9" chart:label-cell-address="'Categoria por meio de pagamento'.E1:'Categoria por meio de pagamento'.E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yment Method Credit Card</text:p>
                <text:list>
                  <text:list-item>
                    <text:p>Payment Method</text:p>
                  </text:list-item>
                  <text:list-item>
                    <text:p>Credit Card</text:p>
                  </text:list-item>
                </text:list>
                <draw:g>
                  <svg:desc>'Categoria por meio de pagamento'.B1:'Categoria por meio de pagamento'.B2</svg:desc>
                </draw:g>
              </table:table-cell>
              <table:table-cell office:value-type="string">
                <text:p>Debit Card</text:p>
                <text:list>
                  <text:list-item>
                    <text:p/>
                  </text:list-item>
                  <text:list-item>
                    <text:p>Debit Card</text:p>
                  </text:list-item>
                </text:list>
                <draw:g>
                  <svg:desc>'Categoria por meio de pagamento'.C1:'Categoria por meio de pagamento'.C2</svg:desc>
                </draw:g>
              </table:table-cell>
              <table:table-cell office:value-type="string">
                <text:p>PayPal</text:p>
                <text:list>
                  <text:list-item>
                    <text:p/>
                  </text:list-item>
                  <text:list-item>
                    <text:p>PayPal</text:p>
                  </text:list-item>
                </text:list>
                <draw:g>
                  <svg:desc>'Categoria por meio de pagamento'.D1:'Categoria por meio de pagamento'.D2</svg:desc>
                </draw:g>
              </table:table-cell>
              <table:table-cell office:value-type="string">
                <text:p>Total Result</text:p>
                <text:list>
                  <text:list-item>
                    <text:p/>
                  </text:list-item>
                  <text:list-item>
                    <text:p>Total Result</text:p>
                  </text:list-item>
                </text:list>
                <draw:g>
                  <svg:desc>'Categoria por meio de pagamento'.E1:'Categoria por meio de pagamento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auty Products</text:p>
                <draw:g>
                  <svg:desc>'Categoria por meio de pagamento'.A3:'Categoria por meio de pagamento'.A9</svg:desc>
                </draw:g>
              </table:table-cell>
              <table:table-cell office:value-type="float" office:value="NaN">
                <text:p>NaN</text:p>
                <draw:g>
                  <svg:desc>'Categoria por meio de pagamento'.B3:'Categoria por meio de pagamento'.B9</svg:desc>
                </draw:g>
              </table:table-cell>
              <table:table-cell office:value-type="float" office:value="NaN">
                <text:p>NaN</text:p>
                <draw:g>
                  <svg:desc>'Categoria por meio de pagamento'.C3:'Categoria por meio de pagamento'.C9</svg:desc>
                </draw:g>
              </table:table-cell>
              <table:table-cell office:value-type="float" office:value="2621.9">
                <text:p>2621.9</text:p>
                <draw:g>
                  <svg:desc>'Categoria por meio de pagamento'.D3:'Categoria por meio de pagamento'.D9</svg:desc>
                </draw:g>
              </table:table-cell>
              <table:table-cell office:value-type="float" office:value="2621.9">
                <text:p>2621.9</text:p>
                <draw:g>
                  <svg:desc>'Categoria por meio de pagamento'.E3:'Categoria por meio de pagamento'.E9</svg:desc>
                </draw:g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1861.93">
                <text:p>1861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.93">
                <text:p>1861.93</text:p>
              </table:table-cell>
            </table:table-row>
            <table:table-row>
              <table:table-cell office:value-type="string">
                <text:p>Clothing</text:p>
              </table:table-cell>
              <table:table-cell office:value-type="float" office:value="NaN">
                <text:p>NaN</text:p>
              </table:table-cell>
              <table:table-cell office:value-type="float" office:value="8128.93">
                <text:p>8128.93</text:p>
              </table:table-cell>
              <table:table-cell office:value-type="float" office:value="NaN">
                <text:p>NaN</text:p>
              </table:table-cell>
              <table:table-cell office:value-type="float" office:value="8128.93">
                <text:p>8128.93</text:p>
              </table:table-cell>
            </table:table-row>
            <table:table-row>
              <table:table-cell office:value-type="string">
                <text:p>Electronics</text:p>
              </table:table-cell>
              <table:table-cell office:value-type="float" office:value="34982.41">
                <text:p>34982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82.41">
                <text:p>34982.41</text:p>
              </table:table-cell>
            </table:table-row>
            <table:table-row>
              <table:table-cell office:value-type="string">
                <text:p>Home Applianc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46.16">
                <text:p>18646.16</text:p>
              </table:table-cell>
              <table:table-cell office:value-type="float" office:value="18646.16">
                <text:p>18646.16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14326.52">
                <text:p>14326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26.52">
                <text:p>14326.52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51170.86">
                <text:p>51170.86</text:p>
              </table:table-cell>
              <table:table-cell office:value-type="float" office:value="8128.93">
                <text:p>8128.93</text:p>
              </table:table-cell>
              <table:table-cell office:value-type="float" office:value="21268.06">
                <text:p>21268.06</text:p>
              </table:table-cell>
              <table:table-cell office:value-type="float" office:value="80567.8500000001">
                <text:p>80567.85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bar" chart:style-name="ch1">
        <chart:legend chart:legend-position="end" svg:x="13.049cm" svg:y="2.95cm" style:legend-expansion="high" chart:style-name="ch2"/>
        <chart:plot-area chart:style-name="ch3" table:cell-range-address="PivotChart" chart:data-source-has-labels="column" svg:x="0.32cm" svg:y="0.18cm" svg:width="12.409cm" svg:height="7.74cm">
          <chart:coordinate-region svg:x="1.047cm" svg:y="0.38cm" svg:width="11.682cm" svg:height="6.89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3"/>
          </chart:series>
          <chart:series chart:style-name="ch8" chart:values-cell-range-address="PT@data 1" chart:label-cell-address="PT@label 1" chart:class="chart:bar">
            <chart:data-point chart:repeated="3"/>
          </chart:series>
          <chart:series chart:style-name="ch9" chart:values-cell-range-address="PT@data 2" chart:label-cell-address="PT@label 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a</text:p>
                <draw:g>
                  <svg:desc>PT@label 0</svg:desc>
                </draw:g>
              </table:table-cell>
              <table:table-cell office:value-type="string">
                <text:p>Europe</text:p>
                <draw:g>
                  <svg:desc>PT@label 1</svg:desc>
                </draw:g>
              </table:table-cell>
              <table:table-cell office:value-type="string">
                <text:p>North America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edit Card</text:p>
                <draw:g>
                  <svg:desc>PT@categories</svg:desc>
                </draw:g>
              </table:table-cell>
              <table:table-cell office:value-type="float" office:value="0.166666666666667">
                <text:p>0.166666666666667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  <table:table-cell office:value-type="float" office:value="0.333333333333333">
                <text:p>0.333333333333333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Debit Card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yPal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